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11">
      <style:text-properties style:font-name="Calibri" fo:font-size="12pt" style:font-size-asian="12pt" style:font-size-complex="12pt"/>
    </style:style>
    <style:style style:name="ce4" style:family="table-cell" style:parent-style-name="Default" style:data-style-name="N11">
      <style:table-cell-properties fo:background-color="#ffff00"/>
      <style:text-properties style:font-name="Calibri" fo:font-size="12pt" style:font-size-asian="12pt" style:font-size-complex="12pt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77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" style:family="table-cell" style:parent-style-name="Default" style:data-style-name="N177"/>
    <style:style style:name="ce17" style:family="table-cell" style:parent-style-name="Default" style:data-style-name="N177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177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_contas_nacionais" table:style-name="ta1">
        <table:table-column table:style-name="co1" table:default-cell-style-name="ce1"/>
        <table:table-column table:style-name="co2" table:number-columns-repeated="53" table:default-cell-style-name="ce3"/>
        <table:table-column table:style-name="co2" table:default-cell-style-name="Default"/>
        <table:table-column table:style-name="co2" table:number-columns-repeated="16329"/>
        <table:table-row table:style-name="ro1" table:number-rows-repeated="2">
          <table:table-cell table:style-name="Default" table:number-columns-repeated="54"/>
          <table:table-cell/>
          <table:table-cell table:style-name="Default" table:number-columns-repeated="16329"/>
        </table:table-row>
        <table:table-row table:style-name="ro1">
          <table:table-cell table:style-name="Default"/>
          <table:table-cell table:style-name="Default" office:value-type="string" calcext:value-type="string" table:number-columns-spanned="43" table:number-rows-spanned="1">
            <text:p>SCN</text:p>
          </table:table-cell>
          <table:covered-table-cell table:number-columns-repeated="42" table:style-name="Default"/>
          <table:table-cell table:style-name="ce6" office:value-type="string" calcext:value-type="string" table:number-columns-spanned="10" table:number-rows-spanned="1">
            <text:p>SCN 1985</text:p>
          </table:table-cell>
          <table:covered-table-cell table:number-columns-repeated="9" table:style-name="Default"/>
          <table:table-cell/>
          <table:table-cell table:style-name="Default" table:number-columns-repeated="16329"/>
        </table:table-row>
        <table:table-row table:style-name="ro2">
          <table:table-cell/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948" calcext:value-type="float">
            <text:p>1948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1963" calcext:value-type="float">
            <text:p>1963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/>
          <table:table-cell table:style-name="Default" table:number-columns-repeated="16329"/>
        </table:table-row>
        <table:table-row table:style-name="ro2">
          <table:table-cell office:value-type="string" calcext:value-type="string">
            <text:p>Indústria</text:p>
          </table:table-cell>
          <table:table-cell office:value-type="percentage" office:value="0.259668508287293" calcext:value-type="percentage">
            <text:p>25,97%</text:p>
          </table:table-cell>
          <table:table-cell office:value-type="percentage" office:value="0.248674443266172" calcext:value-type="percentage">
            <text:p>24,87%</text:p>
          </table:table-cell>
          <table:table-cell office:value-type="percentage" office:value="0.253765403925148" calcext:value-type="percentage">
            <text:p>25,38%</text:p>
          </table:table-cell>
          <table:table-cell office:value-type="percentage" office:value="0.249608763693271" calcext:value-type="percentage">
            <text:p>24,96%</text:p>
          </table:table-cell>
          <table:table-cell office:value-type="percentage" office:value="0.259661450015969" calcext:value-type="percentage">
            <text:p>25,97%</text:p>
          </table:table-cell>
          <table:table-cell office:value-type="percentage" office:value="0.24972972972973" calcext:value-type="percentage">
            <text:p>24,97%</text:p>
          </table:table-cell>
          <table:table-cell office:value-type="percentage" office:value="0.262610269169871" calcext:value-type="percentage">
            <text:p>26,26%</text:p>
          </table:table-cell>
          <table:table-cell office:value-type="percentage" office:value="0.266878342245989" calcext:value-type="percentage">
            <text:p>26,69%</text:p>
          </table:table-cell>
          <table:table-cell office:value-type="percentage" office:value="0.265805574439157" calcext:value-type="percentage">
            <text:p>26,58%</text:p>
          </table:table-cell>
          <table:table-cell office:value-type="percentage" office:value="0.282290424032101" calcext:value-type="percentage">
            <text:p>28,23%</text:p>
          </table:table-cell>
          <table:table-cell office:value-type="percentage" office:value="0.288642262597333" calcext:value-type="percentage">
            <text:p>28,86%</text:p>
          </table:table-cell>
          <table:table-cell office:value-type="percentage" office:value="0.32150160677768" calcext:value-type="percentage">
            <text:p>32,15%</text:p>
          </table:table-cell>
          <table:table-cell office:value-type="percentage" office:value="0.339365188047146" calcext:value-type="percentage">
            <text:p>33,94%</text:p>
          </table:table-cell>
          <table:table-cell office:value-type="percentage" office:value="0.331921255918266" calcext:value-type="percentage">
            <text:p>33,19%</text:p>
          </table:table-cell>
          <table:table-cell office:value-type="percentage" office:value="0.335286240374958" calcext:value-type="percentage">
            <text:p>33,53%</text:p>
          </table:table-cell>
          <table:table-cell office:value-type="percentage" office:value="0.335663085107968" calcext:value-type="percentage">
            <text:p>33,57%</text:p>
          </table:table-cell>
          <table:table-cell office:value-type="percentage" office:value="0.341812994036313" calcext:value-type="percentage">
            <text:p>34,18%</text:p>
          </table:table-cell>
          <table:table-cell office:value-type="percentage" office:value="0.336765630278333" calcext:value-type="percentage">
            <text:p>33,68%</text:p>
          </table:table-cell>
          <table:table-cell office:value-type="percentage" office:value="0.332369965356148" calcext:value-type="percentage">
            <text:p>33,24%</text:p>
          </table:table-cell>
          <table:table-cell office:value-type="percentage" office:value="0.342076358274753" calcext:value-type="percentage">
            <text:p>34,21%</text:p>
          </table:table-cell>
          <table:table-cell office:value-type="percentage" office:value="0.334512529718684" calcext:value-type="percentage">
            <text:p>33,45%</text:p>
          </table:table-cell>
          <table:table-cell office:value-type="percentage" office:value="0.363402019369462" calcext:value-type="percentage">
            <text:p>36,34%</text:p>
          </table:table-cell>
          <table:table-cell office:value-type="percentage" office:value="0.368816467743514" calcext:value-type="percentage">
            <text:p>36,88%</text:p>
          </table:table-cell>
          <table:table-cell office:value-type="percentage" office:value="0.383011927093476" calcext:value-type="percentage">
            <text:p>38,30%</text:p>
          </table:table-cell>
          <table:table-cell office:value-type="percentage" office:value="0.388271232795597" calcext:value-type="percentage">
            <text:p>38,83%</text:p>
          </table:table-cell>
          <table:table-cell office:value-type="percentage" office:value="0.395058677266229" calcext:value-type="percentage">
            <text:p>39,51%</text:p>
          </table:table-cell>
          <table:table-cell office:value-type="percentage" office:value="0.419239732691177" calcext:value-type="percentage">
            <text:p>41,92%</text:p>
          </table:table-cell>
          <table:table-cell office:value-type="percentage" office:value="0.431620557740245" calcext:value-type="percentage">
            <text:p>43,16%</text:p>
          </table:table-cell>
          <table:table-cell office:value-type="percentage" office:value="0.432737797709391" calcext:value-type="percentage">
            <text:p>43,27%</text:p>
          </table:table-cell>
          <table:table-cell office:value-type="percentage" office:value="0.430279145874959" calcext:value-type="percentage">
            <text:p>43,03%</text:p>
          </table:table-cell>
          <table:table-cell office:value-type="percentage" office:value="0.417831420960795" calcext:value-type="percentage">
            <text:p>41,78%</text:p>
          </table:table-cell>
          <table:table-cell office:value-type="percentage" office:value="0.430779248394101" calcext:value-type="percentage">
            <text:p>43,08%</text:p>
          </table:table-cell>
          <table:table-cell office:value-type="percentage" office:value="0.435719676985477" calcext:value-type="percentage">
            <text:p>43,57%</text:p>
          </table:table-cell>
          <table:table-cell office:value-type="percentage" office:value="0.440902275021336" calcext:value-type="percentage">
            <text:p>44,09%</text:p>
          </table:table-cell>
          <table:table-cell office:value-type="percentage" office:value="0.443140203949183" calcext:value-type="percentage">
            <text:p>44,31%</text:p>
          </table:table-cell>
          <table:table-cell office:value-type="percentage" office:value="0.457694081453212" calcext:value-type="percentage">
            <text:p>45,77%</text:p>
          </table:table-cell>
          <table:table-cell office:value-type="percentage" office:value="0.443455225160615" calcext:value-type="percentage">
            <text:p>44,35%</text:p>
          </table:table-cell>
          <table:table-cell office:value-type="percentage" office:value="0.46203870617708" calcext:value-type="percentage">
            <text:p>46,20%</text:p>
          </table:table-cell>
          <table:table-cell office:value-type="percentage" office:value="0.479664347673093" calcext:value-type="percentage">
            <text:p>47,97%</text:p>
          </table:table-cell>
          <table:table-cell office:value-type="percentage" office:value="0.471975414372541" calcext:value-type="percentage">
            <text:p>47,20%</text:p>
          </table:table-cell>
          <table:table-cell office:value-type="percentage" office:value="0.4751230470542" calcext:value-type="percentage">
            <text:p>47,51%</text:p>
          </table:table-cell>
          <table:table-cell office:value-type="percentage" office:value="0.467599089433975" calcext:value-type="percentage">
            <text:p>46,76%</text:p>
          </table:table-cell>
          <table:table-cell office:value-type="percentage" office:value="0.46343574445772" calcext:value-type="percentage">
            <text:p>46,34%</text:p>
          </table:table-cell>
          <table:table-cell office:value-type="percentage" office:value="0.386873513648404" calcext:value-type="percentage">
            <text:p>38,69%</text:p>
          </table:table-cell>
          <table:table-cell office:value-type="percentage" office:value="0.361630028183983" calcext:value-type="percentage">
            <text:p>36,16%</text:p>
          </table:table-cell>
          <table:table-cell office:value-type="percentage" office:value="0.38699332499876" calcext:value-type="percentage">
            <text:p>38,70%</text:p>
          </table:table-cell>
          <table:table-cell office:value-type="percentage" office:value="0.416114579602165" calcext:value-type="percentage">
            <text:p>41,61%</text:p>
          </table:table-cell>
          <table:table-cell office:value-type="percentage" office:value="0.400028613226415" calcext:value-type="percentage">
            <text:p>40,00%</text:p>
          </table:table-cell>
          <table:table-cell office:value-type="percentage" office:value="0.366703413609954" calcext:value-type="percentage">
            <text:p>36,67%</text:p>
          </table:table-cell>
          <table:table-cell office:value-type="percentage" office:value="0.34704112371216" calcext:value-type="percentage">
            <text:p>34,70%</text:p>
          </table:table-cell>
          <table:table-cell office:value-type="percentage" office:value="0.352067358880282" calcext:value-type="percentage">
            <text:p>35,21%</text:p>
          </table:table-cell>
          <table:table-cell office:value-type="percentage" office:value="0.345787512731527" calcext:value-type="percentage">
            <text:p>34,58%</text:p>
          </table:table-cell>
          <table:table-cell office:value-type="percentage" office:value="0.354743403380009" calcext:value-type="percentage">
            <text:p>35,47%</text:p>
          </table:table-cell>
          <table:table-cell/>
          <table:table-cell table:style-name="Default" table:number-columns-repeated="16329"/>
        </table:table-row>
        <table:table-row table:style-name="ro2">
          <table:table-cell office:value-type="string" calcext:value-type="string">
            <text:p>Extrativa mineral</text:p>
          </table:table-cell>
          <table:table-cell office:value-type="percentage" office:value="0.00368324125230203" calcext:value-type="percentage">
            <text:p>0,37%</text:p>
          </table:table-cell>
          <table:table-cell office:value-type="percentage" office:value="0.00424178154825027" calcext:value-type="percentage">
            <text:p>0,42%</text:p>
          </table:table-cell>
          <table:table-cell office:value-type="percentage" office:value="0.00456412596987677" calcext:value-type="percentage">
            <text:p>0,46%</text:p>
          </table:table-cell>
          <table:table-cell office:value-type="percentage" office:value="0.00391236306729265" calcext:value-type="percentage">
            <text:p>0,39%</text:p>
          </table:table-cell>
          <table:table-cell office:value-type="percentage" office:value="0.00479080166081124" calcext:value-type="percentage">
            <text:p>0,48%</text:p>
          </table:table-cell>
          <table:table-cell office:value-type="percentage" office:value="0.00540540540540541" calcext:value-type="percentage">
            <text:p>0,54%</text:p>
          </table:table-cell>
          <table:table-cell office:value-type="percentage" office:value="0.00520244288622484" calcext:value-type="percentage">
            <text:p>0,52%</text:p>
          </table:table-cell>
          <table:table-cell office:value-type="percentage" office:value="0.00467914438502674" calcext:value-type="percentage">
            <text:p>0,47%</text:p>
          </table:table-cell>
          <table:table-cell office:value-type="percentage" office:value="0.00516655336505778" calcext:value-type="percentage">
            <text:p>0,52%</text:p>
          </table:table-cell>
          <table:table-cell office:value-type="percentage" office:value="0.0057477497017677" calcext:value-type="percentage">
            <text:p>0,57%</text:p>
          </table:table-cell>
          <table:table-cell office:value-type="percentage" office:value="0.00590709746710821" calcext:value-type="percentage">
            <text:p>0,59%</text:p>
          </table:table-cell>
          <table:table-cell office:value-type="percentage" office:value="0.00671925211802513" calcext:value-type="percentage">
            <text:p>0,67%</text:p>
          </table:table-cell>
          <table:table-cell office:value-type="percentage" office:value="0.00665134249523157" calcext:value-type="percentage">
            <text:p>0,67%</text:p>
          </table:table-cell>
          <table:table-cell office:value-type="percentage" office:value="0.00790288704567299" calcext:value-type="percentage">
            <text:p>0,79%</text:p>
          </table:table-cell>
          <table:table-cell office:value-type="percentage" office:value="0.00877612511358745" calcext:value-type="percentage">
            <text:p>0,88%</text:p>
          </table:table-cell>
          <table:table-cell office:value-type="percentage" office:value="0.00748103661535252" calcext:value-type="percentage">
            <text:p>0,75%</text:p>
          </table:table-cell>
          <table:table-cell office:value-type="percentage" office:value="0.00685948425304613" calcext:value-type="percentage">
            <text:p>0,69%</text:p>
          </table:table-cell>
          <table:table-cell office:value-type="percentage" office:value="0.00803910081802127" calcext:value-type="percentage">
            <text:p>0,80%</text:p>
          </table:table-cell>
          <table:table-cell office:value-type="percentage" office:value="0.00923123769635745" calcext:value-type="percentage">
            <text:p>0,92%</text:p>
          </table:table-cell>
          <table:table-cell office:value-type="percentage" office:value="0.0085487906588824" calcext:value-type="percentage">
            <text:p>0,85%</text:p>
          </table:table-cell>
          <table:table-cell office:value-type="percentage" office:value="0.00775725792812726" calcext:value-type="percentage">
            <text:p>0,78%</text:p>
          </table:table-cell>
          <table:table-cell office:value-type="percentage" office:value="0.00770966412528333" calcext:value-type="percentage">
            <text:p>0,77%</text:p>
          </table:table-cell>
          <table:table-cell office:value-type="percentage" office:value="0.00764231081255978" calcext:value-type="percentage">
            <text:p>0,76%</text:p>
          </table:table-cell>
          <table:table-cell office:value-type="percentage" office:value="0.00831698599399516" calcext:value-type="percentage">
            <text:p>0,83%</text:p>
          </table:table-cell>
          <table:table-cell office:value-type="percentage" office:value="0.00780059868115297" calcext:value-type="percentage">
            <text:p>0,78%</text:p>
          </table:table-cell>
          <table:table-cell office:value-type="percentage" office:value="0.00741712580426373" calcext:value-type="percentage">
            <text:p>0,74%</text:p>
          </table:table-cell>
          <table:table-cell office:value-type="percentage" office:value="0.00782840796743745" calcext:value-type="percentage">
            <text:p>0,78%</text:p>
          </table:table-cell>
          <table:table-cell office:value-type="percentage" office:value="0.00883945309247653" calcext:value-type="percentage">
            <text:p>0,88%</text:p>
          </table:table-cell>
          <table:table-cell office:value-type="percentage" office:value="0.00882182284145202" calcext:value-type="percentage">
            <text:p>0,88%</text:p>
          </table:table-cell>
          <table:table-cell office:value-type="percentage" office:value="0.00957207428047394" calcext:value-type="percentage">
            <text:p>0,96%</text:p>
          </table:table-cell>
          <table:table-cell office:value-type="percentage" office:value="0.0101999484660687" calcext:value-type="percentage">
            <text:p>1,02%</text:p>
          </table:table-cell>
          <table:table-cell office:value-type="percentage" office:value="0.011068787117618" calcext:value-type="percentage">
            <text:p>1,11%</text:p>
          </table:table-cell>
          <table:table-cell office:value-type="percentage" office:value="0.0122757164291656" calcext:value-type="percentage">
            <text:p>1,23%</text:p>
          </table:table-cell>
          <table:table-cell office:value-type="percentage" office:value="0.0112403801833235" calcext:value-type="percentage">
            <text:p>1,12%</text:p>
          </table:table-cell>
          <table:table-cell office:value-type="percentage" office:value="0.0127185498666561" calcext:value-type="percentage">
            <text:p>1,27%</text:p>
          </table:table-cell>
          <table:table-cell office:value-type="percentage" office:value="0.01292286930356" calcext:value-type="percentage">
            <text:p>1,29%</text:p>
          </table:table-cell>
          <table:table-cell office:value-type="percentage" office:value="0.0204149277856745" calcext:value-type="percentage">
            <text:p>2,04%</text:p>
          </table:table-cell>
          <table:table-cell office:value-type="percentage" office:value="0.0322769157483245" calcext:value-type="percentage">
            <text:p>3,23%</text:p>
          </table:table-cell>
          <table:table-cell office:value-type="percentage" office:value="0.0344964771150155" calcext:value-type="percentage">
            <text:p>3,45%</text:p>
          </table:table-cell>
          <table:table-cell office:value-type="percentage" office:value="0.0280458425359839" calcext:value-type="percentage">
            <text:p>2,80%</text:p>
          </table:table-cell>
          <table:table-cell office:value-type="percentage" office:value="0.0231865166930247" calcext:value-type="percentage">
            <text:p>2,32%</text:p>
          </table:table-cell>
          <table:table-cell office:value-type="percentage" office:value="0.0206977575303115" calcext:value-type="percentage">
            <text:p>2,07%</text:p>
          </table:table-cell>
          <table:table-cell office:value-type="percentage" office:value="0.0170876543949647" calcext:value-type="percentage">
            <text:p>1,71%</text:p>
          </table:table-cell>
          <table:table-cell office:value-type="percentage" office:value="0.017089848970056" calcext:value-type="percentage">
            <text:p>1,71%</text:p>
          </table:table-cell>
          <table:table-cell office:value-type="percentage" office:value="0.016258422249543" calcext:value-type="percentage">
            <text:p>1,63%</text:p>
          </table:table-cell>
          <table:table-cell office:value-type="percentage" office:value="0.0161080578958076" calcext:value-type="percentage">
            <text:p>1,61%</text:p>
          </table:table-cell>
          <table:table-cell office:value-type="percentage" office:value="0.0117216071678267" calcext:value-type="percentage">
            <text:p>1,17%</text:p>
          </table:table-cell>
          <table:table-cell office:value-type="percentage" office:value="0.0103196582567722" calcext:value-type="percentage">
            <text:p>1,03%</text:p>
          </table:table-cell>
          <table:table-cell office:value-type="percentage" office:value="0.00864757367248213" calcext:value-type="percentage">
            <text:p>0,86%</text:p>
          </table:table-cell>
          <table:table-cell office:value-type="percentage" office:value="0.00952133509069817" calcext:value-type="percentage">
            <text:p>0,95%</text:p>
          </table:table-cell>
          <table:table-cell office:value-type="percentage" office:value="0.00912144456348161" calcext:value-type="percentage">
            <text:p>0,91%</text:p>
          </table:table-cell>
          <table:table-cell office:value-type="percentage" office:value="0.00692398863809662" calcext:value-type="percentage">
            <text:p>0,69%</text:p>
          </table:table-cell>
          <table:table-cell office:value-type="percentage" office:value="0.0165825716233153" calcext:value-type="percentage">
            <text:p>1,66%</text:p>
          </table:table-cell>
          <table:table-cell/>
          <table:table-cell table:style-name="Default" table:number-columns-repeated="16329"/>
        </table:table-row>
        <table:table-row table:style-name="ro2">
          <table:table-cell office:value-type="string" calcext:value-type="string">
            <text:p>Transformação</text:p>
          </table:table-cell>
          <table:table-cell office:value-type="percentage" office:value="0.198895027624309" calcext:value-type="percentage">
            <text:p>19,89%</text:p>
          </table:table-cell>
          <table:table-cell office:value-type="percentage" office:value="0.193531283138918" calcext:value-type="percentage">
            <text:p>19,35%</text:p>
          </table:table-cell>
          <table:table-cell office:value-type="percentage" office:value="0.193518941122775" calcext:value-type="percentage">
            <text:p>19,35%</text:p>
          </table:table-cell>
          <table:table-cell office:value-type="percentage" office:value="0.192879499217527" calcext:value-type="percentage">
            <text:p>19,29%</text:p>
          </table:table-cell>
          <table:table-cell office:value-type="percentage" office:value="0.195784094538486" calcext:value-type="percentage">
            <text:p>19,58%</text:p>
          </table:table-cell>
          <table:table-cell office:value-type="percentage" office:value="0.187567567567568" calcext:value-type="percentage">
            <text:p>18,76%</text:p>
          </table:table-cell>
          <table:table-cell office:value-type="percentage" office:value="0.197014250169645" calcext:value-type="percentage">
            <text:p>19,70%</text:p>
          </table:table-cell>
          <table:table-cell office:value-type="percentage" office:value="0.207887700534759" calcext:value-type="percentage">
            <text:p>20,79%</text:p>
          </table:table-cell>
          <table:table-cell office:value-type="percentage" office:value="0.21155676410605" calcext:value-type="percentage">
            <text:p>21,16%</text:p>
          </table:table-cell>
          <table:table-cell office:value-type="percentage" office:value="0.220041210280881" calcext:value-type="percentage">
            <text:p>22,00%</text:p>
          </table:table-cell>
          <table:table-cell office:value-type="percentage" office:value="0.223574688982368" calcext:value-type="percentage">
            <text:p>22,36%</text:p>
          </table:table-cell>
          <table:table-cell office:value-type="percentage" office:value="0.247297692082968" calcext:value-type="percentage">
            <text:p>24,73%</text:p>
          </table:table-cell>
          <table:table-cell office:value-type="percentage" office:value="0.266787303760943" calcext:value-type="percentage">
            <text:p>26,68%</text:p>
          </table:table-cell>
          <table:table-cell office:value-type="percentage" office:value="0.263287173827916" calcext:value-type="percentage">
            <text:p>26,33%</text:p>
          </table:table-cell>
          <table:table-cell office:value-type="percentage" office:value="0.278516428332297" calcext:value-type="percentage">
            <text:p>27,85%</text:p>
          </table:table-cell>
          <table:table-cell office:value-type="percentage" office:value="0.271299345781858" calcext:value-type="percentage">
            <text:p>27,13%</text:p>
          </table:table-cell>
          <table:table-cell office:value-type="percentage" office:value="0.273997826862304" calcext:value-type="percentage">
            <text:p>27,40%</text:p>
          </table:table-cell>
          <table:table-cell office:value-type="percentage" office:value="0.270986115446619" calcext:value-type="percentage">
            <text:p>27,10%</text:p>
          </table:table-cell>
          <table:table-cell office:value-type="percentage" office:value="0.259414874152267" calcext:value-type="percentage">
            <text:p>25,94%</text:p>
          </table:table-cell>
          <table:table-cell office:value-type="percentage" office:value="0.265747870249017" calcext:value-type="percentage">
            <text:p>26,57%</text:p>
          </table:table-cell>
          <table:table-cell office:value-type="percentage" office:value="0.255114548842072" calcext:value-type="percentage">
            <text:p>25,51%</text:p>
          </table:table-cell>
          <table:table-cell office:value-type="percentage" office:value="0.278012569544612" calcext:value-type="percentage">
            <text:p>27,80%</text:p>
          </table:table-cell>
          <table:table-cell office:value-type="percentage" office:value="0.283034606630912" calcext:value-type="percentage">
            <text:p>28,30%</text:p>
          </table:table-cell>
          <table:table-cell office:value-type="percentage" office:value="0.293178679258482" calcext:value-type="percentage">
            <text:p>29,32%</text:p>
          </table:table-cell>
          <table:table-cell office:value-type="percentage" office:value="0.296623289898905" calcext:value-type="percentage">
            <text:p>29,66%</text:p>
          </table:table-cell>
          <table:table-cell office:value-type="percentage" office:value="0.303749081024429" calcext:value-type="percentage">
            <text:p>30,37%</text:p>
          </table:table-cell>
          <table:table-cell office:value-type="percentage" office:value="0.330324118892963" calcext:value-type="percentage">
            <text:p>33,03%</text:p>
          </table:table-cell>
          <table:table-cell office:value-type="percentage" office:value="0.337802061066147" calcext:value-type="percentage">
            <text:p>33,78%</text:p>
          </table:table-cell>
          <table:table-cell office:value-type="percentage" office:value="0.335943482669291" calcext:value-type="percentage">
            <text:p>33,59%</text:p>
          </table:table-cell>
          <table:table-cell office:value-type="percentage" office:value="0.334300562399483" calcext:value-type="percentage">
            <text:p>33,43%</text:p>
          </table:table-cell>
          <table:table-cell office:value-type="percentage" office:value="0.320872965764239" calcext:value-type="percentage">
            <text:p>32,09%</text:p>
          </table:table-cell>
          <table:table-cell office:value-type="percentage" office:value="0.331213595980669" calcext:value-type="percentage">
            <text:p>33,12%</text:p>
          </table:table-cell>
          <table:table-cell office:value-type="percentage" office:value="0.331456314666842" calcext:value-type="percentage">
            <text:p>33,15%</text:p>
          </table:table-cell>
          <table:table-cell office:value-type="percentage" office:value="0.337015327172337" calcext:value-type="percentage">
            <text:p>33,70%</text:p>
          </table:table-cell>
          <table:table-cell office:value-type="percentage" office:value="0.331880876057744" calcext:value-type="percentage">
            <text:p>33,19%</text:p>
          </table:table-cell>
          <table:table-cell office:value-type="percentage" office:value="0.343508510082603" calcext:value-type="percentage">
            <text:p>34,35%</text:p>
          </table:table-cell>
          <table:table-cell office:value-type="percentage" office:value="0.330887291045726" calcext:value-type="percentage">
            <text:p>33,09%</text:p>
          </table:table-cell>
          <table:table-cell office:value-type="percentage" office:value="0.339041025809446" calcext:value-type="percentage">
            <text:p>33,90%</text:p>
          </table:table-cell>
          <table:table-cell office:value-type="percentage" office:value="0.358806214891871" calcext:value-type="percentage">
            <text:p>35,88%</text:p>
          </table:table-cell>
          <table:table-cell office:value-type="percentage" office:value="0.346624297582905" calcext:value-type="percentage">
            <text:p>34,66%</text:p>
          </table:table-cell>
          <table:table-cell office:value-type="percentage" office:value="0.333457515777171" calcext:value-type="percentage">
            <text:p>33,35%</text:p>
          </table:table-cell>
          <table:table-cell office:value-type="percentage" office:value="0.334243115021969" calcext:value-type="percentage">
            <text:p>33,42%</text:p>
          </table:table-cell>
          <table:table-cell office:value-type="percentage" office:value="0.323883169397786" calcext:value-type="percentage">
            <text:p>32,39%</text:p>
          </table:table-cell>
          <table:table-cell office:value-type="percentage" office:value="0.265437297655184" calcext:value-type="percentage">
            <text:p>26,54%</text:p>
          </table:table-cell>
          <table:table-cell office:value-type="percentage" office:value="0.248611043285297" calcext:value-type="percentage">
            <text:p>24,86%</text:p>
          </table:table-cell>
          <table:table-cell office:value-type="percentage" office:value="0.264274042513464" calcext:value-type="percentage">
            <text:p>26,43%</text:p>
          </table:table-cell>
          <table:table-cell office:value-type="percentage" office:value="0.290614763072425" calcext:value-type="percentage">
            <text:p>29,06%</text:p>
          </table:table-cell>
          <table:table-cell office:value-type="percentage" office:value="0.26789739783543" calcext:value-type="percentage">
            <text:p>26,79%</text:p>
          </table:table-cell>
          <table:table-cell office:value-type="percentage" office:value="0.239130426380727" calcext:value-type="percentage">
            <text:p>23,91%</text:p>
          </table:table-cell>
          <table:table-cell office:value-type="percentage" office:value="0.214892039268356" calcext:value-type="percentage">
            <text:p>21,49%</text:p>
          </table:table-cell>
          <table:table-cell office:value-type="percentage" office:value="0.21629607342732" calcext:value-type="percentage">
            <text:p>21,63%</text:p>
          </table:table-cell>
          <table:table-cell office:value-type="percentage" office:value="0.209674387381753" calcext:value-type="percentage">
            <text:p>20,97%</text:p>
          </table:table-cell>
          <table:table-cell office:value-type="percentage" office:value="0.21462329901133" calcext:value-type="percentage">
            <text:p>21,46%</text:p>
          </table:table-cell>
          <table:table-cell/>
          <table:table-cell table:style-name="Default" table:number-columns-repeated="16329"/>
        </table:table-row>
        <table:table-row table:style-name="ro2">
          <table:table-cell table:style-name="ce2" office:value-type="string" calcext:value-type="string">
            <text:p>Transformação (sem dummy)</text:p>
          </table:table-cell>
          <table:table-cell table:style-name="ce4" office:value-type="percentage" office:value="0.193087008343266" calcext:value-type="percentage">
            <text:p>19,31%</text:p>
          </table:table-cell>
          <table:table-cell table:style-name="ce4" office:value-type="percentage" office:value="0.188144329896907" calcext:value-type="percentage">
            <text:p>18,81%</text:p>
          </table:table-cell>
          <table:table-cell table:style-name="ce4" office:value-type="percentage" office:value="0.188612099644128" calcext:value-type="percentage">
            <text:p>18,86%</text:p>
          </table:table-cell>
          <table:table-cell table:style-name="ce4" office:value-type="percentage" office:value="0.186601059803179" calcext:value-type="percentage">
            <text:p>18,66%</text:p>
          </table:table-cell>
          <table:table-cell table:style-name="ce4" office:value-type="percentage" office:value="0.189489953632148" calcext:value-type="percentage">
            <text:p>18,95%</text:p>
          </table:table-cell>
          <table:table-cell table:style-name="ce4" office:value-type="percentage" office:value="0.181580324437467" calcext:value-type="percentage">
            <text:p>18,16%</text:p>
          </table:table-cell>
          <table:table-cell table:style-name="ce4" office:value-type="percentage" office:value="0.190507436570429" calcext:value-type="percentage">
            <text:p>19,05%</text:p>
          </table:table-cell>
          <table:table-cell table:style-name="ce4" office:value-type="percentage" office:value="0.200677528633651" calcext:value-type="percentage">
            <text:p>20,07%</text:p>
          </table:table-cell>
          <table:table-cell table:style-name="ce4" office:value-type="percentage" office:value="0.204092339979014" calcext:value-type="percentage">
            <text:p>20,41%</text:p>
          </table:table-cell>
          <table:table-cell table:style-name="ce4" office:value-type="percentage" office:value="0.212884272374357" calcext:value-type="percentage">
            <text:p>21,29%</text:p>
          </table:table-cell>
          <table:table-cell table:style-name="ce4" office:value-type="percentage" office:value="0.215400534621023" calcext:value-type="percentage">
            <text:p>21,54%</text:p>
          </table:table-cell>
          <table:table-cell table:style-name="ce4" office:value-type="percentage" office:value="0.23934403053651" calcext:value-type="percentage">
            <text:p>23,93%</text:p>
          </table:table-cell>
          <table:table-cell table:style-name="ce4" office:value-type="percentage" office:value="0.25929270843236" calcext:value-type="percentage">
            <text:p>25,93%</text:p>
          </table:table-cell>
          <table:table-cell table:style-name="ce4" office:value-type="percentage" office:value="0.255704605172175" calcext:value-type="percentage">
            <text:p>25,57%</text:p>
          </table:table-cell>
          <table:table-cell table:style-name="ce4" office:value-type="percentage" office:value="0.270244558912247" calcext:value-type="percentage">
            <text:p>27,02%</text:p>
          </table:table-cell>
          <table:table-cell table:style-name="ce4" office:value-type="percentage" office:value="0.262501441919483" calcext:value-type="percentage">
            <text:p>26,25%</text:p>
          </table:table-cell>
          <table:table-cell table:style-name="ce4" office:value-type="percentage" office:value="0.265301369312934" calcext:value-type="percentage">
            <text:p>26,53%</text:p>
          </table:table-cell>
          <table:table-cell table:style-name="ce4" office:value-type="percentage" office:value="0.261646126215396" calcext:value-type="percentage">
            <text:p>26,16%</text:p>
          </table:table-cell>
          <table:table-cell table:style-name="ce4" office:value-type="percentage" office:value="0.249411269218818" calcext:value-type="percentage">
            <text:p>24,94%</text:p>
          </table:table-cell>
          <table:table-cell table:style-name="ce4" office:value-type="percentage" office:value="0.254507688878984" calcext:value-type="percentage">
            <text:p>25,45%</text:p>
          </table:table-cell>
          <table:table-cell table:style-name="ce4" office:value-type="percentage" office:value="0.244305747591061" calcext:value-type="percentage">
            <text:p>24,43%</text:p>
          </table:table-cell>
          <table:table-cell table:style-name="ce4" office:value-type="percentage" office:value="0.265977275930761" calcext:value-type="percentage">
            <text:p>26,60%</text:p>
          </table:table-cell>
          <table:table-cell table:style-name="ce4" office:value-type="percentage" office:value="0.270470891398828" calcext:value-type="percentage">
            <text:p>27,05%</text:p>
          </table:table-cell>
          <table:table-cell table:style-name="ce4" office:value-type="percentage" office:value="0.274334199493005" calcext:value-type="percentage">
            <text:p>27,43%</text:p>
          </table:table-cell>
          <table:table-cell table:style-name="ce4" office:value-type="percentage" office:value="0.276700577050725" calcext:value-type="percentage">
            <text:p>27,67%</text:p>
          </table:table-cell>
          <table:table-cell table:style-name="ce4" office:value-type="percentage" office:value="0.284431532200012" calcext:value-type="percentage">
            <text:p>28,44%</text:p>
          </table:table-cell>
          <table:table-cell table:style-name="ce4" office:value-type="percentage" office:value="0.311927072356728" calcext:value-type="percentage">
            <text:p>31,19%</text:p>
          </table:table-cell>
          <table:table-cell table:style-name="ce4" office:value-type="percentage" office:value="0.316911504244122" calcext:value-type="percentage">
            <text:p>31,69%</text:p>
          </table:table-cell>
          <table:table-cell table:style-name="ce4" office:value-type="percentage" office:value="0.313414416930581" calcext:value-type="percentage">
            <text:p>31,34%</text:p>
          </table:table-cell>
          <table:table-cell table:style-name="ce4" office:value-type="percentage" office:value="0.310041299898076" calcext:value-type="percentage">
            <text:p>31,00%</text:p>
          </table:table-cell>
          <table:table-cell table:style-name="ce4" office:value-type="percentage" office:value="0.296725020590878" calcext:value-type="percentage">
            <text:p>29,67%</text:p>
          </table:table-cell>
          <table:table-cell table:style-name="ce4" office:value-type="percentage" office:value="0.303662906980481" calcext:value-type="percentage">
            <text:p>30,37%</text:p>
          </table:table-cell>
          <table:table-cell table:style-name="ce4" office:value-type="percentage" office:value="0.304684522759731" calcext:value-type="percentage">
            <text:p>30,47%</text:p>
          </table:table-cell>
          <table:table-cell table:style-name="ce4" office:value-type="percentage" office:value="0.312895001775307" calcext:value-type="percentage">
            <text:p>31,29%</text:p>
          </table:table-cell>
          <table:table-cell table:style-name="ce4" office:value-type="percentage" office:value="0.299889048511568" calcext:value-type="percentage">
            <text:p>29,99%</text:p>
          </table:table-cell>
          <table:table-cell table:style-name="ce4" office:value-type="percentage" office:value="0.309273845451294" calcext:value-type="percentage">
            <text:p>30,93%</text:p>
          </table:table-cell>
          <table:table-cell table:style-name="ce4" office:value-type="percentage" office:value="0.29044953970581" calcext:value-type="percentage">
            <text:p>29,04%</text:p>
          </table:table-cell>
          <table:table-cell table:style-name="ce4" office:value-type="percentage" office:value="0.29884274675296" calcext:value-type="percentage">
            <text:p>29,88%</text:p>
          </table:table-cell>
          <table:table-cell table:style-name="ce4" office:value-type="percentage" office:value="0.316197876187763" calcext:value-type="percentage">
            <text:p>31,62%</text:p>
          </table:table-cell>
          <table:table-cell table:style-name="ce4" office:value-type="percentage" office:value="0.321007586823306" calcext:value-type="percentage">
            <text:p>32,10%</text:p>
          </table:table-cell>
          <table:table-cell table:style-name="ce4" office:value-type="percentage" office:value="0.287655063634339" calcext:value-type="percentage">
            <text:p>28,77%</text:p>
          </table:table-cell>
          <table:table-cell table:style-name="ce4" office:value-type="percentage" office:value="0.286192797349505" calcext:value-type="percentage">
            <text:p>28,62%</text:p>
          </table:table-cell>
          <table:table-cell table:style-name="ce4" office:value-type="percentage" office:value="0.256037333930232" calcext:value-type="percentage">
            <text:p>25,60%</text:p>
          </table:table-cell>
          <table:table-cell table:style-name="ce4" office:value-type="percentage" office:value="0.226622580149064" calcext:value-type="percentage">
            <text:p>22,66%</text:p>
          </table:table-cell>
          <table:table-cell table:style-name="ce4" office:value-type="percentage" office:value="0.220245080103156" calcext:value-type="percentage">
            <text:p>22,02%</text:p>
          </table:table-cell>
          <table:table-cell table:style-name="ce4" office:value-type="percentage" office:value="0.213261584058755" calcext:value-type="percentage">
            <text:p>21,33%</text:p>
          </table:table-cell>
          <table:table-cell table:style-name="ce4" office:value-type="percentage" office:value="0.22186017076043" calcext:value-type="percentage">
            <text:p>22,19%</text:p>
          </table:table-cell>
          <table:table-cell table:style-name="ce4" office:value-type="percentage" office:value="0.234777107782711" calcext:value-type="percentage">
            <text:p>23,48%</text:p>
          </table:table-cell>
          <table:table-cell table:style-name="ce4" office:value-type="percentage" office:value="0.224756270942081" calcext:value-type="percentage">
            <text:p>22,48%</text:p>
          </table:table-cell>
          <table:table-cell table:style-name="ce4" office:value-type="percentage" office:value="0.204012688051691" calcext:value-type="percentage">
            <text:p>20,40%</text:p>
          </table:table-cell>
          <table:table-cell table:style-name="ce4" office:value-type="percentage" office:value="0.205825162219163" calcext:value-type="percentage">
            <text:p>20,58%</text:p>
          </table:table-cell>
          <table:table-cell table:style-name="ce4" office:value-type="percentage" office:value="0.19945860558545" calcext:value-type="percentage">
            <text:p>19,95%</text:p>
          </table:table-cell>
          <table:table-cell table:style-name="ce4" office:value-type="percentage" office:value="0.204771291246814" calcext:value-type="percentage">
            <text:p>20,48%</text:p>
          </table:table-cell>
          <table:table-cell table:style-name="ce7" table:number-columns-repeated="16330"/>
        </table:table-row>
        <table:table-row table:style-name="ro2">
          <table:table-cell office:value-type="string" calcext:value-type="string">
            <text:p>Construção</text:p>
          </table:table-cell>
          <table:table-cell office:value-type="percentage" office:value="0.0460405156537753" calcext:value-type="percentage">
            <text:p>4,60%</text:p>
          </table:table-cell>
          <table:table-cell office:value-type="percentage" office:value="0.0408271474019088" calcext:value-type="percentage">
            <text:p>4,08%</text:p>
          </table:table-cell>
          <table:table-cell office:value-type="percentage" office:value="0.0442720219078047" calcext:value-type="percentage">
            <text:p>4,43%</text:p>
          </table:table-cell>
          <table:table-cell office:value-type="percentage" office:value="0.0422535211267606" calcext:value-type="percentage">
            <text:p>4,23%</text:p>
          </table:table-cell>
          <table:table-cell office:value-type="percentage" office:value="0.0504631108272118" calcext:value-type="percentage">
            <text:p>5,05%</text:p>
          </table:table-cell>
          <table:table-cell office:value-type="percentage" office:value="0.0489189189189189" calcext:value-type="percentage">
            <text:p>4,89%</text:p>
          </table:table-cell>
          <table:table-cell office:value-type="percentage" office:value="0.0531553947070799" calcext:value-type="percentage">
            <text:p>5,32%</text:p>
          </table:table-cell>
          <table:table-cell office:value-type="percentage" office:value="0.0476270053475936" calcext:value-type="percentage">
            <text:p>4,76%</text:p>
          </table:table-cell>
          <table:table-cell office:value-type="percentage" office:value="0.0414683888511217" calcext:value-type="percentage">
            <text:p>4,15%</text:p>
          </table:table-cell>
          <table:table-cell office:value-type="percentage" office:value="0.0472833749051079" calcext:value-type="percentage">
            <text:p>4,73%</text:p>
          </table:table-cell>
          <table:table-cell office:value-type="percentage" office:value="0.048062293027835" calcext:value-type="percentage">
            <text:p>4,81%</text:p>
          </table:table-cell>
          <table:table-cell office:value-type="percentage" office:value="0.0547765118317266" calcext:value-type="percentage">
            <text:p>5,48%</text:p>
          </table:table-cell>
          <table:table-cell office:value-type="percentage" office:value="0.0542377854942045" calcext:value-type="percentage">
            <text:p>5,42%</text:p>
          </table:table-cell>
          <table:table-cell office:value-type="percentage" office:value="0.0495532376917874" calcext:value-type="percentage">
            <text:p>4,96%</text:p>
          </table:table-cell>
          <table:table-cell office:value-type="percentage" office:value="0.0379501650007174" calcext:value-type="percentage">
            <text:p>3,80%</text:p>
          </table:table-cell>
          <table:table-cell office:value-type="percentage" office:value="0.0472855162958437" calcext:value-type="percentage">
            <text:p>4,73%</text:p>
          </table:table-cell>
          <table:table-cell office:value-type="percentage" office:value="0.0509028474739348" calcext:value-type="percentage">
            <text:p>5,09%</text:p>
          </table:table-cell>
          <table:table-cell office:value-type="percentage" office:value="0.0461991729988839" calcext:value-type="percentage">
            <text:p>4,62%</text:p>
          </table:table-cell>
          <table:table-cell office:value-type="percentage" office:value="0.0470910649846013" calcext:value-type="percentage">
            <text:p>4,71%</text:p>
          </table:table-cell>
          <table:table-cell office:value-type="percentage" office:value="0.0487273620874538" calcext:value-type="percentage">
            <text:p>4,87%</text:p>
          </table:table-cell>
          <table:table-cell office:value-type="percentage" office:value="0.0522615551694786" calcext:value-type="percentage">
            <text:p>5,23%</text:p>
          </table:table-cell>
          <table:table-cell office:value-type="percentage" office:value="0.0600958170203998" calcext:value-type="percentage">
            <text:p>6,01%</text:p>
          </table:table-cell>
          <table:table-cell office:value-type="percentage" office:value="0.0605726524595235" calcext:value-type="percentage">
            <text:p>6,06%</text:p>
          </table:table-cell>
          <table:table-cell office:value-type="percentage" office:value="0.0576615781542448" calcext:value-type="percentage">
            <text:p>5,77%</text:p>
          </table:table-cell>
          <table:table-cell office:value-type="percentage" office:value="0.0586499558183191" calcext:value-type="percentage">
            <text:p>5,86%</text:p>
          </table:table-cell>
          <table:table-cell office:value-type="percentage" office:value="0.0617258020905767" calcext:value-type="percentage">
            <text:p>6,17%</text:p>
          </table:table-cell>
          <table:table-cell office:value-type="percentage" office:value="0.061992039183089" calcext:value-type="percentage">
            <text:p>6,20%</text:p>
          </table:table-cell>
          <table:table-cell office:value-type="percentage" office:value="0.0650001304212087" calcext:value-type="percentage">
            <text:p>6,50%</text:p>
          </table:table-cell>
          <table:table-cell office:value-type="percentage" office:value="0.0666277801028775" calcext:value-type="percentage">
            <text:p>6,66%</text:p>
          </table:table-cell>
          <table:table-cell office:value-type="percentage" office:value="0.0670177247416033" calcext:value-type="percentage">
            <text:p>6,70%</text:p>
          </table:table-cell>
          <table:table-cell office:value-type="percentage" office:value="0.0671337676473262" calcext:value-type="percentage">
            <text:p>6,71%</text:p>
          </table:table-cell>
          <table:table-cell office:value-type="percentage" office:value="0.0691083648258437" calcext:value-type="percentage">
            <text:p>6,91%</text:p>
          </table:table-cell>
          <table:table-cell office:value-type="percentage" office:value="0.0754898026235032" calcext:value-type="percentage">
            <text:p>7,55%</text:p>
          </table:table-cell>
          <table:table-cell office:value-type="percentage" office:value="0.0733746671398007" calcext:value-type="percentage">
            <text:p>7,34%</text:p>
          </table:table-cell>
          <table:table-cell office:value-type="percentage" office:value="0.079613880121958" calcext:value-type="percentage">
            <text:p>7,96%</text:p>
          </table:table-cell>
          <table:table-cell office:value-type="percentage" office:value="0.0782933014848788" calcext:value-type="percentage">
            <text:p>7,83%</text:p>
          </table:table-cell>
          <table:table-cell office:value-type="percentage" office:value="0.0686171572400119" calcext:value-type="percentage">
            <text:p>6,86%</text:p>
          </table:table-cell>
          <table:table-cell office:value-type="percentage" office:value="0.064699017864702" calcext:value-type="percentage">
            <text:p>6,47%</text:p>
          </table:table-cell>
          <table:table-cell office:value-type="percentage" office:value="0.061738439959172" calcext:value-type="percentage">
            <text:p>6,17%</text:p>
          </table:table-cell>
          <table:table-cell office:value-type="percentage" office:value="0.0725748249010973" calcext:value-type="percentage">
            <text:p>7,26%</text:p>
          </table:table-cell>
          <table:table-cell office:value-type="percentage" office:value="0.0844277772082455" calcext:value-type="percentage">
            <text:p>8,44%</text:p>
          </table:table-cell>
          <table:table-cell office:value-type="percentage" office:value="0.0826711173867866" calcext:value-type="percentage">
            <text:p>8,27%</text:p>
          </table:table-cell>
          <table:table-cell office:value-type="percentage" office:value="0.0959309537434753" calcext:value-type="percentage">
            <text:p>9,59%</text:p>
          </table:table-cell>
          <table:table-cell office:value-type="percentage" office:value="0.0776335195707445" calcext:value-type="percentage">
            <text:p>7,76%</text:p>
          </table:table-cell>
          <table:table-cell office:value-type="percentage" office:value="0.0711570874613162" calcext:value-type="percentage">
            <text:p>7,12%</text:p>
          </table:table-cell>
          <table:table-cell office:value-type="percentage" office:value="0.0762942556627567" calcext:value-type="percentage">
            <text:p>7,63%</text:p>
          </table:table-cell>
          <table:table-cell office:value-type="percentage" office:value="0.0826475177298229" calcext:value-type="percentage">
            <text:p>8,26%</text:p>
          </table:table-cell>
          <table:table-cell office:value-type="percentage" office:value="0.0915118307900321" calcext:value-type="percentage">
            <text:p>9,15%</text:p>
          </table:table-cell>
          <table:table-cell office:value-type="percentage" office:value="0.0921765305557852" calcext:value-type="percentage">
            <text:p>9,22%</text:p>
          </table:table-cell>
          <table:table-cell office:value-type="percentage" office:value="0.0951741360557314" calcext:value-type="percentage">
            <text:p>9,52%</text:p>
          </table:table-cell>
          <table:table-cell office:value-type="percentage" office:value="0.0991248082436487" calcext:value-type="percentage">
            <text:p>9,91%</text:p>
          </table:table-cell>
          <table:table-cell office:value-type="percentage" office:value="0.101453047770604" calcext:value-type="percentage">
            <text:p>10,15%</text:p>
          </table:table-cell>
          <table:table-cell office:value-type="percentage" office:value="0.0949409418805629" calcext:value-type="percentage">
            <text:p>9,49%</text:p>
          </table:table-cell>
          <table:table-cell/>
          <table:table-cell table:style-name="Default" table:number-columns-repeated="16329"/>
        </table:table-row>
        <table:table-row table:style-name="ro2">
          <table:table-cell office:value-type="string" calcext:value-type="string">
            <text:p>Serviços industriais de utilidade pública</text:p>
          </table:table-cell>
          <table:table-cell office:value-type="percentage" office:value="0.0110497237569061" calcext:value-type="percentage">
            <text:p>1,10%</text:p>
          </table:table-cell>
          <table:table-cell office:value-type="percentage" office:value="0.0100742311770944" calcext:value-type="percentage">
            <text:p>1,01%</text:p>
          </table:table-cell>
          <table:table-cell office:value-type="percentage" office:value="0.0114103149246919" calcext:value-type="percentage">
            <text:p>1,14%</text:p>
          </table:table-cell>
          <table:table-cell office:value-type="percentage" office:value="0.0101721439749609" calcext:value-type="percentage">
            <text:p>1,02%</text:p>
          </table:table-cell>
          <table:table-cell office:value-type="percentage" office:value="0.00862344298946024" calcext:value-type="percentage">
            <text:p>0,86%</text:p>
          </table:table-cell>
          <table:table-cell office:value-type="percentage" office:value="0.00783783783783784" calcext:value-type="percentage">
            <text:p>0,78%</text:p>
          </table:table-cell>
          <table:table-cell office:value-type="percentage" office:value="0.00723818140692151" calcext:value-type="percentage">
            <text:p>0,72%</text:p>
          </table:table-cell>
          <table:table-cell office:value-type="percentage" office:value="0.00668449197860963" calcext:value-type="percentage">
            <text:p>0,67%</text:p>
          </table:table-cell>
          <table:table-cell office:value-type="percentage" office:value="0.00761386811692726" calcext:value-type="percentage">
            <text:p>0,76%</text:p>
          </table:table-cell>
          <table:table-cell office:value-type="percentage" office:value="0.00921808914434443" calcext:value-type="percentage">
            <text:p>0,92%</text:p>
          </table:table-cell>
          <table:table-cell office:value-type="percentage" office:value="0.0110981831200215" calcext:value-type="percentage">
            <text:p>1,11%</text:p>
          </table:table-cell>
          <table:table-cell office:value-type="percentage" office:value="0.0127811860940695" calcext:value-type="percentage">
            <text:p>1,28%</text:p>
          </table:table-cell>
          <table:table-cell office:value-type="percentage" office:value="0.0116398493666553" calcext:value-type="percentage">
            <text:p>1,16%</text:p>
          </table:table-cell>
          <table:table-cell office:value-type="percentage" office:value="0.0112135559431847" calcext:value-type="percentage">
            <text:p>1,12%</text:p>
          </table:table-cell>
          <table:table-cell office:value-type="percentage" office:value="0.0100674350758047" calcext:value-type="percentage">
            <text:p>1,01%</text:p>
          </table:table-cell>
          <table:table-cell office:value-type="percentage" office:value="0.00959718641491439" calcext:value-type="percentage">
            <text:p>0,96%</text:p>
          </table:table-cell>
          <table:table-cell office:value-type="percentage" office:value="0.0100528354470277" calcext:value-type="percentage">
            <text:p>1,01%</text:p>
          </table:table-cell>
          <table:table-cell office:value-type="percentage" office:value="0.0115369648973518" calcext:value-type="percentage">
            <text:p>1,15%</text:p>
          </table:table-cell>
          <table:table-cell office:value-type="percentage" office:value="0.0166327885229218" calcext:value-type="percentage">
            <text:p>1,66%</text:p>
          </table:table-cell>
          <table:table-cell office:value-type="percentage" office:value="0.0190523352793995" calcext:value-type="percentage">
            <text:p>1,91%</text:p>
          </table:table-cell>
          <table:table-cell office:value-type="percentage" office:value="0.0193791677790062" calcext:value-type="percentage">
            <text:p>1,94%</text:p>
          </table:table-cell>
          <table:table-cell office:value-type="percentage" office:value="0.0175839686791675" calcext:value-type="percentage">
            <text:p>1,76%</text:p>
          </table:table-cell>
          <table:table-cell office:value-type="percentage" office:value="0.0175668978405185" calcext:value-type="percentage">
            <text:p>1,76%</text:p>
          </table:table-cell>
          <table:table-cell office:value-type="percentage" office:value="0.0238546836867534" calcext:value-type="percentage">
            <text:p>2,39%</text:p>
          </table:table-cell>
          <table:table-cell office:value-type="percentage" office:value="0.0251973883972208" calcext:value-type="percentage">
            <text:p>2,52%</text:p>
          </table:table-cell>
          <table:table-cell office:value-type="percentage" office:value="0.022166668346959" calcext:value-type="percentage">
            <text:p>2,22%</text:p>
          </table:table-cell>
          <table:table-cell office:value-type="percentage" office:value="0.0190951666476882" calcext:value-type="percentage">
            <text:p>1,91%</text:p>
          </table:table-cell>
          <table:table-cell office:value-type="percentage" office:value="0.0199789131604126" calcext:value-type="percentage">
            <text:p>2,00%</text:p>
          </table:table-cell>
          <table:table-cell office:value-type="percentage" office:value="0.0213447120957696" calcext:value-type="percentage">
            <text:p>2,13%</text:p>
          </table:table-cell>
          <table:table-cell office:value-type="percentage" office:value="0.0193887844533988" calcext:value-type="percentage">
            <text:p>1,94%</text:p>
          </table:table-cell>
          <table:table-cell office:value-type="percentage" office:value="0.0196247390831608" calcext:value-type="percentage">
            <text:p>1,96%</text:p>
          </table:table-cell>
          <table:table-cell office:value-type="percentage" office:value="0.0193885004699694" calcext:value-type="percentage">
            <text:p>1,94%</text:p>
          </table:table-cell>
          <table:table-cell office:value-type="percentage" office:value="0.0164978432659663" calcext:value-type="percentage">
            <text:p>1,65%</text:p>
          </table:table-cell>
          <table:table-cell office:value-type="percentage" office:value="0.0192719005258754" calcext:value-type="percentage">
            <text:p>1,93%</text:p>
          </table:table-cell>
          <table:table-cell office:value-type="percentage" office:value="0.0189268979028253" calcext:value-type="percentage">
            <text:p>1,89%</text:p>
          </table:table-cell>
          <table:table-cell office:value-type="percentage" office:value="0.0229694005821699" calcext:value-type="percentage">
            <text:p>2,30%</text:p>
          </table:table-cell>
          <table:table-cell office:value-type="percentage" office:value="0.0235358490892027" calcext:value-type="percentage">
            <text:p>2,35%</text:p>
          </table:table-cell>
          <table:table-cell office:value-type="percentage" office:value="0.0260217467546077" calcext:value-type="percentage">
            <text:p>2,60%</text:p>
          </table:table-cell>
          <table:table-cell office:value-type="percentage" office:value="0.0246232157070351" calcext:value-type="percentage">
            <text:p>2,46%</text:p>
          </table:table-cell>
          <table:table-cell office:value-type="percentage" office:value="0.0247304493525551" calcext:value-type="percentage">
            <text:p>2,47%</text:p>
          </table:table-cell>
          <table:table-cell office:value-type="percentage" office:value="0.0340512373757595" calcext:value-type="percentage">
            <text:p>3,41%</text:p>
          </table:table-cell>
          <table:table-cell office:value-type="percentage" office:value="0.029987099494908" calcext:value-type="percentage">
            <text:p>3,00%</text:p>
          </table:table-cell>
          <table:table-cell office:value-type="percentage" office:value="0.0265339669214944" calcext:value-type="percentage">
            <text:p>2,65%</text:p>
          </table:table-cell>
          <table:table-cell office:value-type="percentage" office:value="0.0267128474524195" calcext:value-type="percentage">
            <text:p>2,67%</text:p>
          </table:table-cell>
          <table:table-cell office:value-type="percentage" office:value="0.0256034751878278" calcext:value-type="percentage">
            <text:p>2,56%</text:p>
          </table:table-cell>
          <table:table-cell office:value-type="percentage" office:value="0.0303169689267321" calcext:value-type="percentage">
            <text:p>3,03%</text:p>
          </table:table-cell>
          <table:table-cell office:value-type="percentage" office:value="0.0311306916320899" calcext:value-type="percentage">
            <text:p>3,11%</text:p>
          </table:table-cell>
          <table:table-cell office:value-type="percentage" office:value="0.0302997263441815" calcext:value-type="percentage">
            <text:p>3,03%</text:p>
          </table:table-cell>
          <table:table-cell office:value-type="percentage" office:value="0.0267488830009596" calcext:value-type="percentage">
            <text:p>2,67%</text:p>
          </table:table-cell>
          <table:table-cell office:value-type="percentage" office:value="0.0274536132973746" calcext:value-type="percentage">
            <text:p>2,75%</text:p>
          </table:table-cell>
          <table:table-cell office:value-type="percentage" office:value="0.0275250326458314" calcext:value-type="percentage">
            <text:p>2,75%</text:p>
          </table:table-cell>
          <table:table-cell office:value-type="percentage" office:value="0.0277360889410731" calcext:value-type="percentage">
            <text:p>2,77%</text:p>
          </table:table-cell>
          <table:table-cell office:value-type="percentage" office:value="0.0285965908648007" calcext:value-type="percentage">
            <text:p>2,86%</text:p>
          </table:table-cell>
          <table:table-cell/>
          <table:table-cell table:style-name="Default" table:number-columns-repeated="16329"/>
        </table:table-row>
        <table:table-row table:style-name="ro1">
          <table:table-cell table:style-name="Default" table:number-columns-repeated="54"/>
          <table:table-cell/>
          <table:table-cell table:style-name="Default" table:number-columns-repeated="16329"/>
        </table:table-row>
        <table:table-row table:style-name="ro1">
          <table:table-cell table:style-name="Default" office:value-type="string" calcext:value-type="string">
            <text:p>Dummy financeiro</text:p>
          </table:table-cell>
          <table:table-cell table:style-name="ce5" office:value-type="percentage" office:value="0.0300798035604665" calcext:value-type="percentage">
            <text:p>3,01%</text:p>
          </table:table-cell>
          <table:table-cell table:style-name="ce5" office:value-type="percentage" office:value="0.0286320254506893" calcext:value-type="percentage">
            <text:p>2,86%</text:p>
          </table:table-cell>
          <table:table-cell table:style-name="ce5" office:value-type="percentage" office:value="0.0255591054313099" calcext:value-type="percentage">
            <text:p>2,56%</text:p>
          </table:table-cell>
          <table:table-cell table:style-name="ce5" office:value-type="percentage" office:value="0.0332550860719875" calcext:value-type="percentage">
            <text:p>3,33%</text:p>
          </table:table-cell>
          <table:table-cell table:style-name="ce5" office:value-type="percentage" office:value="0.0335356116256787" calcext:value-type="percentage">
            <text:p>3,35%</text:p>
          </table:table-cell>
          <table:table-cell table:style-name="ce5" office:value-type="percentage" office:value="0.0327027027027027" calcext:value-type="percentage">
            <text:p>3,27%</text:p>
          </table:table-cell>
          <table:table-cell table:style-name="ce5" office:value-type="percentage" office:value="0.0341551685139109" calcext:value-type="percentage">
            <text:p>3,42%</text:p>
          </table:table-cell>
          <table:table-cell table:style-name="ce5" office:value-type="percentage" office:value="0.036096256684492" calcext:value-type="percentage">
            <text:p>3,61%</text:p>
          </table:table-cell>
          <table:table-cell table:style-name="ce5" office:value-type="percentage" office:value="0.0365737593473827" calcext:value-type="percentage">
            <text:p>3,66%</text:p>
          </table:table-cell>
          <table:table-cell table:style-name="ce5" office:value-type="percentage" office:value="0.0337273614575426" calcext:value-type="percentage">
            <text:p>3,37%</text:p>
          </table:table-cell>
          <table:table-cell table:style-name="ce5" office:value-type="percentage" office:value="0.0378591246755571" calcext:value-type="percentage">
            <text:p>3,79%</text:p>
          </table:table-cell>
          <table:table-cell table:style-name="ce5" office:value-type="percentage" office:value="0.0332310838445808" calcext:value-type="percentage">
            <text:p>3,32%</text:p>
          </table:table-cell>
          <table:table-cell table:style-name="ce5" office:value-type="percentage" office:value="0.0288550887660782" calcext:value-type="percentage">
            <text:p>2,89%</text:p>
          </table:table-cell>
          <table:table-cell table:style-name="ce5" office:value-type="percentage" office:value="0.0296892243067175" calcext:value-type="percentage">
            <text:p>2,97%</text:p>
          </table:table-cell>
          <table:table-cell table:style-name="ce5" office:value-type="percentage" office:value="0.030608828734038" calcext:value-type="percentage">
            <text:p>3,06%</text:p>
          </table:table-cell>
          <table:table-cell table:style-name="ce5" office:value-type="percentage" office:value="0.0335156401353144" calcext:value-type="percentage">
            <text:p>3,35%</text:p>
          </table:table-cell>
          <table:table-cell table:style-name="ce5" office:value-type="percentage" office:value="0.032771248227068" calcext:value-type="percentage">
            <text:p>3,28%</text:p>
          </table:table-cell>
          <table:table-cell table:style-name="ce5" office:value-type="percentage" office:value="0.0356927524085232" calcext:value-type="percentage">
            <text:p>3,57%</text:p>
          </table:table-cell>
          <table:table-cell table:style-name="ce5" office:value-type="percentage" office:value="0.040108873046442" calcext:value-type="percentage">
            <text:p>4,01%</text:p>
          </table:table-cell>
          <table:table-cell table:style-name="ce5" office:value-type="percentage" office:value="0.0441644078398666" calcext:value-type="percentage">
            <text:p>4,42%</text:p>
          </table:table-cell>
          <table:table-cell table:style-name="ce5" office:value-type="percentage" office:value="0.0442429265688181" calcext:value-type="percentage">
            <text:p>4,42%</text:p>
          </table:table-cell>
          <table:table-cell table:style-name="ce5" office:value-type="percentage" office:value="0.0452493303111477" calcext:value-type="percentage">
            <text:p>4,52%</text:p>
          </table:table-cell>
          <table:table-cell table:style-name="ce5" office:value-type="percentage" office:value="0.0464512656689468" calcext:value-type="percentage">
            <text:p>4,65%</text:p>
          </table:table-cell>
          <table:table-cell table:style-name="ce5" office:value-type="percentage" office:value="0.0686916899180042" calcext:value-type="percentage">
            <text:p>6,87%</text:p>
          </table:table-cell>
          <table:table-cell table:style-name="ce5" office:value-type="percentage" office:value="0.0720009804841386" calcext:value-type="percentage">
            <text:p>7,20%</text:p>
          </table:table-cell>
          <table:table-cell table:style-name="ce5" office:value-type="percentage" office:value="0.0679163406215908" calcext:value-type="percentage">
            <text:p>6,79%</text:p>
          </table:table-cell>
          <table:table-cell table:style-name="ce5" office:value-type="percentage" office:value="0.0589786785649561" calcext:value-type="percentage">
            <text:p>5,90%</text:p>
          </table:table-cell>
          <table:table-cell table:style-name="ce5" office:value-type="percentage" office:value="0.065919212594858" calcext:value-type="percentage">
            <text:p>6,59%</text:p>
          </table:table-cell>
          <table:table-cell table:style-name="ce5" office:value-type="percentage" office:value="0.0718826720204776" calcext:value-type="percentage">
            <text:p>7,19%</text:p>
          </table:table-cell>
          <table:table-cell table:style-name="ce5" office:value-type="percentage" office:value="0.078245261226106" calcext:value-type="percentage">
            <text:p>7,82%</text:p>
          </table:table-cell>
          <table:table-cell table:style-name="ce5" office:value-type="percentage" office:value="0.0813815603594009" calcext:value-type="percentage">
            <text:p>8,14%</text:p>
          </table:table-cell>
          <table:table-cell table:style-name="ce5" office:value-type="percentage" office:value="0.0907278708293438" calcext:value-type="percentage">
            <text:p>9,07%</text:p>
          </table:table-cell>
          <table:table-cell table:style-name="ce5" office:value-type="percentage" office:value="0.087867252542469" calcext:value-type="percentage">
            <text:p>8,79%</text:p>
          </table:table-cell>
          <table:table-cell table:style-name="ce5" office:value-type="percentage" office:value="0.0770876021035014" calcext:value-type="percentage">
            <text:p>7,71%</text:p>
          </table:table-cell>
          <table:table-cell table:style-name="ce5" office:value-type="percentage" office:value="0.106678879088652" calcext:value-type="percentage">
            <text:p>10,67%</text:p>
          </table:table-cell>
          <table:table-cell table:style-name="ce5" office:value-type="percentage" office:value="0.110693694713674" calcext:value-type="percentage">
            <text:p>11,07%</text:p>
          </table:table-cell>
          <table:table-cell table:style-name="ce5" office:value-type="percentage" office:value="0.13922470450762" calcext:value-type="percentage">
            <text:p>13,92%</text:p>
          </table:table-cell>
          <table:table-cell table:style-name="ce5" office:value-type="percentage" office:value="0.134513149451528" calcext:value-type="percentage">
            <text:p>13,45%</text:p>
          </table:table-cell>
          <table:table-cell table:style-name="ce5" office:value-type="percentage" office:value="0.134752134384377" calcext:value-type="percentage">
            <text:p>13,48%</text:p>
          </table:table-cell>
          <table:table-cell table:style-name="ce5" office:value-type="percentage" office:value="0.0798009511647416" calcext:value-type="percentage">
            <text:p>7,98%</text:p>
          </table:table-cell>
          <table:table-cell table:style-name="ce5" office:value-type="percentage" office:value="0.15922699765527" calcext:value-type="percentage">
            <text:p>15,92%</text:p>
          </table:table-cell>
          <table:table-cell table:style-name="ce5" office:value-type="percentage" office:value="0.167894922994109" calcext:value-type="percentage">
            <text:p>16,79%</text:p>
          </table:table-cell>
          <table:table-cell table:style-name="ce5" office:value-type="percentage" office:value="0.264984150655314" calcext:value-type="percentage">
            <text:p>26,50%</text:p>
          </table:table-cell>
          <table:table-cell table:style-name="ce5" office:value-type="percentage" office:value="0.1713" calcext:value-type="percentage">
            <text:p>17,13%</text:p>
          </table:table-cell>
          <table:table-cell table:style-name="ce5" office:value-type="percentage" office:value="0.128792721130726" calcext:value-type="percentage">
            <text:p>12,88%</text:p>
          </table:table-cell>
          <table:table-cell table:style-name="ce5" office:value-type="percentage" office:value="0.239201348334047" calcext:value-type="percentage">
            <text:p>23,92%</text:p>
          </table:table-cell>
          <table:table-cell table:style-name="ce5" office:value-type="percentage" office:value="0.309900622745633" calcext:value-type="percentage">
            <text:p>30,99%</text:p>
          </table:table-cell>
          <table:table-cell table:style-name="ce5" office:value-type="percentage" office:value="0.141071197646348" calcext:value-type="percentage">
            <text:p>14,11%</text:p>
          </table:table-cell>
          <table:table-cell table:style-name="ce5" office:value-type="percentage" office:value="0.0639544132779725" calcext:value-type="percentage">
            <text:p>6,40%</text:p>
          </table:table-cell>
          <table:table-cell table:style-name="ce5" office:value-type="percentage" office:value="0.0533268362892613" calcext:value-type="percentage">
            <text:p>5,33%</text:p>
          </table:table-cell>
          <table:table-cell table:style-name="ce5" office:value-type="percentage" office:value="0.0508728432192748" calcext:value-type="percentage">
            <text:p>5,09%</text:p>
          </table:table-cell>
          <table:table-cell table:style-name="ce5" office:value-type="percentage" office:value="0.0512175534683885" calcext:value-type="percentage">
            <text:p>5,12%</text:p>
          </table:table-cell>
          <table:table-cell table:style-name="ce5" office:value-type="percentage" office:value="0.0481122510119902" calcext:value-type="percentage">
            <text:p>4,81%</text:p>
          </table:table-cell>
          <table:table-cell/>
          <table:table-cell table:style-name="Default" table:number-columns-repeated="16329"/>
        </table:table-row>
      </table:table>
      <table:table table:name="Planilha1" table:style-name="ta1">
        <table:table-column table:style-name="co2" table:number-columns-repeated="43" table:default-cell-style-name="Default"/>
        <table:table-column table:style-name="co2" table:default-cell-style-name="ce10"/>
        <table:table-column table:style-name="co2" table:number-columns-repeated="4" table:default-cell-style-name="ce17"/>
        <table:table-column table:style-name="co2" table:number-columns-repeated="6" table:default-cell-style-name="ce21"/>
        <table:table-column table:style-name="co2" table:number-columns-repeated="11" table:default-cell-style-name="Default"/>
        <table:table-row table:style-name="ro1" table:number-rows-repeated="3">
          <table:table-cell table:number-columns-repeated="43"/>
          <table:table-cell table:style-name="Default" table:number-columns-repeated="11"/>
          <table:table-cell table:number-columns-repeated="11"/>
        </table:table-row>
        <table:table-row table:style-name="ro1">
          <table:table-cell/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8" office:value-type="float" office:value="1951" calcext:value-type="float">
            <text:p>1951</text:p>
          </table:table-cell>
          <table:table-cell table:style-name="ce8" office:value-type="float" office:value="1952" calcext:value-type="float">
            <text:p>1952</text:p>
          </table:table-cell>
          <table:table-cell table:style-name="ce8" office:value-type="float" office:value="1953" calcext:value-type="float">
            <text:p>1953</text:p>
          </table:table-cell>
          <table:table-cell table:style-name="ce8" office:value-type="float" office:value="1954" calcext:value-type="float">
            <text:p>1954</text:p>
          </table:table-cell>
          <table:table-cell table:style-name="ce8" office:value-type="float" office:value="1955" calcext:value-type="float">
            <text:p>1955</text:p>
          </table:table-cell>
          <table:table-cell table:style-name="ce8" office:value-type="float" office:value="1956" calcext:value-type="float">
            <text:p>1956</text:p>
          </table:table-cell>
          <table:table-cell table:style-name="ce8" office:value-type="float" office:value="1957" calcext:value-type="float">
            <text:p>1957</text:p>
          </table:table-cell>
          <table:table-cell table:style-name="ce8" office:value-type="float" office:value="1958" calcext:value-type="float">
            <text:p>1958</text:p>
          </table:table-cell>
          <table:table-cell table:style-name="ce8" office:value-type="float" office:value="1959" calcext:value-type="float">
            <text:p>1959</text:p>
          </table:table-cell>
          <table:table-cell table:style-name="ce8" office:value-type="float" office:value="1960" calcext:value-type="float">
            <text:p>1960</text:p>
          </table:table-cell>
          <table:table-cell table:style-name="ce8" office:value-type="float" office:value="1961" calcext:value-type="float">
            <text:p>1961</text:p>
          </table:table-cell>
          <table:table-cell table:style-name="ce8" office:value-type="float" office:value="1962" calcext:value-type="float">
            <text:p>1962</text:p>
          </table:table-cell>
          <table:table-cell table:style-name="ce8" office:value-type="float" office:value="1963" calcext:value-type="float">
            <text:p>1963</text:p>
          </table:table-cell>
          <table:table-cell table:style-name="ce8" office:value-type="float" office:value="1964" calcext:value-type="float">
            <text:p>1964</text:p>
          </table:table-cell>
          <table:table-cell table:style-name="ce8" office:value-type="float" office:value="1965" calcext:value-type="float">
            <text:p>1965</text:p>
          </table:table-cell>
          <table:table-cell table:style-name="ce8" office:value-type="float" office:value="1966" calcext:value-type="float">
            <text:p>1966</text:p>
          </table:table-cell>
          <table:table-cell table:style-name="ce8" office:value-type="float" office:value="1967" calcext:value-type="float">
            <text:p>1967</text:p>
          </table:table-cell>
          <table:table-cell table:style-name="ce8" office:value-type="float" office:value="1968" calcext:value-type="float">
            <text:p>1968</text:p>
          </table:table-cell>
          <table:table-cell table:style-name="ce8" office:value-type="float" office:value="1969" calcext:value-type="float">
            <text:p>1969</text:p>
          </table:table-cell>
          <table:table-cell table:style-name="ce8" office:value-type="float" office:value="1970" calcext:value-type="float">
            <text:p>1970</text:p>
          </table:table-cell>
          <table:table-cell table:style-name="ce8" office:value-type="float" office:value="1971" calcext:value-type="float">
            <text:p>1971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1973" calcext:value-type="float">
            <text:p>1973</text:p>
          </table:table-cell>
          <table:table-cell table:style-name="ce8" office:value-type="float" office:value="1974" calcext:value-type="float">
            <text:p>1974</text:p>
          </table:table-cell>
          <table:table-cell table:style-name="ce8" office:value-type="float" office:value="1975" calcext:value-type="float">
            <text:p>1975</text:p>
          </table:table-cell>
          <table:table-cell table:style-name="ce8" office:value-type="float" office:value="1976" calcext:value-type="float">
            <text:p>1976</text:p>
          </table:table-cell>
          <table:table-cell table:style-name="ce8" office:value-type="float" office:value="1977" calcext:value-type="float">
            <text:p>1977</text:p>
          </table:table-cell>
          <table:table-cell table:style-name="ce8" office:value-type="float" office:value="1978" calcext:value-type="float">
            <text:p>1978</text:p>
          </table:table-cell>
          <table:table-cell table:style-name="ce8" office:value-type="float" office:value="1979" calcext:value-type="float">
            <text:p>1979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986" calcext:value-type="float">
            <text:p>1986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float" office:value="1988" calcext:value-type="float">
            <text:p>1988</text:p>
          </table:table-cell>
          <table:table-cell table:style-name="ce8" office:value-type="float" office:value="1989" calcext:value-type="float">
            <text:p>1989</text:p>
          </table:table-cell>
          <table:table-cell table:style-name="ce8" office:value-type="float" office:value="1990" calcext:value-type="float">
            <text:p>1990</text:p>
          </table:table-cell>
          <table:table-cell table:style-name="ce8" office:value-type="float" office:value="1991" calcext:value-type="float">
            <text:p>1991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1994" calcext:value-type="float">
            <text:p>1994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1999" calcext:value-type="float">
            <text:p>1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ústria</text:p>
          </table:table-cell>
          <table:table-cell office:value-type="float" office:value="0.259668508287293" calcext:value-type="float">
            <text:p>0,259668508287293</text:p>
          </table:table-cell>
          <table:table-cell office:value-type="float" office:value="0.248674443266172" calcext:value-type="float">
            <text:p>0,248674443266172</text:p>
          </table:table-cell>
          <table:table-cell office:value-type="float" office:value="0.253765403925148" calcext:value-type="float">
            <text:p>0,253765403925148</text:p>
          </table:table-cell>
          <table:table-cell office:value-type="float" office:value="0.249608763693271" calcext:value-type="float">
            <text:p>0,249608763693271</text:p>
          </table:table-cell>
          <table:table-cell office:value-type="float" office:value="0.259661450015969" calcext:value-type="float">
            <text:p>0,259661450015969</text:p>
          </table:table-cell>
          <table:table-cell office:value-type="float" office:value="0.24972972972973" calcext:value-type="float">
            <text:p>0,24972972972973</text:p>
          </table:table-cell>
          <table:table-cell office:value-type="float" office:value="0.262610269169871" calcext:value-type="float">
            <text:p>0,262610269169871</text:p>
          </table:table-cell>
          <table:table-cell office:value-type="float" office:value="0.266878342245989" calcext:value-type="float">
            <text:p>0,266878342245989</text:p>
          </table:table-cell>
          <table:table-cell office:value-type="float" office:value="0.265805574439157" calcext:value-type="float">
            <text:p>0,265805574439157</text:p>
          </table:table-cell>
          <table:table-cell office:value-type="float" office:value="0.282290424032101" calcext:value-type="float">
            <text:p>0,282290424032101</text:p>
          </table:table-cell>
          <table:table-cell office:value-type="float" office:value="0.288642262597333" calcext:value-type="float">
            <text:p>0,288642262597333</text:p>
          </table:table-cell>
          <table:table-cell office:value-type="float" office:value="0.32150160677768" calcext:value-type="float">
            <text:p>0,32150160677768</text:p>
          </table:table-cell>
          <table:table-cell office:value-type="float" office:value="0.339365188047146" calcext:value-type="float">
            <text:p>0,339365188047146</text:p>
          </table:table-cell>
          <table:table-cell office:value-type="float" office:value="0.331921255918266" calcext:value-type="float">
            <text:p>0,331921255918266</text:p>
          </table:table-cell>
          <table:table-cell office:value-type="float" office:value="0.335286240374958" calcext:value-type="float">
            <text:p>0,335286240374958</text:p>
          </table:table-cell>
          <table:table-cell office:value-type="float" office:value="0.335663085107968" calcext:value-type="float">
            <text:p>0,335663085107968</text:p>
          </table:table-cell>
          <table:table-cell office:value-type="float" office:value="0.341812994036313" calcext:value-type="float">
            <text:p>0,341812994036313</text:p>
          </table:table-cell>
          <table:table-cell office:value-type="float" office:value="0.336765630278333" calcext:value-type="float">
            <text:p>0,336765630278333</text:p>
          </table:table-cell>
          <table:table-cell office:value-type="float" office:value="0.332369965356148" calcext:value-type="float">
            <text:p>0,332369965356148</text:p>
          </table:table-cell>
          <table:table-cell office:value-type="float" office:value="0.342076358274753" calcext:value-type="float">
            <text:p>0,342076358274753</text:p>
          </table:table-cell>
          <table:table-cell office:value-type="float" office:value="0.334512529718684" calcext:value-type="float">
            <text:p>0,334512529718684</text:p>
          </table:table-cell>
          <table:table-cell office:value-type="float" office:value="0.363402019369462" calcext:value-type="float">
            <text:p>0,363402019369462</text:p>
          </table:table-cell>
          <table:table-cell office:value-type="float" office:value="0.368816467743514" calcext:value-type="float">
            <text:p>0,368816467743514</text:p>
          </table:table-cell>
          <table:table-cell office:value-type="float" office:value="0.383011927093476" calcext:value-type="float">
            <text:p>0,383011927093476</text:p>
          </table:table-cell>
          <table:table-cell office:value-type="float" office:value="0.388271232795597" calcext:value-type="float">
            <text:p>0,388271232795597</text:p>
          </table:table-cell>
          <table:table-cell office:value-type="float" office:value="0.395058677266229" calcext:value-type="float">
            <text:p>0,395058677266229</text:p>
          </table:table-cell>
          <table:table-cell office:value-type="float" office:value="0.419239732691177" calcext:value-type="float">
            <text:p>0,419239732691177</text:p>
          </table:table-cell>
          <table:table-cell office:value-type="float" office:value="0.431620557740245" calcext:value-type="float">
            <text:p>0,431620557740245</text:p>
          </table:table-cell>
          <table:table-cell office:value-type="float" office:value="0.432737797709391" calcext:value-type="float">
            <text:p>0,432737797709391</text:p>
          </table:table-cell>
          <table:table-cell office:value-type="float" office:value="0.430279145874959" calcext:value-type="float">
            <text:p>0,430279145874959</text:p>
          </table:table-cell>
          <table:table-cell office:value-type="float" office:value="0.417831420960795" calcext:value-type="float">
            <text:p>0,417831420960795</text:p>
          </table:table-cell>
          <table:table-cell office:value-type="float" office:value="0.430779248394101" calcext:value-type="float">
            <text:p>0,430779248394101</text:p>
          </table:table-cell>
          <table:table-cell office:value-type="float" office:value="0.435719676985477" calcext:value-type="float">
            <text:p>0,435719676985477</text:p>
          </table:table-cell>
          <table:table-cell office:value-type="float" office:value="0.440902275021336" calcext:value-type="float">
            <text:p>0,440902275021336</text:p>
          </table:table-cell>
          <table:table-cell office:value-type="float" office:value="0.443140203949183" calcext:value-type="float">
            <text:p>0,443140203949183</text:p>
          </table:table-cell>
          <table:table-cell office:value-type="float" office:value="0.457694081453212" calcext:value-type="float">
            <text:p>0,457694081453212</text:p>
          </table:table-cell>
          <table:table-cell office:value-type="float" office:value="0.443455225160615" calcext:value-type="float">
            <text:p>0,443455225160615</text:p>
          </table:table-cell>
          <table:table-cell office:value-type="float" office:value="0.46203870617708" calcext:value-type="float">
            <text:p>0,46203870617708</text:p>
          </table:table-cell>
          <table:table-cell office:value-type="float" office:value="0.479664347673093" calcext:value-type="float">
            <text:p>0,479664347673093</text:p>
          </table:table-cell>
          <table:table-cell office:value-type="float" office:value="0.471975414372541" calcext:value-type="float">
            <text:p>0,471975414372541</text:p>
          </table:table-cell>
          <table:table-cell office:value-type="float" office:value="0.4751230470542" calcext:value-type="float">
            <text:p>0,4751230470542</text:p>
          </table:table-cell>
          <table:table-cell office:value-type="float" office:value="0.467599089433975" calcext:value-type="float">
            <text:p>0,467599089433975</text:p>
          </table:table-cell>
          <table:table-cell table:style-name="Default" office:value-type="float" office:value="0.46343574445772" calcext:value-type="float">
            <text:p>0,46343574445772</text:p>
          </table:table-cell>
          <table:table-cell table:style-name="ce15" office:value-type="float" office:value="38.6873513648404" calcext:value-type="float">
            <text:p><text:s text:c="3"/>38,69</text:p>
          </table:table-cell>
          <table:table-cell table:style-name="ce15" office:value-type="float" office:value="36.1630028183983" calcext:value-type="float">
            <text:p><text:s text:c="3"/>36,16</text:p>
          </table:table-cell>
          <table:table-cell table:style-name="ce15" office:value-type="float" office:value="38.699332499876" calcext:value-type="float">
            <text:p><text:s text:c="3"/>38,70</text:p>
          </table:table-cell>
          <table:table-cell table:style-name="ce15" office:value-type="float" office:value="41.6114579602165" calcext:value-type="float">
            <text:p><text:s text:c="3"/>41,61</text:p>
          </table:table-cell>
          <table:table-cell table:style-name="ce20" office:value-type="float" office:value="40.0028613226415" calcext:value-type="float">
            <text:p><text:s text:c="3"/>40,00</text:p>
          </table:table-cell>
          <table:table-cell table:style-name="ce20" office:value-type="float" office:value="36.6703413609954" calcext:value-type="float">
            <text:p><text:s text:c="3"/>36,67</text:p>
          </table:table-cell>
          <table:table-cell table:style-name="ce20" office:value-type="float" office:value="34.704112371216" calcext:value-type="float">
            <text:p><text:s text:c="3"/>34,70</text:p>
          </table:table-cell>
          <table:table-cell table:style-name="ce20" office:value-type="float" office:value="35.2067358880282" calcext:value-type="float">
            <text:p><text:s text:c="3"/>35,21</text:p>
          </table:table-cell>
          <table:table-cell table:style-name="ce20" office:value-type="float" office:value="34.5787512731527" calcext:value-type="float">
            <text:p><text:s text:c="3"/>34,58</text:p>
          </table:table-cell>
          <table:table-cell table:style-name="ce20" office:value-type="float" office:value="35.4743403380009" calcext:value-type="float">
            <text:p><text:s text:c="3"/>35,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"/>Extrativa mineral</text:p>
          </table:table-cell>
          <table:table-cell office:value-type="float" office:value="0.00368324125230203" calcext:value-type="float">
            <text:p>0,00368324125230203</text:p>
          </table:table-cell>
          <table:table-cell office:value-type="float" office:value="0.00424178154825027" calcext:value-type="float">
            <text:p>0,00424178154825027</text:p>
          </table:table-cell>
          <table:table-cell office:value-type="float" office:value="0.00456412596987677" calcext:value-type="float">
            <text:p>0,00456412596987677</text:p>
          </table:table-cell>
          <table:table-cell office:value-type="float" office:value="0.00391236306729265" calcext:value-type="float">
            <text:p>0,00391236306729265</text:p>
          </table:table-cell>
          <table:table-cell office:value-type="float" office:value="0.00479080166081124" calcext:value-type="float">
            <text:p>0,00479080166081124</text:p>
          </table:table-cell>
          <table:table-cell office:value-type="float" office:value="0.00540540540540541" calcext:value-type="float">
            <text:p>0,00540540540540541</text:p>
          </table:table-cell>
          <table:table-cell office:value-type="float" office:value="0.00520244288622484" calcext:value-type="float">
            <text:p>0,00520244288622484</text:p>
          </table:table-cell>
          <table:table-cell office:value-type="float" office:value="0.00467914438502674" calcext:value-type="float">
            <text:p>0,00467914438502674</text:p>
          </table:table-cell>
          <table:table-cell office:value-type="float" office:value="0.00516655336505778" calcext:value-type="float">
            <text:p>0,00516655336505778</text:p>
          </table:table-cell>
          <table:table-cell office:value-type="float" office:value="0.0057477497017677" calcext:value-type="float">
            <text:p>0,0057477497017677</text:p>
          </table:table-cell>
          <table:table-cell office:value-type="float" office:value="0.00590709746710821" calcext:value-type="float">
            <text:p>0,00590709746710821</text:p>
          </table:table-cell>
          <table:table-cell office:value-type="float" office:value="0.00671925211802513" calcext:value-type="float">
            <text:p>0,00671925211802513</text:p>
          </table:table-cell>
          <table:table-cell office:value-type="float" office:value="0.00665134249523157" calcext:value-type="float">
            <text:p>0,00665134249523157</text:p>
          </table:table-cell>
          <table:table-cell office:value-type="float" office:value="0.00790288704567299" calcext:value-type="float">
            <text:p>0,00790288704567299</text:p>
          </table:table-cell>
          <table:table-cell office:value-type="float" office:value="0.00877612511358745" calcext:value-type="float">
            <text:p>0,00877612511358745</text:p>
          </table:table-cell>
          <table:table-cell office:value-type="float" office:value="0.00748103661535252" calcext:value-type="float">
            <text:p>0,00748103661535252</text:p>
          </table:table-cell>
          <table:table-cell office:value-type="float" office:value="0.00685948425304613" calcext:value-type="float">
            <text:p>0,00685948425304613</text:p>
          </table:table-cell>
          <table:table-cell office:value-type="float" office:value="0.00803910081802127" calcext:value-type="float">
            <text:p>0,00803910081802127</text:p>
          </table:table-cell>
          <table:table-cell office:value-type="float" office:value="0.00923123769635745" calcext:value-type="float">
            <text:p>0,00923123769635745</text:p>
          </table:table-cell>
          <table:table-cell office:value-type="float" office:value="0.0085487906588824" calcext:value-type="float">
            <text:p>0,0085487906588824</text:p>
          </table:table-cell>
          <table:table-cell office:value-type="float" office:value="0.00775725792812726" calcext:value-type="float">
            <text:p>0,00775725792812726</text:p>
          </table:table-cell>
          <table:table-cell office:value-type="float" office:value="0.00770966412528333" calcext:value-type="float">
            <text:p>0,00770966412528333</text:p>
          </table:table-cell>
          <table:table-cell office:value-type="float" office:value="0.00764231081255978" calcext:value-type="float">
            <text:p>0,00764231081255978</text:p>
          </table:table-cell>
          <table:table-cell office:value-type="float" office:value="0.00831698599399516" calcext:value-type="float">
            <text:p>0,00831698599399516</text:p>
          </table:table-cell>
          <table:table-cell office:value-type="float" office:value="0.00780059868115297" calcext:value-type="float">
            <text:p>0,00780059868115297</text:p>
          </table:table-cell>
          <table:table-cell office:value-type="float" office:value="0.00741712580426373" calcext:value-type="float">
            <text:p>0,00741712580426373</text:p>
          </table:table-cell>
          <table:table-cell office:value-type="float" office:value="0.00782840796743745" calcext:value-type="float">
            <text:p>0,00782840796743745</text:p>
          </table:table-cell>
          <table:table-cell office:value-type="float" office:value="0.00883945309247653" calcext:value-type="float">
            <text:p>0,00883945309247653</text:p>
          </table:table-cell>
          <table:table-cell office:value-type="float" office:value="0.00882182284145202" calcext:value-type="float">
            <text:p>0,00882182284145202</text:p>
          </table:table-cell>
          <table:table-cell office:value-type="float" office:value="0.00957207428047394" calcext:value-type="float">
            <text:p>0,00957207428047394</text:p>
          </table:table-cell>
          <table:table-cell office:value-type="float" office:value="0.0101999484660687" calcext:value-type="float">
            <text:p>0,0101999484660687</text:p>
          </table:table-cell>
          <table:table-cell office:value-type="float" office:value="0.011068787117618" calcext:value-type="float">
            <text:p>0,011068787117618</text:p>
          </table:table-cell>
          <table:table-cell office:value-type="float" office:value="0.0122757164291656" calcext:value-type="float">
            <text:p>0,0122757164291656</text:p>
          </table:table-cell>
          <table:table-cell office:value-type="float" office:value="0.0112403801833235" calcext:value-type="float">
            <text:p>0,0112403801833235</text:p>
          </table:table-cell>
          <table:table-cell office:value-type="float" office:value="0.0127185498666561" calcext:value-type="float">
            <text:p>0,0127185498666561</text:p>
          </table:table-cell>
          <table:table-cell office:value-type="float" office:value="0.01292286930356" calcext:value-type="float">
            <text:p>0,01292286930356</text:p>
          </table:table-cell>
          <table:table-cell office:value-type="float" office:value="0.0204149277856745" calcext:value-type="float">
            <text:p>0,0204149277856745</text:p>
          </table:table-cell>
          <table:table-cell office:value-type="float" office:value="0.0322769157483245" calcext:value-type="float">
            <text:p>0,0322769157483245</text:p>
          </table:table-cell>
          <table:table-cell office:value-type="float" office:value="0.0344964771150155" calcext:value-type="float">
            <text:p>0,0344964771150155</text:p>
          </table:table-cell>
          <table:table-cell office:value-type="float" office:value="0.0280458425359839" calcext:value-type="float">
            <text:p>0,0280458425359839</text:p>
          </table:table-cell>
          <table:table-cell office:value-type="float" office:value="0.0231865166930247" calcext:value-type="float">
            <text:p>0,0231865166930247</text:p>
          </table:table-cell>
          <table:table-cell office:value-type="float" office:value="0.0206977575303115" calcext:value-type="float">
            <text:p>0,0206977575303115</text:p>
          </table:table-cell>
          <table:table-cell table:style-name="Default" office:value-type="float" office:value="0.0170876543949647" calcext:value-type="float">
            <text:p>0,0170876543949647</text:p>
          </table:table-cell>
          <table:table-cell table:style-name="Default" table:formula="of:=([.AS13]+[.AS14])/100" office:value-type="float" office:value="0.017089848970056" calcext:value-type="float">
            <text:p>0,017089848970056</text:p>
          </table:table-cell>
          <table:table-cell table:style-name="Default" table:formula="of:=([.AT13]+[.AT14])/100" office:value-type="float" office:value="0.016258422249543" calcext:value-type="float">
            <text:p>0,016258422249543</text:p>
          </table:table-cell>
          <table:table-cell table:style-name="Default" table:formula="of:=([.AU13]+[.AU14])/100" office:value-type="float" office:value="0.0161080578958076" calcext:value-type="float">
            <text:p>0,0161080578958076</text:p>
          </table:table-cell>
          <table:table-cell table:style-name="Default" table:formula="of:=([.AV13]+[.AV14])/100" office:value-type="float" office:value="0.0117216071678267" calcext:value-type="float">
            <text:p>0,0117216071678267</text:p>
          </table:table-cell>
          <table:table-cell table:style-name="Default" table:formula="of:=([.AW13]+[.AW14])/100" office:value-type="float" office:value="0.0103196582567722" calcext:value-type="float">
            <text:p>0,0103196582567722</text:p>
          </table:table-cell>
          <table:table-cell table:style-name="Default" table:formula="of:=([.AX13]+[.AX14])/100" office:value-type="float" office:value="0.00864757367248213" calcext:value-type="float">
            <text:p>0,00864757367248213</text:p>
          </table:table-cell>
          <table:table-cell table:style-name="Default" table:formula="of:=([.AY13]+[.AY14])/100" office:value-type="float" office:value="0.00952133509069817" calcext:value-type="float">
            <text:p>0,00952133509069817</text:p>
          </table:table-cell>
          <table:table-cell table:style-name="Default" table:formula="of:=([.AZ13]+[.AZ14])/100" office:value-type="float" office:value="0.00912144456348161" calcext:value-type="float">
            <text:p>0,00912144456348161</text:p>
          </table:table-cell>
          <table:table-cell table:style-name="Default" table:formula="of:=([.BA13]+[.BA14])/100" office:value-type="float" office:value="0.00692398863809662" calcext:value-type="float">
            <text:p>0,00692398863809662</text:p>
          </table:table-cell>
          <table:table-cell table:style-name="Default" table:formula="of:=([.BB13]+[.BB14])/100" office:value-type="float" office:value="0.0165825716233153" calcext:value-type="float">
            <text:p>0,01658257162331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"/>Transformação</text:p>
          </table:table-cell>
          <table:table-cell office:value-type="float" office:value="0.198895027624309" calcext:value-type="float">
            <text:p>0,198895027624309</text:p>
          </table:table-cell>
          <table:table-cell office:value-type="float" office:value="0.193531283138918" calcext:value-type="float">
            <text:p>0,193531283138918</text:p>
          </table:table-cell>
          <table:table-cell office:value-type="float" office:value="0.193518941122775" calcext:value-type="float">
            <text:p>0,193518941122775</text:p>
          </table:table-cell>
          <table:table-cell office:value-type="float" office:value="0.192879499217527" calcext:value-type="float">
            <text:p>0,192879499217527</text:p>
          </table:table-cell>
          <table:table-cell office:value-type="float" office:value="0.195784094538486" calcext:value-type="float">
            <text:p>0,195784094538486</text:p>
          </table:table-cell>
          <table:table-cell office:value-type="float" office:value="0.187567567567568" calcext:value-type="float">
            <text:p>0,187567567567568</text:p>
          </table:table-cell>
          <table:table-cell office:value-type="float" office:value="0.197014250169645" calcext:value-type="float">
            <text:p>0,197014250169645</text:p>
          </table:table-cell>
          <table:table-cell office:value-type="float" office:value="0.207887700534759" calcext:value-type="float">
            <text:p>0,207887700534759</text:p>
          </table:table-cell>
          <table:table-cell office:value-type="float" office:value="0.21155676410605" calcext:value-type="float">
            <text:p>0,21155676410605</text:p>
          </table:table-cell>
          <table:table-cell office:value-type="float" office:value="0.220041210280881" calcext:value-type="float">
            <text:p>0,220041210280881</text:p>
          </table:table-cell>
          <table:table-cell office:value-type="float" office:value="0.223574688982368" calcext:value-type="float">
            <text:p>0,223574688982368</text:p>
          </table:table-cell>
          <table:table-cell office:value-type="float" office:value="0.247297692082968" calcext:value-type="float">
            <text:p>0,247297692082968</text:p>
          </table:table-cell>
          <table:table-cell office:value-type="float" office:value="0.266787303760943" calcext:value-type="float">
            <text:p>0,266787303760943</text:p>
          </table:table-cell>
          <table:table-cell office:value-type="float" office:value="0.263287173827916" calcext:value-type="float">
            <text:p>0,263287173827916</text:p>
          </table:table-cell>
          <table:table-cell office:value-type="float" office:value="0.278516428332297" calcext:value-type="float">
            <text:p>0,278516428332297</text:p>
          </table:table-cell>
          <table:table-cell office:value-type="float" office:value="0.271299345781858" calcext:value-type="float">
            <text:p>0,271299345781858</text:p>
          </table:table-cell>
          <table:table-cell office:value-type="float" office:value="0.273997826862304" calcext:value-type="float">
            <text:p>0,273997826862304</text:p>
          </table:table-cell>
          <table:table-cell office:value-type="float" office:value="0.270986115446619" calcext:value-type="float">
            <text:p>0,270986115446619</text:p>
          </table:table-cell>
          <table:table-cell office:value-type="float" office:value="0.259414874152267" calcext:value-type="float">
            <text:p>0,259414874152267</text:p>
          </table:table-cell>
          <table:table-cell office:value-type="float" office:value="0.265747870249017" calcext:value-type="float">
            <text:p>0,265747870249017</text:p>
          </table:table-cell>
          <table:table-cell office:value-type="float" office:value="0.255114548842072" calcext:value-type="float">
            <text:p>0,255114548842072</text:p>
          </table:table-cell>
          <table:table-cell office:value-type="float" office:value="0.278012569544612" calcext:value-type="float">
            <text:p>0,278012569544612</text:p>
          </table:table-cell>
          <table:table-cell office:value-type="float" office:value="0.283034606630912" calcext:value-type="float">
            <text:p>0,283034606630912</text:p>
          </table:table-cell>
          <table:table-cell office:value-type="float" office:value="0.293178679258482" calcext:value-type="float">
            <text:p>0,293178679258482</text:p>
          </table:table-cell>
          <table:table-cell office:value-type="float" office:value="0.296623289898905" calcext:value-type="float">
            <text:p>0,296623289898905</text:p>
          </table:table-cell>
          <table:table-cell office:value-type="float" office:value="0.303749081024429" calcext:value-type="float">
            <text:p>0,303749081024429</text:p>
          </table:table-cell>
          <table:table-cell office:value-type="float" office:value="0.330324118892963" calcext:value-type="float">
            <text:p>0,330324118892963</text:p>
          </table:table-cell>
          <table:table-cell office:value-type="float" office:value="0.337802061066147" calcext:value-type="float">
            <text:p>0,337802061066147</text:p>
          </table:table-cell>
          <table:table-cell office:value-type="float" office:value="0.335943482669291" calcext:value-type="float">
            <text:p>0,335943482669291</text:p>
          </table:table-cell>
          <table:table-cell office:value-type="float" office:value="0.334300562399483" calcext:value-type="float">
            <text:p>0,334300562399483</text:p>
          </table:table-cell>
          <table:table-cell office:value-type="float" office:value="0.320872965764239" calcext:value-type="float">
            <text:p>0,320872965764239</text:p>
          </table:table-cell>
          <table:table-cell office:value-type="float" office:value="0.331213595980669" calcext:value-type="float">
            <text:p>0,331213595980669</text:p>
          </table:table-cell>
          <table:table-cell office:value-type="float" office:value="0.331456314666842" calcext:value-type="float">
            <text:p>0,331456314666842</text:p>
          </table:table-cell>
          <table:table-cell office:value-type="float" office:value="0.337015327172337" calcext:value-type="float">
            <text:p>0,337015327172337</text:p>
          </table:table-cell>
          <table:table-cell office:value-type="float" office:value="0.331880876057744" calcext:value-type="float">
            <text:p>0,331880876057744</text:p>
          </table:table-cell>
          <table:table-cell office:value-type="float" office:value="0.343508510082603" calcext:value-type="float">
            <text:p>0,343508510082603</text:p>
          </table:table-cell>
          <table:table-cell office:value-type="float" office:value="0.330887291045726" calcext:value-type="float">
            <text:p>0,330887291045726</text:p>
          </table:table-cell>
          <table:table-cell office:value-type="float" office:value="0.339041025809446" calcext:value-type="float">
            <text:p>0,339041025809446</text:p>
          </table:table-cell>
          <table:table-cell office:value-type="float" office:value="0.358806214891871" calcext:value-type="float">
            <text:p>0,358806214891871</text:p>
          </table:table-cell>
          <table:table-cell office:value-type="float" office:value="0.346624297582905" calcext:value-type="float">
            <text:p>0,346624297582905</text:p>
          </table:table-cell>
          <table:table-cell office:value-type="float" office:value="0.333457515777171" calcext:value-type="float">
            <text:p>0,333457515777171</text:p>
          </table:table-cell>
          <table:table-cell office:value-type="float" office:value="0.334243115021969" calcext:value-type="float">
            <text:p>0,334243115021969</text:p>
          </table:table-cell>
          <table:table-cell table:style-name="Default" office:value-type="float" office:value="0.323883169397786" calcext:value-type="float">
            <text:p>0,323883169397786</text:p>
          </table:table-cell>
          <table:table-cell table:style-name="Default" table:formula="of:=SUM([.AS16:.AS47])/100" office:value-type="float" office:value="0.265437297655184" calcext:value-type="float">
            <text:p>0,265437297655184</text:p>
          </table:table-cell>
          <table:table-cell table:style-name="Default" table:formula="of:=SUM([.AT16:.AT47])/100" office:value-type="float" office:value="0.248611043285297" calcext:value-type="float">
            <text:p>0,248611043285297</text:p>
          </table:table-cell>
          <table:table-cell table:style-name="Default" table:formula="of:=SUM([.AU16:.AU47])/100" office:value-type="float" office:value="0.264274042513464" calcext:value-type="float">
            <text:p>0,264274042513464</text:p>
          </table:table-cell>
          <table:table-cell table:style-name="Default" table:formula="of:=SUM([.AV16:.AV47])/100" office:value-type="float" office:value="0.290614763072425" calcext:value-type="float">
            <text:p>0,290614763072425</text:p>
          </table:table-cell>
          <table:table-cell table:style-name="Default" table:formula="of:=SUM([.AW16:.AW47])/100" office:value-type="float" office:value="0.26789739783543" calcext:value-type="float">
            <text:p>0,26789739783543</text:p>
          </table:table-cell>
          <table:table-cell table:style-name="Default" table:formula="of:=SUM([.AX16:.AX47])/100" office:value-type="float" office:value="0.239130426380727" calcext:value-type="float">
            <text:p>0,239130426380727</text:p>
          </table:table-cell>
          <table:table-cell table:style-name="Default" table:formula="of:=SUM([.AY16:.AY47])/100" office:value-type="float" office:value="0.214892039268356" calcext:value-type="float">
            <text:p>0,214892039268356</text:p>
          </table:table-cell>
          <table:table-cell table:style-name="Default" table:formula="of:=SUM([.AZ16:.AZ47])/100" office:value-type="float" office:value="0.21629607342732" calcext:value-type="float">
            <text:p>0,21629607342732</text:p>
          </table:table-cell>
          <table:table-cell table:style-name="Default" table:formula="of:=SUM([.BA16:.BA47])/100" office:value-type="float" office:value="0.209674387381753" calcext:value-type="float">
            <text:p>0,209674387381753</text:p>
          </table:table-cell>
          <table:table-cell table:style-name="Default" table:formula="of:=SUM([.BB16:.BB47])/100" office:value-type="float" office:value="0.21462329901133" calcext:value-type="float">
            <text:p>0,2146232990113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nsformação (sem dummy)</text:p>
          </table:table-cell>
          <table:table-cell table:style-name="ce3" office:value-type="percentage" office:value="0.193087008343266" calcext:value-type="percentage">
            <text:p>19,31%</text:p>
          </table:table-cell>
          <table:table-cell table:style-name="ce3" office:value-type="percentage" office:value="0.188144329896907" calcext:value-type="percentage">
            <text:p>18,81%</text:p>
          </table:table-cell>
          <table:table-cell table:style-name="ce3" office:value-type="percentage" office:value="0.188612099644128" calcext:value-type="percentage">
            <text:p>18,86%</text:p>
          </table:table-cell>
          <table:table-cell table:style-name="ce3" office:value-type="percentage" office:value="0.186601059803179" calcext:value-type="percentage">
            <text:p>18,66%</text:p>
          </table:table-cell>
          <table:table-cell table:style-name="ce3" office:value-type="percentage" office:value="0.189489953632148" calcext:value-type="percentage">
            <text:p>18,95%</text:p>
          </table:table-cell>
          <table:table-cell table:style-name="ce3" office:value-type="percentage" office:value="0.181580324437467" calcext:value-type="percentage">
            <text:p>18,16%</text:p>
          </table:table-cell>
          <table:table-cell table:style-name="ce3" office:value-type="percentage" office:value="0.190507436570429" calcext:value-type="percentage">
            <text:p>19,05%</text:p>
          </table:table-cell>
          <table:table-cell table:style-name="ce3" office:value-type="percentage" office:value="0.200677528633651" calcext:value-type="percentage">
            <text:p>20,07%</text:p>
          </table:table-cell>
          <table:table-cell table:style-name="ce3" office:value-type="percentage" office:value="0.204092339979014" calcext:value-type="percentage">
            <text:p>20,41%</text:p>
          </table:table-cell>
          <table:table-cell table:style-name="ce3" office:value-type="percentage" office:value="0.212884272374357" calcext:value-type="percentage">
            <text:p>21,29%</text:p>
          </table:table-cell>
          <table:table-cell table:style-name="ce3" office:value-type="percentage" office:value="0.215400534621023" calcext:value-type="percentage">
            <text:p>21,54%</text:p>
          </table:table-cell>
          <table:table-cell table:style-name="ce3" office:value-type="percentage" office:value="0.23934403053651" calcext:value-type="percentage">
            <text:p>23,93%</text:p>
          </table:table-cell>
          <table:table-cell table:style-name="ce3" office:value-type="percentage" office:value="0.25929270843236" calcext:value-type="percentage">
            <text:p>25,93%</text:p>
          </table:table-cell>
          <table:table-cell table:style-name="ce3" office:value-type="percentage" office:value="0.255704605172175" calcext:value-type="percentage">
            <text:p>25,57%</text:p>
          </table:table-cell>
          <table:table-cell table:style-name="ce3" office:value-type="percentage" office:value="0.270244558912247" calcext:value-type="percentage">
            <text:p>27,02%</text:p>
          </table:table-cell>
          <table:table-cell table:style-name="ce3" office:value-type="percentage" office:value="0.262501441919483" calcext:value-type="percentage">
            <text:p>26,25%</text:p>
          </table:table-cell>
          <table:table-cell table:style-name="ce3" office:value-type="percentage" office:value="0.265301369312934" calcext:value-type="percentage">
            <text:p>26,53%</text:p>
          </table:table-cell>
          <table:table-cell table:style-name="ce3" office:value-type="percentage" office:value="0.261646126215396" calcext:value-type="percentage">
            <text:p>26,16%</text:p>
          </table:table-cell>
          <table:table-cell table:style-name="ce3" office:value-type="percentage" office:value="0.249411269218818" calcext:value-type="percentage">
            <text:p>24,94%</text:p>
          </table:table-cell>
          <table:table-cell table:style-name="ce3" office:value-type="percentage" office:value="0.254507688878984" calcext:value-type="percentage">
            <text:p>25,45%</text:p>
          </table:table-cell>
          <table:table-cell table:style-name="ce3" office:value-type="percentage" office:value="0.244305747591061" calcext:value-type="percentage">
            <text:p>24,43%</text:p>
          </table:table-cell>
          <table:table-cell table:style-name="ce3" office:value-type="percentage" office:value="0.265977275930761" calcext:value-type="percentage">
            <text:p>26,60%</text:p>
          </table:table-cell>
          <table:table-cell table:style-name="ce3" office:value-type="percentage" office:value="0.270470891398828" calcext:value-type="percentage">
            <text:p>27,05%</text:p>
          </table:table-cell>
          <table:table-cell table:style-name="ce3" office:value-type="percentage" office:value="0.274334199493005" calcext:value-type="percentage">
            <text:p>27,43%</text:p>
          </table:table-cell>
          <table:table-cell table:style-name="ce3" office:value-type="percentage" office:value="0.276700577050725" calcext:value-type="percentage">
            <text:p>27,67%</text:p>
          </table:table-cell>
          <table:table-cell table:style-name="ce3" office:value-type="percentage" office:value="0.284431532200012" calcext:value-type="percentage">
            <text:p>28,44%</text:p>
          </table:table-cell>
          <table:table-cell table:style-name="ce3" office:value-type="percentage" office:value="0.311927072356728" calcext:value-type="percentage">
            <text:p>31,19%</text:p>
          </table:table-cell>
          <table:table-cell table:style-name="ce3" office:value-type="percentage" office:value="0.316911504244122" calcext:value-type="percentage">
            <text:p>31,69%</text:p>
          </table:table-cell>
          <table:table-cell table:style-name="ce3" office:value-type="percentage" office:value="0.313414416930581" calcext:value-type="percentage">
            <text:p>31,34%</text:p>
          </table:table-cell>
          <table:table-cell table:style-name="ce3" office:value-type="percentage" office:value="0.310041299898076" calcext:value-type="percentage">
            <text:p>31,00%</text:p>
          </table:table-cell>
          <table:table-cell table:style-name="ce3" office:value-type="percentage" office:value="0.296725020590878" calcext:value-type="percentage">
            <text:p>29,67%</text:p>
          </table:table-cell>
          <table:table-cell table:style-name="ce3" office:value-type="percentage" office:value="0.303662906980481" calcext:value-type="percentage">
            <text:p>30,37%</text:p>
          </table:table-cell>
          <table:table-cell table:style-name="ce3" office:value-type="percentage" office:value="0.304684522759731" calcext:value-type="percentage">
            <text:p>30,47%</text:p>
          </table:table-cell>
          <table:table-cell table:style-name="ce3" office:value-type="percentage" office:value="0.312895001775307" calcext:value-type="percentage">
            <text:p>31,29%</text:p>
          </table:table-cell>
          <table:table-cell table:style-name="ce3" office:value-type="percentage" office:value="0.299889048511568" calcext:value-type="percentage">
            <text:p>29,99%</text:p>
          </table:table-cell>
          <table:table-cell table:style-name="ce3" office:value-type="percentage" office:value="0.309273845451294" calcext:value-type="percentage">
            <text:p>30,93%</text:p>
          </table:table-cell>
          <table:table-cell table:style-name="ce3" office:value-type="percentage" office:value="0.29044953970581" calcext:value-type="percentage">
            <text:p>29,04%</text:p>
          </table:table-cell>
          <table:table-cell table:style-name="ce3" office:value-type="percentage" office:value="0.29884274675296" calcext:value-type="percentage">
            <text:p>29,88%</text:p>
          </table:table-cell>
          <table:table-cell table:style-name="ce3" office:value-type="percentage" office:value="0.316197876187763" calcext:value-type="percentage">
            <text:p>31,62%</text:p>
          </table:table-cell>
          <table:table-cell table:style-name="ce3" office:value-type="percentage" office:value="0.321007586823306" calcext:value-type="percentage">
            <text:p>32,10%</text:p>
          </table:table-cell>
          <table:table-cell table:style-name="ce3" office:value-type="percentage" office:value="0.287655063634339" calcext:value-type="percentage">
            <text:p>28,77%</text:p>
          </table:table-cell>
          <table:table-cell table:style-name="ce3" office:value-type="percentage" office:value="0.286192797349505" calcext:value-type="percentage">
            <text:p>28,62%</text:p>
          </table:table-cell>
          <table:table-cell table:style-name="ce3" office:value-type="percentage" office:value="0.256037333930232" calcext:value-type="percentage">
            <text:p>25,60%</text:p>
          </table:table-cell>
          <table:table-cell table:style-name="Default" table:formula="of:=SUM([.BD14:.BD41])/100" office:value-type="float" office:value="0.00226622580149064" calcext:value-type="float">
            <text:p>0,00226622580149064</text:p>
          </table:table-cell>
          <table:table-cell table:style-name="Default" table:formula="of:=SUM([.BE14:.BE41])/100" office:value-type="float" office:value="0.00220245080103156" calcext:value-type="float">
            <text:p>0,00220245080103156</text:p>
          </table:table-cell>
          <table:table-cell table:style-name="Default" table:formula="of:=SUM([.BF14:.BF41])/100" office:value-type="float" office:value="0.00213261584058755" calcext:value-type="float">
            <text:p>0,00213261584058755</text:p>
          </table:table-cell>
          <table:table-cell table:style-name="Default" table:formula="of:=SUM([.BG14:.BG41])/100" office:value-type="float" office:value="0.0022186017076043" calcext:value-type="float">
            <text:p>0,0022186017076043</text:p>
          </table:table-cell>
          <table:table-cell table:style-name="Default" table:formula="of:=SUM([.BH14:.BH41])/100" office:value-type="float" office:value="0.00234777107782711" calcext:value-type="float">
            <text:p>0,00234777107782711</text:p>
          </table:table-cell>
          <table:table-cell table:style-name="Default" table:formula="of:=SUM([.BI14:.BI41])/100" office:value-type="float" office:value="0.00224756270942081" calcext:value-type="float">
            <text:p>0,00224756270942081</text:p>
          </table:table-cell>
          <table:table-cell table:style-name="Default" table:formula="of:=SUM([.BJ14:.BJ41])/100" office:value-type="float" office:value="0.00204012688051691" calcext:value-type="float">
            <text:p>0,00204012688051691</text:p>
          </table:table-cell>
          <table:table-cell table:style-name="Default" table:formula="of:=SUM([.BK14:.BK41])/100" office:value-type="float" office:value="0.00205825162219163" calcext:value-type="float">
            <text:p>0,00205825162219163</text:p>
          </table:table-cell>
          <table:table-cell table:style-name="Default" table:formula="of:=SUM([.BL14:.BL41])/100" office:value-type="float" office:value="0.0019945860558545" calcext:value-type="float">
            <text:p>0,0019945860558545</text:p>
          </table:table-cell>
          <table:table-cell table:style-name="Default" table:formula="of:=SUM([.BM14:.BM41])/100" office:value-type="float" office:value="0.00204771291246814" calcext:value-type="float">
            <text:p>0,00204771291246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"/>Construção</text:p>
          </table:table-cell>
          <table:table-cell office:value-type="float" office:value="0.0460405156537753" calcext:value-type="float">
            <text:p>0,0460405156537753</text:p>
          </table:table-cell>
          <table:table-cell office:value-type="float" office:value="0.0408271474019088" calcext:value-type="float">
            <text:p>0,0408271474019088</text:p>
          </table:table-cell>
          <table:table-cell office:value-type="float" office:value="0.0442720219078047" calcext:value-type="float">
            <text:p>0,0442720219078047</text:p>
          </table:table-cell>
          <table:table-cell office:value-type="float" office:value="0.0422535211267606" calcext:value-type="float">
            <text:p>0,0422535211267606</text:p>
          </table:table-cell>
          <table:table-cell office:value-type="float" office:value="0.0504631108272118" calcext:value-type="float">
            <text:p>0,0504631108272118</text:p>
          </table:table-cell>
          <table:table-cell office:value-type="float" office:value="0.0489189189189189" calcext:value-type="float">
            <text:p>0,0489189189189189</text:p>
          </table:table-cell>
          <table:table-cell office:value-type="float" office:value="0.0531553947070799" calcext:value-type="float">
            <text:p>0,0531553947070799</text:p>
          </table:table-cell>
          <table:table-cell office:value-type="float" office:value="0.0476270053475936" calcext:value-type="float">
            <text:p>0,0476270053475936</text:p>
          </table:table-cell>
          <table:table-cell office:value-type="float" office:value="0.0414683888511217" calcext:value-type="float">
            <text:p>0,0414683888511217</text:p>
          </table:table-cell>
          <table:table-cell office:value-type="float" office:value="0.0472833749051079" calcext:value-type="float">
            <text:p>0,0472833749051079</text:p>
          </table:table-cell>
          <table:table-cell office:value-type="float" office:value="0.048062293027835" calcext:value-type="float">
            <text:p>0,048062293027835</text:p>
          </table:table-cell>
          <table:table-cell office:value-type="float" office:value="0.0547765118317266" calcext:value-type="float">
            <text:p>0,0547765118317266</text:p>
          </table:table-cell>
          <table:table-cell office:value-type="float" office:value="0.0542377854942045" calcext:value-type="float">
            <text:p>0,0542377854942045</text:p>
          </table:table-cell>
          <table:table-cell office:value-type="float" office:value="0.0495532376917874" calcext:value-type="float">
            <text:p>0,0495532376917874</text:p>
          </table:table-cell>
          <table:table-cell office:value-type="float" office:value="0.0379501650007174" calcext:value-type="float">
            <text:p>0,0379501650007174</text:p>
          </table:table-cell>
          <table:table-cell office:value-type="float" office:value="0.0472855162958437" calcext:value-type="float">
            <text:p>0,0472855162958437</text:p>
          </table:table-cell>
          <table:table-cell office:value-type="float" office:value="0.0509028474739348" calcext:value-type="float">
            <text:p>0,0509028474739348</text:p>
          </table:table-cell>
          <table:table-cell office:value-type="float" office:value="0.0461991729988839" calcext:value-type="float">
            <text:p>0,0461991729988839</text:p>
          </table:table-cell>
          <table:table-cell office:value-type="float" office:value="0.0470910649846013" calcext:value-type="float">
            <text:p>0,0470910649846013</text:p>
          </table:table-cell>
          <table:table-cell office:value-type="float" office:value="0.0487273620874538" calcext:value-type="float">
            <text:p>0,0487273620874538</text:p>
          </table:table-cell>
          <table:table-cell office:value-type="float" office:value="0.0522615551694786" calcext:value-type="float">
            <text:p>0,0522615551694786</text:p>
          </table:table-cell>
          <table:table-cell office:value-type="float" office:value="0.0600958170203998" calcext:value-type="float">
            <text:p>0,0600958170203998</text:p>
          </table:table-cell>
          <table:table-cell office:value-type="float" office:value="0.0605726524595235" calcext:value-type="float">
            <text:p>0,0605726524595235</text:p>
          </table:table-cell>
          <table:table-cell office:value-type="float" office:value="0.0576615781542448" calcext:value-type="float">
            <text:p>0,0576615781542448</text:p>
          </table:table-cell>
          <table:table-cell office:value-type="float" office:value="0.0586499558183191" calcext:value-type="float">
            <text:p>0,0586499558183191</text:p>
          </table:table-cell>
          <table:table-cell office:value-type="float" office:value="0.0617258020905767" calcext:value-type="float">
            <text:p>0,0617258020905767</text:p>
          </table:table-cell>
          <table:table-cell office:value-type="float" office:value="0.061992039183089" calcext:value-type="float">
            <text:p>0,061992039183089</text:p>
          </table:table-cell>
          <table:table-cell office:value-type="float" office:value="0.0650001304212087" calcext:value-type="float">
            <text:p>0,0650001304212087</text:p>
          </table:table-cell>
          <table:table-cell office:value-type="float" office:value="0.0666277801028775" calcext:value-type="float">
            <text:p>0,0666277801028775</text:p>
          </table:table-cell>
          <table:table-cell office:value-type="float" office:value="0.0670177247416033" calcext:value-type="float">
            <text:p>0,0670177247416033</text:p>
          </table:table-cell>
          <table:table-cell office:value-type="float" office:value="0.0671337676473262" calcext:value-type="float">
            <text:p>0,0671337676473262</text:p>
          </table:table-cell>
          <table:table-cell office:value-type="float" office:value="0.0691083648258437" calcext:value-type="float">
            <text:p>0,0691083648258437</text:p>
          </table:table-cell>
          <table:table-cell office:value-type="float" office:value="0.0754898026235032" calcext:value-type="float">
            <text:p>0,0754898026235032</text:p>
          </table:table-cell>
          <table:table-cell office:value-type="float" office:value="0.0733746671398007" calcext:value-type="float">
            <text:p>0,0733746671398007</text:p>
          </table:table-cell>
          <table:table-cell office:value-type="float" office:value="0.079613880121958" calcext:value-type="float">
            <text:p>0,079613880121958</text:p>
          </table:table-cell>
          <table:table-cell office:value-type="float" office:value="0.0782933014848788" calcext:value-type="float">
            <text:p>0,0782933014848788</text:p>
          </table:table-cell>
          <table:table-cell office:value-type="float" office:value="0.0686171572400119" calcext:value-type="float">
            <text:p>0,0686171572400119</text:p>
          </table:table-cell>
          <table:table-cell office:value-type="float" office:value="0.064699017864702" calcext:value-type="float">
            <text:p>0,064699017864702</text:p>
          </table:table-cell>
          <table:table-cell office:value-type="float" office:value="0.061738439959172" calcext:value-type="float">
            <text:p>0,061738439959172</text:p>
          </table:table-cell>
          <table:table-cell office:value-type="float" office:value="0.0725748249010973" calcext:value-type="float">
            <text:p>0,0725748249010973</text:p>
          </table:table-cell>
          <table:table-cell office:value-type="float" office:value="0.0844277772082455" calcext:value-type="float">
            <text:p>0,0844277772082455</text:p>
          </table:table-cell>
          <table:table-cell office:value-type="float" office:value="0.0826711173867866" calcext:value-type="float">
            <text:p>0,0826711173867866</text:p>
          </table:table-cell>
          <table:table-cell table:style-name="Default" office:value-type="float" office:value="0.0959309537434753" calcext:value-type="float">
            <text:p>0,0959309537434753</text:p>
          </table:table-cell>
          <table:table-cell table:style-name="ce16" table:formula="of:=[.AS49]/100" office:value-type="float" office:value="0.0776335195707445" calcext:value-type="float">
            <text:p><text:s text:c="3"/>0,08</text:p>
          </table:table-cell>
          <table:table-cell table:style-name="ce16" table:formula="of:=[.AT49]/100" office:value-type="float" office:value="0.0711570874613162" calcext:value-type="float">
            <text:p><text:s text:c="3"/>0,07</text:p>
          </table:table-cell>
          <table:table-cell table:style-name="ce16" table:formula="of:=[.AU49]/100" office:value-type="float" office:value="0.0762942556627567" calcext:value-type="float">
            <text:p><text:s text:c="3"/>0,08</text:p>
          </table:table-cell>
          <table:table-cell table:style-name="ce16" table:formula="of:=[.AV49]/100" office:value-type="float" office:value="0.0826475177298229" calcext:value-type="float">
            <text:p><text:s text:c="3"/>0,08</text:p>
          </table:table-cell>
          <table:table-cell table:style-name="ce16" table:formula="of:=[.AW49]/100" office:value-type="float" office:value="0.0915118307900321" calcext:value-type="float">
            <text:p><text:s text:c="3"/>0,09</text:p>
          </table:table-cell>
          <table:table-cell table:style-name="ce16" table:formula="of:=[.AX49]/100" office:value-type="float" office:value="0.0921765305557852" calcext:value-type="float">
            <text:p><text:s text:c="3"/>0,09</text:p>
          </table:table-cell>
          <table:table-cell table:style-name="ce16" table:formula="of:=[.AY49]/100" office:value-type="float" office:value="0.0951741360557314" calcext:value-type="float">
            <text:p><text:s text:c="3"/>0,10</text:p>
          </table:table-cell>
          <table:table-cell table:style-name="ce16" table:formula="of:=[.AZ49]/100" office:value-type="float" office:value="0.0991248082436487" calcext:value-type="float">
            <text:p><text:s text:c="3"/>0,10</text:p>
          </table:table-cell>
          <table:table-cell table:style-name="ce16" table:formula="of:=[.BA49]/100" office:value-type="float" office:value="0.101453047770604" calcext:value-type="float">
            <text:p><text:s text:c="3"/>0,10</text:p>
          </table:table-cell>
          <table:table-cell table:style-name="ce16" table:formula="of:=[.BB49]/100" office:value-type="float" office:value="0.0949409418805629" calcext:value-type="float">
            <text:p><text:s text:c="3"/>0,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"/>Serviços industriais de utilidade pública</text:p>
          </table:table-cell>
          <table:table-cell office:value-type="float" office:value="0.0110497237569061" calcext:value-type="float">
            <text:p>0,0110497237569061</text:p>
          </table:table-cell>
          <table:table-cell office:value-type="float" office:value="0.0100742311770944" calcext:value-type="float">
            <text:p>0,0100742311770944</text:p>
          </table:table-cell>
          <table:table-cell office:value-type="float" office:value="0.0114103149246919" calcext:value-type="float">
            <text:p>0,0114103149246919</text:p>
          </table:table-cell>
          <table:table-cell office:value-type="float" office:value="0.0101721439749609" calcext:value-type="float">
            <text:p>0,0101721439749609</text:p>
          </table:table-cell>
          <table:table-cell office:value-type="float" office:value="0.00862344298946024" calcext:value-type="float">
            <text:p>0,00862344298946024</text:p>
          </table:table-cell>
          <table:table-cell office:value-type="float" office:value="0.00783783783783784" calcext:value-type="float">
            <text:p>0,00783783783783784</text:p>
          </table:table-cell>
          <table:table-cell office:value-type="float" office:value="0.00723818140692151" calcext:value-type="float">
            <text:p>0,00723818140692151</text:p>
          </table:table-cell>
          <table:table-cell office:value-type="float" office:value="0.00668449197860963" calcext:value-type="float">
            <text:p>0,00668449197860963</text:p>
          </table:table-cell>
          <table:table-cell office:value-type="float" office:value="0.00761386811692726" calcext:value-type="float">
            <text:p>0,00761386811692726</text:p>
          </table:table-cell>
          <table:table-cell office:value-type="float" office:value="0.00921808914434443" calcext:value-type="float">
            <text:p>0,00921808914434443</text:p>
          </table:table-cell>
          <table:table-cell office:value-type="float" office:value="0.0110981831200215" calcext:value-type="float">
            <text:p>0,0110981831200215</text:p>
          </table:table-cell>
          <table:table-cell office:value-type="float" office:value="0.0127811860940695" calcext:value-type="float">
            <text:p>0,0127811860940695</text:p>
          </table:table-cell>
          <table:table-cell office:value-type="float" office:value="0.0116398493666553" calcext:value-type="float">
            <text:p>0,0116398493666553</text:p>
          </table:table-cell>
          <table:table-cell office:value-type="float" office:value="0.0112135559431847" calcext:value-type="float">
            <text:p>0,0112135559431847</text:p>
          </table:table-cell>
          <table:table-cell office:value-type="float" office:value="0.0100674350758047" calcext:value-type="float">
            <text:p>0,0100674350758047</text:p>
          </table:table-cell>
          <table:table-cell office:value-type="float" office:value="0.00959718641491439" calcext:value-type="float">
            <text:p>0,00959718641491439</text:p>
          </table:table-cell>
          <table:table-cell office:value-type="float" office:value="0.0100528354470277" calcext:value-type="float">
            <text:p>0,0100528354470277</text:p>
          </table:table-cell>
          <table:table-cell office:value-type="float" office:value="0.0115369648973518" calcext:value-type="float">
            <text:p>0,0115369648973518</text:p>
          </table:table-cell>
          <table:table-cell office:value-type="float" office:value="0.0166327885229218" calcext:value-type="float">
            <text:p>0,0166327885229218</text:p>
          </table:table-cell>
          <table:table-cell office:value-type="float" office:value="0.0190523352793995" calcext:value-type="float">
            <text:p>0,0190523352793995</text:p>
          </table:table-cell>
          <table:table-cell office:value-type="float" office:value="0.0193791677790062" calcext:value-type="float">
            <text:p>0,0193791677790062</text:p>
          </table:table-cell>
          <table:table-cell office:value-type="float" office:value="0.0175839686791675" calcext:value-type="float">
            <text:p>0,0175839686791675</text:p>
          </table:table-cell>
          <table:table-cell office:value-type="float" office:value="0.0175668978405185" calcext:value-type="float">
            <text:p>0,0175668978405185</text:p>
          </table:table-cell>
          <table:table-cell office:value-type="float" office:value="0.0238546836867534" calcext:value-type="float">
            <text:p>0,0238546836867534</text:p>
          </table:table-cell>
          <table:table-cell office:value-type="float" office:value="0.0251973883972208" calcext:value-type="float">
            <text:p>0,0251973883972208</text:p>
          </table:table-cell>
          <table:table-cell office:value-type="float" office:value="0.022166668346959" calcext:value-type="float">
            <text:p>0,022166668346959</text:p>
          </table:table-cell>
          <table:table-cell office:value-type="float" office:value="0.0190951666476882" calcext:value-type="float">
            <text:p>0,0190951666476882</text:p>
          </table:table-cell>
          <table:table-cell office:value-type="float" office:value="0.0199789131604126" calcext:value-type="float">
            <text:p>0,0199789131604126</text:p>
          </table:table-cell>
          <table:table-cell office:value-type="float" office:value="0.0213447120957696" calcext:value-type="float">
            <text:p>0,0213447120957696</text:p>
          </table:table-cell>
          <table:table-cell office:value-type="float" office:value="0.0193887844533988" calcext:value-type="float">
            <text:p>0,0193887844533988</text:p>
          </table:table-cell>
          <table:table-cell office:value-type="float" office:value="0.0196247390831608" calcext:value-type="float">
            <text:p>0,0196247390831608</text:p>
          </table:table-cell>
          <table:table-cell office:value-type="float" office:value="0.0193885004699694" calcext:value-type="float">
            <text:p>0,0193885004699694</text:p>
          </table:table-cell>
          <table:table-cell office:value-type="float" office:value="0.0164978432659663" calcext:value-type="float">
            <text:p>0,0164978432659663</text:p>
          </table:table-cell>
          <table:table-cell office:value-type="float" office:value="0.0192719005258754" calcext:value-type="float">
            <text:p>0,0192719005258754</text:p>
          </table:table-cell>
          <table:table-cell office:value-type="float" office:value="0.0189268979028253" calcext:value-type="float">
            <text:p>0,0189268979028253</text:p>
          </table:table-cell>
          <table:table-cell office:value-type="float" office:value="0.0229694005821699" calcext:value-type="float">
            <text:p>0,0229694005821699</text:p>
          </table:table-cell>
          <table:table-cell office:value-type="float" office:value="0.0235358490892027" calcext:value-type="float">
            <text:p>0,0235358490892027</text:p>
          </table:table-cell>
          <table:table-cell office:value-type="float" office:value="0.0260217467546077" calcext:value-type="float">
            <text:p>0,0260217467546077</text:p>
          </table:table-cell>
          <table:table-cell office:value-type="float" office:value="0.0246232157070351" calcext:value-type="float">
            <text:p>0,0246232157070351</text:p>
          </table:table-cell>
          <table:table-cell office:value-type="float" office:value="0.0247304493525551" calcext:value-type="float">
            <text:p>0,0247304493525551</text:p>
          </table:table-cell>
          <table:table-cell office:value-type="float" office:value="0.0340512373757595" calcext:value-type="float">
            <text:p>0,0340512373757595</text:p>
          </table:table-cell>
          <table:table-cell office:value-type="float" office:value="0.029987099494908" calcext:value-type="float">
            <text:p>0,029987099494908</text:p>
          </table:table-cell>
          <table:table-cell table:style-name="Default" office:value-type="float" office:value="0.0265339669214944" calcext:value-type="float">
            <text:p>0,0265339669214944</text:p>
          </table:table-cell>
          <table:table-cell table:style-name="Default" table:formula="of:=[.AS48]/100" office:value-type="float" office:value="0.0267128474524195" calcext:value-type="float">
            <text:p>0,0267128474524195</text:p>
          </table:table-cell>
          <table:table-cell table:style-name="Default" table:formula="of:=[.AT48]/100" office:value-type="float" office:value="0.0256034751878278" calcext:value-type="float">
            <text:p>0,0256034751878278</text:p>
          </table:table-cell>
          <table:table-cell table:style-name="Default" table:formula="of:=[.AU48]/100" office:value-type="float" office:value="0.0303169689267321" calcext:value-type="float">
            <text:p>0,0303169689267321</text:p>
          </table:table-cell>
          <table:table-cell table:style-name="Default" table:formula="of:=[.AV48]/100" office:value-type="float" office:value="0.0311306916320899" calcext:value-type="float">
            <text:p>0,0311306916320899</text:p>
          </table:table-cell>
          <table:table-cell table:style-name="Default" table:formula="of:=[.AW48]/100" office:value-type="float" office:value="0.0302997263441815" calcext:value-type="float">
            <text:p>0,0302997263441815</text:p>
          </table:table-cell>
          <table:table-cell table:style-name="Default" table:formula="of:=[.AX48]/100" office:value-type="float" office:value="0.0267488830009596" calcext:value-type="float">
            <text:p>0,0267488830009596</text:p>
          </table:table-cell>
          <table:table-cell table:style-name="Default" table:formula="of:=[.AY48]/100" office:value-type="float" office:value="0.0274536132973746" calcext:value-type="float">
            <text:p>0,0274536132973746</text:p>
          </table:table-cell>
          <table:table-cell table:style-name="Default" table:formula="of:=[.AZ48]/100" office:value-type="float" office:value="0.0275250326458314" calcext:value-type="float">
            <text:p>0,0275250326458314</text:p>
          </table:table-cell>
          <table:table-cell table:style-name="Default" table:formula="of:=[.BA48]/100" office:value-type="float" office:value="0.0277360889410731" calcext:value-type="float">
            <text:p>0,0277360889410731</text:p>
          </table:table-cell>
          <table:table-cell table:style-name="Default" table:formula="of:=[.BB48]/100" office:value-type="float" office:value="0.0285965908648007" calcext:value-type="float">
            <text:p>0,0285965908648007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table:number-columns-repeated="43"/>
          <table:table-cell table:style-name="Default" table:number-columns-repeated="11"/>
          <table:table-cell office:value-type="string" calcext:value-type="string">
            <text:p>Indústria</text:p>
          </table:table-cell>
          <table:table-cell office:value-type="float" office:value="0.330301259954163" calcext:value-type="float">
            <text:p>0,330301259954163</text:p>
          </table:table-cell>
          <table:table-cell office:value-type="float" office:value="0.320368851972871" calcext:value-type="float">
            <text:p>0,320368851972871</text:p>
          </table:table-cell>
          <table:table-cell office:value-type="float" office:value="0.312292530603703" calcext:value-type="float">
            <text:p>0,312292530603703</text:p>
          </table:table-cell>
          <table:table-cell office:value-type="float" office:value="0.317668829726429" calcext:value-type="float">
            <text:p>0,317668829726429</text:p>
          </table:table-cell>
          <table:table-cell office:value-type="float" office:value="0.350572874549981" calcext:value-type="float">
            <text:p>0,350572874549981</text:p>
          </table:table-cell>
          <table:table-cell office:value-type="float" office:value="0.344660832300291" calcext:value-type="float">
            <text:p>0,344660832300291</text:p>
          </table:table-cell>
          <table:table-cell office:value-type="float" office:value="0.329471453451943" calcext:value-type="float">
            <text:p>0,329471453451943</text:p>
          </table:table-cell>
          <table:table-cell office:value-type="float" office:value="0.335023748260302" calcext:value-type="float">
            <text:p>0,335023748260302</text:p>
          </table:table-cell>
          <table:table-cell office:value-type="float" office:value="0.328940010172618" calcext:value-type="float">
            <text:p>0,328940010172618</text:p>
          </table:table-cell>
          <table:table-cell office:value-type="float" office:value="0.338459361616556" calcext:value-type="float">
            <text:p>0,338459361616556</text:p>
          </table:table-cell>
        </table:table-row>
        <table:table-row table:style-name="ro1">
          <table:table-cell table:number-columns-repeated="43"/>
          <table:table-cell table:style-name="ce9" office:value-type="string" calcext:value-type="string">
            <text:p>Indústria</text:p>
          </table:table-cell>
          <table:table-cell table:style-name="ce15" office:value-type="float" office:value="38.6873513648404" calcext:value-type="float">
            <text:p><text:s text:c="3"/>38,69</text:p>
          </table:table-cell>
          <table:table-cell table:style-name="ce15" office:value-type="float" office:value="36.1630028183983" calcext:value-type="float">
            <text:p><text:s text:c="3"/>36,16</text:p>
          </table:table-cell>
          <table:table-cell table:style-name="ce15" office:value-type="float" office:value="38.699332499876" calcext:value-type="float">
            <text:p><text:s text:c="3"/>38,70</text:p>
          </table:table-cell>
          <table:table-cell table:style-name="ce15" office:value-type="float" office:value="41.6114579602165" calcext:value-type="float">
            <text:p><text:s text:c="3"/>41,61</text:p>
          </table:table-cell>
          <table:table-cell table:style-name="ce20" office:value-type="float" office:value="40.0028613226415" calcext:value-type="float">
            <text:p><text:s text:c="3"/>40,00</text:p>
          </table:table-cell>
          <table:table-cell table:style-name="ce20" office:value-type="float" office:value="36.6703413609954" calcext:value-type="float">
            <text:p><text:s text:c="3"/>36,67</text:p>
          </table:table-cell>
          <table:table-cell table:style-name="ce20" office:value-type="float" office:value="34.704112371216" calcext:value-type="float">
            <text:p><text:s text:c="3"/>34,70</text:p>
          </table:table-cell>
          <table:table-cell table:style-name="ce20" office:value-type="float" office:value="35.2067358880282" calcext:value-type="float">
            <text:p><text:s text:c="3"/>35,21</text:p>
          </table:table-cell>
          <table:table-cell table:style-name="ce20" office:value-type="float" office:value="34.5787512731527" calcext:value-type="float">
            <text:p><text:s text:c="3"/>34,58</text:p>
          </table:table-cell>
          <table:table-cell table:style-name="ce20" office:value-type="float" office:value="35.4743403380009" calcext:value-type="float">
            <text:p><text:s text:c="3"/>35,47</text:p>
          </table:table-cell>
          <table:table-cell office:value-type="string" calcext:value-type="string">
            <text:p><text:s text:c="5"/>Extrativa mineral (exceto combustíveis)</text:p>
          </table:table-cell>
          <table:table-cell office:value-type="float" office:value="0.00499693044807956" calcext:value-type="float">
            <text:p>0,00499693044807956</text:p>
          </table:table-cell>
          <table:table-cell office:value-type="float" office:value="0.00636448494946352" calcext:value-type="float">
            <text:p>0,00636448494946352</text:p>
          </table:table-cell>
          <table:table-cell office:value-type="float" office:value="0.005944209727096" calcext:value-type="float">
            <text:p>0,005944209727096</text:p>
          </table:table-cell>
          <table:table-cell office:value-type="float" office:value="0.00414017270513802" calcext:value-type="float">
            <text:p>0,00414017270513802</text:p>
          </table:table-cell>
          <table:table-cell office:value-type="float" office:value="0.0043146239368828" calcext:value-type="float">
            <text:p>0,0043146239368828</text:p>
          </table:table-cell>
          <table:table-cell office:value-type="float" office:value="0.00409709999503886" calcext:value-type="float">
            <text:p>0,00409709999503886</text:p>
          </table:table-cell>
          <table:table-cell office:value-type="float" office:value="0.00354684353760387" calcext:value-type="float">
            <text:p>0,00354684353760387</text:p>
          </table:table-cell>
          <table:table-cell office:value-type="float" office:value="0.00352370128876259" calcext:value-type="float">
            <text:p>0,00352370128876259</text:p>
          </table:table-cell>
          <table:table-cell office:value-type="float" office:value="0.00359851304061194" calcext:value-type="float">
            <text:p>0,00359851304061194</text:p>
          </table:table-cell>
          <table:table-cell office:value-type="float" office:value="0.0049644048108185" calcext:value-type="float">
            <text:p>0,0049644048108185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Extrativa mineral (exceto combustíveis)</text:p>
          </table:table-cell>
          <table:table-cell office:value-type="float" office:value="0.58527782793608" calcext:value-type="float">
            <text:p><text:s text:c="3"/>0,59</text:p>
          </table:table-cell>
          <table:table-cell office:value-type="float" office:value="0.718418428470048" calcext:value-type="float">
            <text:p><text:s text:c="3"/>0,72</text:p>
          </table:table-cell>
          <table:table-cell office:value-type="float" office:value="0.736607270859772" calcext:value-type="float">
            <text:p><text:s text:c="3"/>0,74</text:p>
          </table:table-cell>
          <table:table-cell office:value-type="float" office:value="0.542321456644802" calcext:value-type="float">
            <text:p><text:s text:c="3"/>0,54</text:p>
          </table:table-cell>
          <table:table-cell office:value-type="float" office:value="0.492329314491402" calcext:value-type="float">
            <text:p><text:s text:c="3"/>0,49</text:p>
          </table:table-cell>
          <table:table-cell office:value-type="float" office:value="0.435912762136275" calcext:value-type="float">
            <text:p><text:s text:c="3"/>0,44</text:p>
          </table:table-cell>
          <table:table-cell office:value-type="float" office:value="0.37359854822773" calcext:value-type="float">
            <text:p><text:s text:c="3"/>0,37</text:p>
          </table:table-cell>
          <table:table-cell office:value-type="float" office:value="0.370296199197737" calcext:value-type="float">
            <text:p><text:s text:c="3"/>0,37</text:p>
          </table:table-cell>
          <table:table-cell office:value-type="float" office:value="0.378282007467618" calcext:value-type="float">
            <text:p><text:s text:c="3"/>0,38</text:p>
          </table:table-cell>
          <table:table-cell office:value-type="float" office:value="0.520325350120173" calcext:value-type="float">
            <text:p><text:s text:c="3"/>0,52</text:p>
          </table:table-cell>
          <table:table-cell office:value-type="string" calcext:value-type="string">
            <text:p><text:s text:c="5"/>Extração de petróleo e gás natural, carvão e outros com-bustíveis</text:p>
          </table:table-cell>
          <table:table-cell office:value-type="float" office:value="0.00959388140151615" calcext:value-type="float">
            <text:p>0,00959388140151615</text:p>
          </table:table-cell>
          <table:table-cell office:value-type="float" office:value="0.00803888773817812" calcext:value-type="float">
            <text:p>0,00803888773817812</text:p>
          </table:table-cell>
          <table:table-cell office:value-type="float" office:value="0.00705453169411278" calcext:value-type="float">
            <text:p>0,00705453169411278</text:p>
          </table:table-cell>
          <table:table-cell office:value-type="float" office:value="0.00480829825465491" calcext:value-type="float">
            <text:p>0,00480829825465491</text:p>
          </table:table-cell>
          <table:table-cell office:value-type="float" office:value="0.00472920977858797" calcext:value-type="float">
            <text:p>0,00472920977858797</text:p>
          </table:table-cell>
          <table:table-cell office:value-type="float" office:value="0.00403066710152266" calcext:value-type="float">
            <text:p>0,00403066710152266</text:p>
          </table:table-cell>
          <table:table-cell office:value-type="float" office:value="0.00549245439222068" calcext:value-type="float">
            <text:p>0,00549245439222068</text:p>
          </table:table-cell>
          <table:table-cell office:value-type="float" office:value="0.00515617337194203" calcext:value-type="float">
            <text:p>0,00515617337194203</text:p>
          </table:table-cell>
          <table:table-cell office:value-type="float" office:value="0.00298812415475413" calcext:value-type="float">
            <text:p>0,00298812415475413</text:p>
          </table:table-cell>
          <table:table-cell office:value-type="float" office:value="0.0108569650923614" calcext:value-type="float">
            <text:p>0,0108569650923614</text:p>
          </table:table-cell>
        </table:table-row>
        <table:table-row table:style-name="ro1">
          <table:table-cell table:number-columns-repeated="43"/>
          <table:table-cell table:style-name="ce11" office:value-type="string" calcext:value-type="string" table:number-columns-spanned="1" table:number-rows-spanned="2">
            <text:p><text:s text:c="5"/>Extração de petróleo e gás natural, carvão e outros com-bustíveis</text:p>
          </table:table-cell>
          <table:table-cell office:value-type="float" office:value="1.12370706906952" calcext:value-type="float" table:number-columns-spanned="1" table:number-rows-spanned="2">
            <text:p><text:s text:c="3"/>1,12</text:p>
          </table:table-cell>
          <table:table-cell office:value-type="float" office:value="0.90742379648425" calcext:value-type="float" table:number-columns-spanned="1" table:number-rows-spanned="2">
            <text:p><text:s text:c="3"/>0,91</text:p>
          </table:table-cell>
          <table:table-cell office:value-type="float" office:value="0.874198518720983" calcext:value-type="float" table:number-columns-spanned="1" table:number-rows-spanned="2">
            <text:p><text:s text:c="3"/>0,87</text:p>
          </table:table-cell>
          <table:table-cell office:value-type="float" office:value="0.629839260137865" calcext:value-type="float" table:number-columns-spanned="1" table:number-rows-spanned="2">
            <text:p><text:s text:c="3"/>0,63</text:p>
          </table:table-cell>
          <table:table-cell table:style-name="ce17" office:value-type="float" office:value="0.539636511185817" calcext:value-type="float" table:number-columns-spanned="1" table:number-rows-spanned="2">
            <text:p><text:s text:c="3"/>0,54</text:p>
          </table:table-cell>
          <table:table-cell table:style-name="ce17" office:value-type="float" office:value="0.428844605111937" calcext:value-type="float" table:number-columns-spanned="1" table:number-rows-spanned="2">
            <text:p><text:s text:c="3"/>0,43</text:p>
          </table:table-cell>
          <table:table-cell table:style-name="ce17" office:value-type="float" office:value="0.578534960842087" calcext:value-type="float" table:number-columns-spanned="1" table:number-rows-spanned="2">
            <text:p><text:s text:c="3"/>0,58</text:p>
          </table:table-cell>
          <table:table-cell table:style-name="ce17" office:value-type="float" office:value="0.541848257150424" calcext:value-type="float" table:number-columns-spanned="1" table:number-rows-spanned="2">
            <text:p><text:s text:c="3"/>0,54</text:p>
          </table:table-cell>
          <table:table-cell table:style-name="ce17" office:value-type="float" office:value="0.314116856342044" calcext:value-type="float" table:number-columns-spanned="1" table:number-rows-spanned="2">
            <text:p><text:s text:c="3"/>0,31</text:p>
          </table:table-cell>
          <table:table-cell table:style-name="ce17" office:value-type="float" office:value="1.13793181221135" calcext:value-type="float" table:number-columns-spanned="1" table:number-rows-spanned="2">
            <text:p><text:s text:c="3"/>1,14</text:p>
          </table:table-cell>
          <table:table-cell office:value-type="string" calcext:value-type="string">
            <text:p><text:s text:c="5"/>Fabricação de minerais não-metálicos</text:p>
          </table:table-cell>
          <table:table-cell office:value-type="float" office:value="0.0112658494531696" calcext:value-type="float">
            <text:p>0,0112658494531696</text:p>
          </table:table-cell>
          <table:table-cell office:value-type="float" office:value="0.0121458059025684" calcext:value-type="float">
            <text:p>0,0121458059025684</text:p>
          </table:table-cell>
          <table:table-cell office:value-type="float" office:value="0.010259441791118" calcext:value-type="float">
            <text:p>0,010259441791118</text:p>
          </table:table-cell>
          <table:table-cell office:value-type="float" office:value="0.009442556965601" calcext:value-type="float">
            <text:p>0,009442556965601</text:p>
          </table:table-cell>
          <table:table-cell office:value-type="float" office:value="0.0113910504703427" calcext:value-type="float">
            <text:p>0,0113910504703427</text:p>
          </table:table-cell>
          <table:table-cell office:value-type="float" office:value="0.0107888320870327" calcext:value-type="float">
            <text:p>0,0107888320870327</text:p>
          </table:table-cell>
          <table:table-cell office:value-type="float" office:value="0.00929006748787065" calcext:value-type="float">
            <text:p>0,00929006748787065</text:p>
          </table:table-cell>
          <table:table-cell office:value-type="float" office:value="0.0102454873653693" calcext:value-type="float">
            <text:p>0,0102454873653693</text:p>
          </table:table-cell>
          <table:table-cell office:value-type="float" office:value="0.0107768643173064" calcext:value-type="float">
            <text:p>0,0107768643173064</text:p>
          </table:table-cell>
          <table:table-cell office:value-type="float" office:value="0.00989889800679481" calcext:value-type="float">
            <text:p>0,00989889800679481</text:p>
          </table:table-cell>
        </table:table-row>
        <table:table-row table:style-name="ro1">
          <table:table-cell table:number-columns-repeated="43"/>
          <table:covered-table-cell table:style-name="ce12"/>
          <table:covered-table-cell table:number-columns-repeated="10" table:style-name="ce18"/>
          <table:table-cell office:value-type="string" calcext:value-type="string">
            <text:p><text:s text:c="5"/>Siderurgia</text:p>
          </table:table-cell>
          <table:table-cell office:value-type="float" office:value="0.00824943641526349" calcext:value-type="float">
            <text:p>0,00824943641526349</text:p>
          </table:table-cell>
          <table:table-cell office:value-type="float" office:value="0.0092741914634699" calcext:value-type="float">
            <text:p>0,0092741914634699</text:p>
          </table:table-cell>
          <table:table-cell office:value-type="float" office:value="0.0104120510949508" calcext:value-type="float">
            <text:p>0,0104120510949508</text:p>
          </table:table-cell>
          <table:table-cell office:value-type="float" office:value="0.0094001565213498" calcext:value-type="float">
            <text:p>0,0094001565213498</text:p>
          </table:table-cell>
          <table:table-cell office:value-type="float" office:value="0.00948894161415908" calcext:value-type="float">
            <text:p>0,00948894161415908</text:p>
          </table:table-cell>
          <table:table-cell office:value-type="float" office:value="0.00908034447265809" calcext:value-type="float">
            <text:p>0,00908034447265809</text:p>
          </table:table-cell>
          <table:table-cell office:value-type="float" office:value="0.00761871167499513" calcext:value-type="float">
            <text:p>0,00761871167499513</text:p>
          </table:table-cell>
          <table:table-cell office:value-type="float" office:value="0.00793172098299711" calcext:value-type="float">
            <text:p>0,00793172098299711</text:p>
          </table:table-cell>
          <table:table-cell office:value-type="float" office:value="0.00720710235618953" calcext:value-type="float">
            <text:p>0,00720710235618953</text:p>
          </table:table-cell>
          <table:table-cell office:value-type="float" office:value="0.00852851215152949" calcext:value-type="float">
            <text:p>0,00852851215152949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minerais não-metálicos</text:p>
          </table:table-cell>
          <table:table-cell office:value-type="float" office:value="1.3195404591513" calcext:value-type="float">
            <text:p><text:s text:c="3"/>1,32</text:p>
          </table:table-cell>
          <table:table-cell office:value-type="float" office:value="1.37100972950858" calcext:value-type="float">
            <text:p><text:s text:c="3"/>1,37</text:p>
          </table:table-cell>
          <table:table-cell office:value-type="float" office:value="1.27135141007081" calcext:value-type="float">
            <text:p><text:s text:c="3"/>1,27</text:p>
          </table:table-cell>
          <table:table-cell office:value-type="float" office:value="1.23688107060876" calcext:value-type="float">
            <text:p><text:s text:c="3"/>1,24</text:p>
          </table:table-cell>
          <table:table-cell office:value-type="float" office:value="1.29979997131627" calcext:value-type="float">
            <text:p><text:s text:c="3"/>1,30</text:p>
          </table:table-cell>
          <table:table-cell office:value-type="float" office:value="1.14788255131134" calcext:value-type="float">
            <text:p><text:s text:c="3"/>1,15</text:p>
          </table:table-cell>
          <table:table-cell office:value-type="float" office:value="0.978547739591251" calcext:value-type="float">
            <text:p><text:s text:c="3"/>0,98</text:p>
          </table:table-cell>
          <table:table-cell office:value-type="float" office:value="1.07667044378128" calcext:value-type="float">
            <text:p><text:s text:c="3"/>1,08</text:p>
          </table:table-cell>
          <table:table-cell office:value-type="float" office:value="1.13288289416996" calcext:value-type="float">
            <text:p><text:s text:c="3"/>1,13</text:p>
          </table:table-cell>
          <table:table-cell office:value-type="float" office:value="1.03751562724398" calcext:value-type="float">
            <text:p><text:s text:c="3"/>1,04</text:p>
          </table:table-cell>
          <table:table-cell office:value-type="string" calcext:value-type="string">
            <text:p><text:s text:c="5"/>Metalurgia dos não-ferrosos</text:p>
          </table:table-cell>
          <table:table-cell office:value-type="float" office:value="0.00457025647950527" calcext:value-type="float">
            <text:p>0,00457025647950527</text:p>
          </table:table-cell>
          <table:table-cell office:value-type="float" office:value="0.00461242591222216" calcext:value-type="float">
            <text:p>0,00461242591222216</text:p>
          </table:table-cell>
          <table:table-cell office:value-type="float" office:value="0.0037321939286009" calcext:value-type="float">
            <text:p>0,0037321939286009</text:p>
          </table:table-cell>
          <table:table-cell office:value-type="float" office:value="0.00302418422478949" calcext:value-type="float">
            <text:p>0,00302418422478949</text:p>
          </table:table-cell>
          <table:table-cell office:value-type="float" office:value="0.0044604461888823" calcext:value-type="float">
            <text:p>0,0044604461888823</text:p>
          </table:table-cell>
          <table:table-cell office:value-type="float" office:value="0.00454601225589168" calcext:value-type="float">
            <text:p>0,00454601225589168</text:p>
          </table:table-cell>
          <table:table-cell office:value-type="float" office:value="0.00390181285366643" calcext:value-type="float">
            <text:p>0,00390181285366643</text:p>
          </table:table-cell>
          <table:table-cell office:value-type="float" office:value="0.00367771087280997" calcext:value-type="float">
            <text:p>0,00367771087280997</text:p>
          </table:table-cell>
          <table:table-cell office:value-type="float" office:value="0.00328942994661566" calcext:value-type="float">
            <text:p>0,00328942994661566</text:p>
          </table:table-cell>
          <table:table-cell office:value-type="float" office:value="0.00505159709012487" calcext:value-type="float">
            <text:p>0,00505159709012487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Siderurgia</text:p>
          </table:table-cell>
          <table:table-cell office:value-type="float" office:value="0.966235627449611" calcext:value-type="float">
            <text:p><text:s text:c="3"/>0,97</text:p>
          </table:table-cell>
          <table:table-cell office:value-type="float" office:value="1.04686398183375" calcext:value-type="float">
            <text:p><text:s text:c="3"/>1,05</text:p>
          </table:table-cell>
          <table:table-cell office:value-type="float" office:value="1.2902627755786" calcext:value-type="float">
            <text:p><text:s text:c="3"/>1,29</text:p>
          </table:table-cell>
          <table:table-cell office:value-type="float" office:value="1.23132703401986" calcext:value-type="float">
            <text:p><text:s text:c="3"/>1,23</text:p>
          </table:table-cell>
          <table:table-cell office:value-type="float" office:value="1.08275580641289" calcext:value-type="float">
            <text:p><text:s text:c="3"/>1,08</text:p>
          </table:table-cell>
          <table:table-cell office:value-type="float" office:value="0.966107257576882" calcext:value-type="float">
            <text:p><text:s text:c="3"/>0,97</text:p>
          </table:table-cell>
          <table:table-cell office:value-type="float" office:value="0.802499346522268" calcext:value-type="float">
            <text:p><text:s text:c="3"/>0,80</text:p>
          </table:table-cell>
          <table:table-cell office:value-type="float" office:value="0.833523018102415" calcext:value-type="float">
            <text:p><text:s text:c="3"/>0,83</text:p>
          </table:table-cell>
          <table:table-cell office:value-type="float" office:value="0.757623250646982" calcext:value-type="float">
            <text:p><text:s text:c="3"/>0,76</text:p>
          </table:table-cell>
          <table:table-cell office:value-type="float" office:value="0.893883806892269" calcext:value-type="float">
            <text:p><text:s text:c="3"/>0,89</text:p>
          </table:table-cell>
          <table:table-cell office:value-type="string" calcext:value-type="string">
            <text:p><text:s text:c="5"/>Fabricação de outros produtos metalúrgicos</text:p>
          </table:table-cell>
          <table:table-cell office:value-type="float" office:value="0.012284615605827" calcext:value-type="float">
            <text:p>0,012284615605827</text:p>
          </table:table-cell>
          <table:table-cell office:value-type="float" office:value="0.0125886156280311" calcext:value-type="float">
            <text:p>0,0125886156280311</text:p>
          </table:table-cell>
          <table:table-cell office:value-type="float" office:value="0.0101567362487178" calcext:value-type="float">
            <text:p>0,0101567362487178</text:p>
          </table:table-cell>
          <table:table-cell office:value-type="float" office:value="0.010565531633137" calcext:value-type="float">
            <text:p>0,010565531633137</text:p>
          </table:table-cell>
          <table:table-cell office:value-type="float" office:value="0.0126301768281158" calcext:value-type="float">
            <text:p>0,0126301768281158</text:p>
          </table:table-cell>
          <table:table-cell office:value-type="float" office:value="0.0121638813764773" calcext:value-type="float">
            <text:p>0,0121638813764773</text:p>
          </table:table-cell>
          <table:table-cell office:value-type="float" office:value="0.0111247793748362" calcext:value-type="float">
            <text:p>0,0111247793748362</text:p>
          </table:table-cell>
          <table:table-cell office:value-type="float" office:value="0.0109775447022642" calcext:value-type="float">
            <text:p>0,0109775447022642</text:p>
          </table:table-cell>
          <table:table-cell office:value-type="float" office:value="0.00987194244602481" calcext:value-type="float">
            <text:p>0,00987194244602481</text:p>
          </table:table-cell>
          <table:table-cell office:value-type="float" office:value="0.00907664043317738" calcext:value-type="float">
            <text:p>0,00907664043317738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Metalurgia dos não-ferrosos</text:p>
          </table:table-cell>
          <table:table-cell office:value-type="float" office:value="0.535302584902629" calcext:value-type="float">
            <text:p><text:s text:c="3"/>0,54</text:p>
          </table:table-cell>
          <table:table-cell office:value-type="float" office:value="0.520647279647112" calcext:value-type="float">
            <text:p><text:s text:c="3"/>0,52</text:p>
          </table:table-cell>
          <table:table-cell office:value-type="float" office:value="0.462493974856638" calcext:value-type="float">
            <text:p><text:s text:c="3"/>0,46</text:p>
          </table:table-cell>
          <table:table-cell office:value-type="float" office:value="0.396138062529301" calcext:value-type="float">
            <text:p><text:s text:c="3"/>0,40</text:p>
          </table:table-cell>
          <table:table-cell office:value-type="float" office:value="0.508968671806138" calcext:value-type="float">
            <text:p><text:s text:c="3"/>0,51</text:p>
          </table:table-cell>
          <table:table-cell office:value-type="float" office:value="0.483674980247171" calcext:value-type="float">
            <text:p><text:s text:c="3"/>0,48</text:p>
          </table:table-cell>
          <table:table-cell office:value-type="float" office:value="0.410988418894523" calcext:value-type="float">
            <text:p><text:s text:c="3"/>0,41</text:p>
          </table:table-cell>
          <table:table-cell office:value-type="float" office:value="0.386480648144825" calcext:value-type="float">
            <text:p><text:s text:c="3"/>0,39</text:p>
          </table:table-cell>
          <table:table-cell office:value-type="float" office:value="0.345790650078696" calcext:value-type="float">
            <text:p><text:s text:c="3"/>0,35</text:p>
          </table:table-cell>
          <table:table-cell office:value-type="float" office:value="0.52946407973364" calcext:value-type="float">
            <text:p><text:s text:c="3"/>0,53</text:p>
          </table:table-cell>
          <table:table-cell office:value-type="string" calcext:value-type="string">
            <text:p><text:s text:c="5"/>Fabricação e manutenção de máquinas e tratores</text:p>
          </table:table-cell>
          <table:table-cell office:value-type="float" office:value="0.0199010116392908" calcext:value-type="float">
            <text:p>0,0199010116392908</text:p>
          </table:table-cell>
          <table:table-cell office:value-type="float" office:value="0.0174010948886239" calcext:value-type="float">
            <text:p>0,0174010948886239</text:p>
          </table:table-cell>
          <table:table-cell office:value-type="float" office:value="0.0191769635005922" calcext:value-type="float">
            <text:p>0,0191769635005922</text:p>
          </table:table-cell>
          <table:table-cell office:value-type="float" office:value="0.02110443666605" calcext:value-type="float">
            <text:p>0,02110443666605</text:p>
          </table:table-cell>
          <table:table-cell office:value-type="float" office:value="0.0221868400533395" calcext:value-type="float">
            <text:p>0,0221868400533395</text:p>
          </table:table-cell>
          <table:table-cell office:value-type="float" office:value="0.0201634786994853" calcext:value-type="float">
            <text:p>0,0201634786994853</text:p>
          </table:table-cell>
          <table:table-cell office:value-type="float" office:value="0.0187660257484723" calcext:value-type="float">
            <text:p>0,0187660257484723</text:p>
          </table:table-cell>
          <table:table-cell office:value-type="float" office:value="0.0192686356068581" calcext:value-type="float">
            <text:p>0,0192686356068581</text:p>
          </table:table-cell>
          <table:table-cell office:value-type="float" office:value="0.0182913875938966" calcext:value-type="float">
            <text:p>0,0182913875938966</text:p>
          </table:table-cell>
          <table:table-cell office:value-type="float" office:value="0.0181483806092505" calcext:value-type="float">
            <text:p>0,0181483806092505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outros produtos metalúrgicos</text:p>
          </table:table-cell>
          <table:table-cell office:value-type="float" office:value="1.43886596251732" calcext:value-type="float">
            <text:p><text:s text:c="3"/>1,44</text:p>
          </table:table-cell>
          <table:table-cell office:value-type="float" office:value="1.4209937690034" calcext:value-type="float">
            <text:p><text:s text:c="3"/>1,42</text:p>
          </table:table-cell>
          <table:table-cell office:value-type="float" office:value="1.25862412540844" calcext:value-type="float">
            <text:p><text:s text:c="3"/>1,26</text:p>
          </table:table-cell>
          <table:table-cell office:value-type="float" office:value="1.3839795857788" calcext:value-type="float">
            <text:p><text:s text:c="3"/>1,38</text:p>
          </table:table-cell>
          <table:table-cell office:value-type="float" office:value="1.44119311222843" calcext:value-type="float">
            <text:p><text:s text:c="3"/>1,44</text:p>
          </table:table-cell>
          <table:table-cell office:value-type="float" office:value="1.29418152730927" calcext:value-type="float">
            <text:p><text:s text:c="3"/>1,29</text:p>
          </table:table-cell>
          <table:table-cell office:value-type="float" office:value="1.17180286633122" calcext:value-type="float">
            <text:p><text:s text:c="3"/>1,17</text:p>
          </table:table-cell>
          <table:table-cell office:value-type="float" office:value="1.15360036128351" calcext:value-type="float">
            <text:p><text:s text:c="3"/>1,15</text:p>
          </table:table-cell>
          <table:table-cell office:value-type="float" office:value="1.03775591860909" calcext:value-type="float">
            <text:p><text:s text:c="3"/>1,04</text:p>
          </table:table-cell>
          <table:table-cell office:value-type="float" office:value="0.951333803604399" calcext:value-type="float">
            <text:p><text:s text:c="3"/>0,95</text:p>
          </table:table-cell>
          <table:table-cell office:value-type="string" calcext:value-type="string">
            <text:p><text:s text:c="5"/>Fabricação de aparelhos e equipamentos de material elétrico</text:p>
          </table:table-cell>
          <table:table-cell office:value-type="float" office:value="0.00790872240372797" calcext:value-type="float">
            <text:p>0,00790872240372797</text:p>
          </table:table-cell>
          <table:table-cell office:value-type="float" office:value="0.00697041172836859" calcext:value-type="float">
            <text:p>0,00697041172836859</text:p>
          </table:table-cell>
          <table:table-cell office:value-type="float" office:value="0.00679501178675622" calcext:value-type="float">
            <text:p>0,00679501178675622</text:p>
          </table:table-cell>
          <table:table-cell office:value-type="float" office:value="0.00578313499701692" calcext:value-type="float">
            <text:p>0,00578313499701692</text:p>
          </table:table-cell>
          <table:table-cell office:value-type="float" office:value="0.00623933878494098" calcext:value-type="float">
            <text:p>0,00623933878494098</text:p>
          </table:table-cell>
          <table:table-cell office:value-type="float" office:value="0.00684627482188914" calcext:value-type="float">
            <text:p>0,00684627482188914</text:p>
          </table:table-cell>
          <table:table-cell office:value-type="float" office:value="0.00563491368617546" calcext:value-type="float">
            <text:p>0,00563491368617546</text:p>
          </table:table-cell>
          <table:table-cell office:value-type="float" office:value="0.00537712281011164" calcext:value-type="float">
            <text:p>0,00537712281011164</text:p>
          </table:table-cell>
          <table:table-cell office:value-type="float" office:value="0.00518943703735774" calcext:value-type="float">
            <text:p>0,00518943703735774</text:p>
          </table:table-cell>
          <table:table-cell office:value-type="float" office:value="0.0039840048034993" calcext:value-type="float">
            <text:p>0,0039840048034993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e manutenção de máquinas e tratores</text:p>
          </table:table-cell>
          <table:table-cell office:value-type="float" office:value="2.33095517077913" calcext:value-type="float">
            <text:p><text:s text:c="3"/>2,33</text:p>
          </table:table-cell>
          <table:table-cell office:value-type="float" office:value="1.96422292499837" calcext:value-type="float">
            <text:p><text:s text:c="3"/>1,96</text:p>
          </table:table-cell>
          <table:table-cell office:value-type="float" office:value="2.37641190268866" calcext:value-type="float">
            <text:p><text:s text:c="3"/>2,38</text:p>
          </table:table-cell>
          <table:table-cell office:value-type="float" office:value="2.76447135168934" calcext:value-type="float">
            <text:p><text:s text:c="3"/>2,76</text:p>
          </table:table-cell>
          <table:table-cell office:value-type="float" office:value="2.53167643669143" calcext:value-type="float">
            <text:p><text:s text:c="3"/>2,53</text:p>
          </table:table-cell>
          <table:table-cell office:value-type="float" office:value="2.14530221493538" calcext:value-type="float">
            <text:p><text:s text:c="3"/>2,15</text:p>
          </table:table-cell>
          <table:table-cell office:value-type="float" office:value="1.97667585313612" calcext:value-type="float">
            <text:p><text:s text:c="3"/>1,98</text:p>
          </table:table-cell>
          <table:table-cell office:value-type="float" office:value="2.02488858851351" calcext:value-type="float">
            <text:p><text:s text:c="3"/>2,02</text:p>
          </table:table-cell>
          <table:table-cell office:value-type="float" office:value="1.9228227715998" calcext:value-type="float">
            <text:p><text:s text:c="3"/>1,92</text:p>
          </table:table-cell>
          <table:table-cell office:value-type="float" office:value="1.90215400525839" calcext:value-type="float">
            <text:p><text:s text:c="3"/>1,90</text:p>
          </table:table-cell>
          <table:table-cell office:value-type="string" calcext:value-type="string">
            <text:p><text:s text:c="5"/>Fabricação de aparelhos e equipamentos de material eletrônico</text:p>
          </table:table-cell>
          <table:table-cell office:value-type="float" office:value="0.00995059959414397" calcext:value-type="float">
            <text:p>0,00995059959414397</text:p>
          </table:table-cell>
          <table:table-cell office:value-type="float" office:value="0.00848773185174506" calcext:value-type="float">
            <text:p>0,00848773185174506</text:p>
          </table:table-cell>
          <table:table-cell office:value-type="float" office:value="0.00624791573778406" calcext:value-type="float">
            <text:p>0,00624791573778406</text:p>
          </table:table-cell>
          <table:table-cell office:value-type="float" office:value="0.0064445379890515" calcext:value-type="float">
            <text:p>0,0064445379890515</text:p>
          </table:table-cell>
          <table:table-cell office:value-type="float" office:value="0.00829284486629573" calcext:value-type="float">
            <text:p>0,00829284486629573</text:p>
          </table:table-cell>
          <table:table-cell office:value-type="float" office:value="0.00986479075924089" calcext:value-type="float">
            <text:p>0,00986479075924089</text:p>
          </table:table-cell>
          <table:table-cell office:value-type="float" office:value="0.00894626579798354" calcext:value-type="float">
            <text:p>0,00894626579798354</text:p>
          </table:table-cell>
          <table:table-cell office:value-type="float" office:value="0.007852842694446" calcext:value-type="float">
            <text:p>0,007852842694446</text:p>
          </table:table-cell>
          <table:table-cell office:value-type="float" office:value="0.0057617003238319" calcext:value-type="float">
            <text:p>0,0057617003238319</text:p>
          </table:table-cell>
          <table:table-cell office:value-type="float" office:value="0.00464751966191968" calcext:value-type="float">
            <text:p>0,00464751966191968</text:p>
          </table:table-cell>
        </table:table-row>
        <table:table-row table:style-name="ro1">
          <table:table-cell table:number-columns-repeated="43"/>
          <table:table-cell table:style-name="ce13" office:value-type="string" calcext:value-type="string" table:number-columns-spanned="1" table:number-rows-spanned="2">
            <text:p><text:s text:c="5"/>Fabricação de aparelhos e equipamentos de material elétrico</text:p>
          </table:table-cell>
          <table:table-cell office:value-type="float" office:value="0.926328656822166" calcext:value-type="float" table:number-columns-spanned="1" table:number-rows-spanned="2">
            <text:p><text:s text:c="3"/>0,93</text:p>
          </table:table-cell>
          <table:table-cell office:value-type="float" office:value="0.78681500222667" calcext:value-type="float" table:number-columns-spanned="1" table:number-rows-spanned="2">
            <text:p><text:s text:c="3"/>0,79</text:p>
          </table:table-cell>
          <table:table-cell office:value-type="float" office:value="0.842038776809406" calcext:value-type="float" table:number-columns-spanned="1" table:number-rows-spanned="2">
            <text:p><text:s text:c="3"/>0,84</text:p>
          </table:table-cell>
          <table:table-cell office:value-type="float" office:value="0.757533180116745" calcext:value-type="float" table:number-columns-spanned="1" table:number-rows-spanned="2">
            <text:p><text:s text:c="3"/>0,76</text:p>
          </table:table-cell>
          <table:table-cell table:style-name="ce17" office:value-type="float" office:value="0.711952984038953" calcext:value-type="float" table:number-columns-spanned="1" table:number-rows-spanned="2">
            <text:p><text:s text:c="3"/>0,71</text:p>
          </table:table-cell>
          <table:table-cell table:style-name="ce17" office:value-type="float" office:value="0.728412431126282" calcext:value-type="float" table:number-columns-spanned="1" table:number-rows-spanned="2">
            <text:p><text:s text:c="3"/>0,73</text:p>
          </table:table-cell>
          <table:table-cell table:style-name="ce17" office:value-type="float" office:value="0.593540580582226" calcext:value-type="float" table:number-columns-spanned="1" table:number-rows-spanned="2">
            <text:p><text:s text:c="3"/>0,59</text:p>
          </table:table-cell>
          <table:table-cell table:style-name="ce17" office:value-type="float" office:value="0.565067233580124" calcext:value-type="float" table:number-columns-spanned="1" table:number-rows-spanned="2">
            <text:p><text:s text:c="3"/>0,57</text:p>
          </table:table-cell>
          <table:table-cell table:style-name="ce17" office:value-type="float" office:value="0.545522730628945" calcext:value-type="float" table:number-columns-spanned="1" table:number-rows-spanned="2">
            <text:p><text:s text:c="3"/>0,55</text:p>
          </table:table-cell>
          <table:table-cell table:style-name="ce17" office:value-type="float" office:value="0.417568424263823" calcext:value-type="float" table:number-columns-spanned="1" table:number-rows-spanned="2">
            <text:p><text:s text:c="3"/>0,42</text:p>
          </table:table-cell>
          <table:table-cell office:value-type="string" calcext:value-type="string">
            <text:p><text:s text:c="5"/>Fabricação de automóveis, caminhões e ônibus</text:p>
          </table:table-cell>
          <table:table-cell office:value-type="float" office:value="0.00510586515727234" calcext:value-type="float">
            <text:p>0,00510586515727234</text:p>
          </table:table-cell>
          <table:table-cell office:value-type="float" office:value="0.00580778831463859" calcext:value-type="float">
            <text:p>0,00580778831463859</text:p>
          </table:table-cell>
          <table:table-cell office:value-type="float" office:value="0.00506714329479861" calcext:value-type="float">
            <text:p>0,00506714329479861</text:p>
          </table:table-cell>
          <table:table-cell office:value-type="float" office:value="0.00578065248395973" calcext:value-type="float">
            <text:p>0,00578065248395973</text:p>
          </table:table-cell>
          <table:table-cell office:value-type="float" office:value="0.00732006164724274" calcext:value-type="float">
            <text:p>0,00732006164724274</text:p>
          </table:table-cell>
          <table:table-cell office:value-type="float" office:value="0.00899200780748649" calcext:value-type="float">
            <text:p>0,00899200780748649</text:p>
          </table:table-cell>
          <table:table-cell office:value-type="float" office:value="0.00835522857438256" calcext:value-type="float">
            <text:p>0,00835522857438256</text:p>
          </table:table-cell>
          <table:table-cell office:value-type="float" office:value="0.00969791304253355" calcext:value-type="float">
            <text:p>0,00969791304253355</text:p>
          </table:table-cell>
          <table:table-cell office:value-type="float" office:value="0.00691057661833209" calcext:value-type="float">
            <text:p>0,00691057661833209</text:p>
          </table:table-cell>
          <table:table-cell office:value-type="float" office:value="0.00548303465839367" calcext:value-type="float">
            <text:p>0,00548303465839367</text:p>
          </table:table-cell>
        </table:table-row>
        <table:table-row table:style-name="ro1">
          <table:table-cell table:number-columns-repeated="43"/>
          <table:covered-table-cell table:style-name="ce14"/>
          <table:covered-table-cell table:number-columns-repeated="10" table:style-name="ce18"/>
          <table:table-cell office:value-type="string" calcext:value-type="string">
            <text:p><text:s text:c="5"/>Fabricação de outros veículos, peças e acessórios</text:p>
          </table:table-cell>
          <table:table-cell office:value-type="float" office:value="0.00985507463824924" calcext:value-type="float">
            <text:p>0,00985507463824924</text:p>
          </table:table-cell>
          <table:table-cell office:value-type="float" office:value="0.00862998403502865" calcext:value-type="float">
            <text:p>0,00862998403502865</text:p>
          </table:table-cell>
          <table:table-cell office:value-type="float" office:value="0.0086895208141517" calcext:value-type="float">
            <text:p>0,0086895208141517</text:p>
          </table:table-cell>
          <table:table-cell office:value-type="float" office:value="0.00918127795861677" calcext:value-type="float">
            <text:p>0,00918127795861677</text:p>
          </table:table-cell>
          <table:table-cell office:value-type="float" office:value="0.0108041279516146" calcext:value-type="float">
            <text:p>0,0108041279516146</text:p>
          </table:table-cell>
          <table:table-cell office:value-type="float" office:value="0.010701887624667" calcext:value-type="float">
            <text:p>0,010701887624667</text:p>
          </table:table-cell>
          <table:table-cell office:value-type="float" office:value="0.00904049187542423" calcext:value-type="float">
            <text:p>0,00904049187542423</text:p>
          </table:table-cell>
          <table:table-cell office:value-type="float" office:value="0.00886768887718037" calcext:value-type="float">
            <text:p>0,00886768887718037</text:p>
          </table:table-cell>
          <table:table-cell office:value-type="float" office:value="0.00789531646005356" calcext:value-type="float">
            <text:p>0,00789531646005356</text:p>
          </table:table-cell>
          <table:table-cell office:value-type="float" office:value="0.00694008601532665" calcext:value-type="float">
            <text:p>0,00694008601532665</text:p>
          </table:table-cell>
        </table:table-row>
        <table:table-row table:style-name="ro1">
          <table:table-cell table:number-columns-repeated="43"/>
          <table:table-cell table:style-name="ce13" office:value-type="string" calcext:value-type="string" table:number-columns-spanned="1" table:number-rows-spanned="2">
            <text:p><text:s text:c="5"/>Fabricação de aparelhos e equipamentos de material eletrônico</text:p>
          </table:table-cell>
          <table:table-cell table:style-name="ce19" office:value-type="float" office:value="1.16548856895947" calcext:value-type="float" table:number-columns-spanned="1" table:number-rows-spanned="2">
            <text:p><text:s text:c="3"/>1,17</text:p>
          </table:table-cell>
          <table:table-cell table:style-name="ce19" office:value-type="float" office:value="0.958088993315924" calcext:value-type="float" table:number-columns-spanned="1" table:number-rows-spanned="2">
            <text:p><text:s text:c="3"/>0,96</text:p>
          </table:table-cell>
          <table:table-cell table:style-name="ce19" office:value-type="float" office:value="0.774242560653951" calcext:value-type="float" table:number-columns-spanned="1" table:number-rows-spanned="2">
            <text:p><text:s text:c="3"/>0,77</text:p>
          </table:table-cell>
          <table:table-cell table:style-name="ce19" office:value-type="float" office:value="0.844170395425247" calcext:value-type="float" table:number-columns-spanned="1" table:number-rows-spanned="2">
            <text:p><text:s text:c="3"/>0,84</text:p>
          </table:table-cell>
          <table:table-cell table:style-name="ce19" office:value-type="float" office:value="0.946272650393869" calcext:value-type="float" table:number-columns-spanned="1" table:number-rows-spanned="2">
            <text:p><text:s text:c="3"/>0,95</text:p>
          </table:table-cell>
          <table:table-cell table:style-name="ce19" office:value-type="float" office:value="1.04956876643581" calcext:value-type="float" table:number-columns-spanned="1" table:number-rows-spanned="2">
            <text:p><text:s text:c="3"/>1,05</text:p>
          </table:table-cell>
          <table:table-cell table:style-name="ce19" office:value-type="float" office:value="0.942334184959283" calcext:value-type="float" table:number-columns-spanned="1" table:number-rows-spanned="2">
            <text:p><text:s text:c="3"/>0,94</text:p>
          </table:table-cell>
          <table:table-cell table:style-name="ce19" office:value-type="float" office:value="0.825233912966618" calcext:value-type="float" table:number-columns-spanned="1" table:number-rows-spanned="2">
            <text:p><text:s text:c="3"/>0,83</text:p>
          </table:table-cell>
          <table:table-cell table:style-name="ce19" office:value-type="float" office:value="0.605680051823659" calcext:value-type="float" table:number-columns-spanned="1" table:number-rows-spanned="2">
            <text:p><text:s text:c="3"/>0,61</text:p>
          </table:table-cell>
          <table:table-cell table:style-name="ce19" office:value-type="float" office:value="0.487112229447712" calcext:value-type="float" table:number-columns-spanned="1" table:number-rows-spanned="2">
            <text:p><text:s text:c="3"/>0,49</text:p>
          </table:table-cell>
          <table:table-cell office:value-type="string" calcext:value-type="string">
            <text:p><text:s text:c="5"/>Serrarias e fabricação de artigos de madeira e mobiliário</text:p>
          </table:table-cell>
          <table:table-cell office:value-type="float" office:value="0.00847405759754736" calcext:value-type="float">
            <text:p>0,00847405759754736</text:p>
          </table:table-cell>
          <table:table-cell office:value-type="float" office:value="0.00814481801483839" calcext:value-type="float">
            <text:p>0,00814481801483839</text:p>
          </table:table-cell>
          <table:table-cell office:value-type="float" office:value="0.00627363974890664" calcext:value-type="float">
            <text:p>0,00627363974890664</text:p>
          </table:table-cell>
          <table:table-cell office:value-type="float" office:value="0.00708162114078242" calcext:value-type="float">
            <text:p>0,00708162114078242</text:p>
          </table:table-cell>
          <table:table-cell office:value-type="float" office:value="0.00832970147591675" calcext:value-type="float">
            <text:p>0,00832970147591675</text:p>
          </table:table-cell>
          <table:table-cell office:value-type="float" office:value="0.00840577208072318" calcext:value-type="float">
            <text:p>0,00840577208072318</text:p>
          </table:table-cell>
          <table:table-cell office:value-type="float" office:value="0.00758972365940578" calcext:value-type="float">
            <text:p>0,00758972365940578</text:p>
          </table:table-cell>
          <table:table-cell office:value-type="float" office:value="0.00724477266271904" calcext:value-type="float">
            <text:p>0,00724477266271904</text:p>
          </table:table-cell>
          <table:table-cell office:value-type="float" office:value="0.00664623070047831" calcext:value-type="float">
            <text:p>0,00664623070047831</text:p>
          </table:table-cell>
          <table:table-cell office:value-type="float" office:value="0.00681032609351158" calcext:value-type="float">
            <text:p>0,00681032609351158</text:p>
          </table:table-cell>
        </table:table-row>
        <table:table-row table:style-name="ro1">
          <table:table-cell table:number-columns-repeated="43"/>
          <table:covered-table-cell table:style-name="ce14"/>
          <table:covered-table-cell table:number-columns-repeated="10" table:style-name="ce12"/>
          <table:table-cell office:value-type="string" calcext:value-type="string">
            <text:p><text:s text:c="5"/>Indústria de papel e gráfica</text:p>
          </table:table-cell>
          <table:table-cell office:value-type="float" office:value="0.0102314229592481" calcext:value-type="float">
            <text:p>0,0102314229592481</text:p>
          </table:table-cell>
          <table:table-cell office:value-type="float" office:value="0.0129816051533188" calcext:value-type="float">
            <text:p>0,0129816051533188</text:p>
          </table:table-cell>
          <table:table-cell office:value-type="float" office:value="0.0093872142157265" calcext:value-type="float">
            <text:p>0,0093872142157265</text:p>
          </table:table-cell>
          <table:table-cell office:value-type="float" office:value="0.00696850202811431" calcext:value-type="float">
            <text:p>0,00696850202811431</text:p>
          </table:table-cell>
          <table:table-cell office:value-type="float" office:value="0.00801071777963812" calcext:value-type="float">
            <text:p>0,00801071777963812</text:p>
          </table:table-cell>
          <table:table-cell office:value-type="float" office:value="0.0104743405410215" calcext:value-type="float">
            <text:p>0,0104743405410215</text:p>
          </table:table-cell>
          <table:table-cell office:value-type="float" office:value="0.00930962961714678" calcext:value-type="float">
            <text:p>0,00930962961714678</text:p>
          </table:table-cell>
          <table:table-cell office:value-type="float" office:value="0.00842986133498047" calcext:value-type="float">
            <text:p>0,00842986133498047</text:p>
          </table:table-cell>
          <table:table-cell office:value-type="float" office:value="0.00779020746862246" calcext:value-type="float">
            <text:p>0,00779020746862246</text:p>
          </table:table-cell>
          <table:table-cell office:value-type="float" office:value="0.0098020477662139" calcext:value-type="float">
            <text:p>0,0098020477662139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automóveis, caminhões e ônibus</text:p>
          </table:table-cell>
          <table:table-cell office:value-type="float" office:value="0.598037074966965" calcext:value-type="float">
            <text:p><text:s text:c="3"/>0,60</text:p>
          </table:table-cell>
          <table:table-cell office:value-type="float" office:value="0.655578917543213" calcext:value-type="float">
            <text:p><text:s text:c="3"/>0,66</text:p>
          </table:table-cell>
          <table:table-cell office:value-type="float" office:value="0.627921080311626" calcext:value-type="float">
            <text:p><text:s text:c="3"/>0,63</text:p>
          </table:table-cell>
          <table:table-cell office:value-type="float" office:value="0.757207995591073" calcext:value-type="float">
            <text:p><text:s text:c="3"/>0,76</text:p>
          </table:table-cell>
          <table:table-cell office:value-type="float" office:value="0.835271158168543" calcext:value-type="float">
            <text:p><text:s text:c="3"/>0,84</text:p>
          </table:table-cell>
          <table:table-cell office:value-type="float" office:value="0.956708639100523" calcext:value-type="float">
            <text:p><text:s text:c="3"/>0,96</text:p>
          </table:table-cell>
          <table:table-cell office:value-type="float" office:value="0.880078648072802" calcext:value-type="float">
            <text:p><text:s text:c="3"/>0,88</text:p>
          </table:table-cell>
          <table:table-cell office:value-type="float" office:value="1.01912734523005" calcext:value-type="float">
            <text:p><text:s text:c="3"/>1,02</text:p>
          </table:table-cell>
          <table:table-cell office:value-type="float" office:value="0.72645194457789" calcext:value-type="float">
            <text:p><text:s text:c="3"/>0,73</text:p>
          </table:table-cell>
          <table:table-cell office:value-type="float" office:value="0.574683579818574" calcext:value-type="float">
            <text:p><text:s text:c="3"/>0,57</text:p>
          </table:table-cell>
          <table:table-cell office:value-type="string" calcext:value-type="string">
            <text:p><text:s text:c="5"/>Indústria da borracha</text:p>
          </table:table-cell>
          <table:table-cell office:value-type="float" office:value="0.00355946115922785" calcext:value-type="float">
            <text:p>0,00355946115922785</text:p>
          </table:table-cell>
          <table:table-cell office:value-type="float" office:value="0.00346059383367049" calcext:value-type="float">
            <text:p>0,00346059383367049</text:p>
          </table:table-cell>
          <table:table-cell office:value-type="float" office:value="0.00335186922304131" calcext:value-type="float">
            <text:p>0,00335186922304131</text:p>
          </table:table-cell>
          <table:table-cell office:value-type="float" office:value="0.00326318652168527" calcext:value-type="float">
            <text:p>0,00326318652168527</text:p>
          </table:table-cell>
          <table:table-cell office:value-type="float" office:value="0.00356116078593914" calcext:value-type="float">
            <text:p>0,00356116078593914</text:p>
          </table:table-cell>
          <table:table-cell office:value-type="float" office:value="0.00352254923846153" calcext:value-type="float">
            <text:p>0,00352254923846153</text:p>
          </table:table-cell>
          <table:table-cell office:value-type="float" office:value="0.00311052472444678" calcext:value-type="float">
            <text:p>0,00311052472444678</text:p>
          </table:table-cell>
          <table:table-cell office:value-type="float" office:value="0.00297203856120417" calcext:value-type="float">
            <text:p>0,00297203856120417</text:p>
          </table:table-cell>
          <table:table-cell office:value-type="float" office:value="0.00278424864587745" calcext:value-type="float">
            <text:p>0,00278424864587745</text:p>
          </table:table-cell>
          <table:table-cell office:value-type="float" office:value="0.00374569416357216" calcext:value-type="float">
            <text:p>0,00374569416357216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outros veículos, peças e acessórios</text:p>
          </table:table-cell>
          <table:table-cell office:value-type="float" office:value="1.15429997242392" calcext:value-type="float">
            <text:p><text:s text:c="3"/>1,15</text:p>
          </table:table-cell>
          <table:table-cell office:value-type="float" office:value="0.974146316221471" calcext:value-type="float">
            <text:p><text:s text:c="3"/>0,97</text:p>
          </table:table-cell>
          <table:table-cell office:value-type="float" office:value="1.07680659092736" calcext:value-type="float">
            <text:p><text:s text:c="3"/>1,08</text:p>
          </table:table-cell>
          <table:table-cell office:value-type="float" office:value="1.20265611871664" calcext:value-type="float">
            <text:p><text:s text:c="3"/>1,20</text:p>
          </table:table-cell>
          <table:table-cell office:value-type="float" office:value="1.23282793260976" calcext:value-type="float">
            <text:p><text:s text:c="3"/>1,23</text:p>
          </table:table-cell>
          <table:table-cell office:value-type="float" office:value="1.13863205686694" calcext:value-type="float">
            <text:p><text:s text:c="3"/>1,14</text:p>
          </table:table-cell>
          <table:table-cell office:value-type="float" office:value="0.952259270563937" calcext:value-type="float">
            <text:p><text:s text:c="3"/>0,95</text:p>
          </table:table-cell>
          <table:table-cell office:value-type="float" office:value="0.931881342314647" calcext:value-type="float">
            <text:p><text:s text:c="3"/>0,93</text:p>
          </table:table-cell>
          <table:table-cell office:value-type="float" office:value="0.82996952529962" calcext:value-type="float">
            <text:p><text:s text:c="3"/>0,83</text:p>
          </table:table-cell>
          <table:table-cell office:value-type="float" office:value="0.727398917574084" calcext:value-type="float">
            <text:p><text:s text:c="3"/>0,73</text:p>
          </table:table-cell>
          <table:table-cell office:value-type="string" calcext:value-type="string">
            <text:p><text:s text:c="5"/>Fabricação de elementos químicos não-petroquímicos</text:p>
          </table:table-cell>
          <table:table-cell office:value-type="float" office:value="0.00679677565764056" calcext:value-type="float">
            <text:p>0,00679677565764056</text:p>
          </table:table-cell>
          <table:table-cell office:value-type="float" office:value="0.00827862083816556" calcext:value-type="float">
            <text:p>0,00827862083816556</text:p>
          </table:table-cell>
          <table:table-cell office:value-type="float" office:value="0.00811671425011783" calcext:value-type="float">
            <text:p>0,00811671425011783</text:p>
          </table:table-cell>
          <table:table-cell office:value-type="float" office:value="0.0102541629821669" calcext:value-type="float">
            <text:p>0,0102541629821669</text:p>
          </table:table-cell>
          <table:table-cell office:value-type="float" office:value="0.0099773342054137" calcext:value-type="float">
            <text:p>0,0099773342054137</text:p>
          </table:table-cell>
          <table:table-cell office:value-type="float" office:value="0.0077915197107161" calcext:value-type="float">
            <text:p>0,0077915197107161</text:p>
          </table:table-cell>
          <table:table-cell office:value-type="float" office:value="0.00707686118510341" calcext:value-type="float">
            <text:p>0,00707686118510341</text:p>
          </table:table-cell>
          <table:table-cell office:value-type="float" office:value="0.00845731327173174" calcext:value-type="float">
            <text:p>0,00845731327173174</text:p>
          </table:table-cell>
          <table:table-cell office:value-type="float" office:value="0.00742573676027317" calcext:value-type="float">
            <text:p>0,00742573676027317</text:p>
          </table:table-cell>
          <table:table-cell office:value-type="float" office:value="0.00817917282256825" calcext:value-type="float">
            <text:p>0,00817917282256825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Serrarias e fabricação de artigos de madeira e mobiliário</text:p>
          </table:table-cell>
          <table:table-cell office:value-type="float" office:value="0.992544938543998" calcext:value-type="float">
            <text:p><text:s text:c="3"/>0,99</text:p>
          </table:table-cell>
          <table:table-cell office:value-type="float" office:value="0.919381129008398" calcext:value-type="float">
            <text:p><text:s text:c="3"/>0,92</text:p>
          </table:table-cell>
          <table:table-cell office:value-type="float" office:value="0.777430283580718" calcext:value-type="float">
            <text:p><text:s text:c="3"/>0,78</text:p>
          </table:table-cell>
          <table:table-cell office:value-type="float" office:value="0.927621953477836" calcext:value-type="float">
            <text:p><text:s text:c="3"/>0,93</text:p>
          </table:table-cell>
          <table:table-cell office:value-type="float" office:value="0.950478251997772" calcext:value-type="float">
            <text:p><text:s text:c="3"/>0,95</text:p>
          </table:table-cell>
          <table:table-cell office:value-type="float" office:value="0.894335830229419" calcext:value-type="float">
            <text:p><text:s text:c="3"/>0,89</text:p>
          </table:table-cell>
          <table:table-cell office:value-type="float" office:value="0.799445961047164" calcext:value-type="float">
            <text:p><text:s text:c="3"/>0,80</text:p>
          </table:table-cell>
          <table:table-cell office:value-type="float" office:value="0.761333484654884" calcext:value-type="float">
            <text:p><text:s text:c="3"/>0,76</text:p>
          </table:table-cell>
          <table:table-cell office:value-type="float" office:value="0.698663437674331" calcext:value-type="float">
            <text:p><text:s text:c="3"/>0,70</text:p>
          </table:table-cell>
          <table:table-cell office:value-type="float" office:value="0.713798621199612" calcext:value-type="float">
            <text:p><text:s text:c="3"/>0,71</text:p>
          </table:table-cell>
          <table:table-cell office:value-type="string" calcext:value-type="string">
            <text:p><text:s text:c="5"/>Refino de petróleo e indústria petroquímica</text:p>
          </table:table-cell>
          <table:table-cell office:value-type="float" office:value="0.0244073764270916" calcext:value-type="float">
            <text:p>0,0244073764270916</text:p>
          </table:table-cell>
          <table:table-cell office:value-type="float" office:value="0.0199904921889043" calcext:value-type="float">
            <text:p>0,0199904921889043</text:p>
          </table:table-cell>
          <table:table-cell office:value-type="float" office:value="0.0282154234116404" calcext:value-type="float">
            <text:p>0,0282154234116404</text:p>
          </table:table-cell>
          <table:table-cell office:value-type="float" office:value="0.0382602056386396" calcext:value-type="float">
            <text:p>0,0382602056386396</text:p>
          </table:table-cell>
          <table:table-cell office:value-type="float" office:value="0.0333225102706906" calcext:value-type="float">
            <text:p>0,0333225102706906</text:p>
          </table:table-cell>
          <table:table-cell office:value-type="float" office:value="0.0258210260043875" calcext:value-type="float">
            <text:p>0,0258210260043875</text:p>
          </table:table-cell>
          <table:table-cell office:value-type="float" office:value="0.0211476917646436" calcext:value-type="float">
            <text:p>0,0211476917646436</text:p>
          </table:table-cell>
          <table:table-cell office:value-type="float" office:value="0.0231100131366065" calcext:value-type="float">
            <text:p>0,0231100131366065</text:p>
          </table:table-cell>
          <table:table-cell office:value-type="float" office:value="0.0287782275571584" calcext:value-type="float">
            <text:p>0,0287782275571584</text:p>
          </table:table-cell>
          <table:table-cell office:value-type="float" office:value="0.0302489875205709" calcext:value-type="float">
            <text:p>0,0302489875205709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Indústria de papel e gráfica</text:p>
          </table:table-cell>
          <table:table-cell office:value-type="float" office:value="1.1983806996124" calcext:value-type="float">
            <text:p><text:s text:c="3"/>1,20</text:p>
          </table:table-cell>
          <table:table-cell office:value-type="float" office:value="1.46535414056594" calcext:value-type="float">
            <text:p><text:s text:c="3"/>1,47</text:p>
          </table:table-cell>
          <table:table-cell office:value-type="float" office:value="1.16326485132288" calcext:value-type="float">
            <text:p><text:s text:c="3"/>1,16</text:p>
          </table:table-cell>
          <table:table-cell office:value-type="float" office:value="0.912804474516051" calcext:value-type="float">
            <text:p><text:s text:c="3"/>0,91</text:p>
          </table:table-cell>
          <table:table-cell office:value-type="float" office:value="0.914079940854054" calcext:value-type="float">
            <text:p><text:s text:c="3"/>0,91</text:p>
          </table:table-cell>
          <table:table-cell office:value-type="float" office:value="1.11442208447962" calcext:value-type="float">
            <text:p><text:s text:c="3"/>1,11</text:p>
          </table:table-cell>
          <table:table-cell office:value-type="float" office:value="0.980608271165403" calcext:value-type="float">
            <text:p><text:s text:c="3"/>0,98</text:p>
          </table:table-cell>
          <table:table-cell office:value-type="float" office:value="0.885871234903515" calcext:value-type="float">
            <text:p><text:s text:c="3"/>0,89</text:p>
          </table:table-cell>
          <table:table-cell office:value-type="float" office:value="0.818920283617647" calcext:value-type="float">
            <text:p><text:s text:c="3"/>0,82</text:p>
          </table:table-cell>
          <table:table-cell office:value-type="float" office:value="1.02736463487735" calcext:value-type="float">
            <text:p><text:s text:c="3"/>1,03</text:p>
          </table:table-cell>
          <table:table-cell office:value-type="string" calcext:value-type="string">
            <text:p><text:s text:c="5"/>Fabricação de produtos químicos diversos</text:p>
          </table:table-cell>
          <table:table-cell office:value-type="float" office:value="0.0106026136828246" calcext:value-type="float">
            <text:p>0,0106026136828246</text:p>
          </table:table-cell>
          <table:table-cell office:value-type="float" office:value="0.0113717800502034" calcext:value-type="float">
            <text:p>0,0113717800502034</text:p>
          </table:table-cell>
          <table:table-cell office:value-type="float" office:value="0.00922383972702236" calcext:value-type="float">
            <text:p>0,00922383972702236</text:p>
          </table:table-cell>
          <table:table-cell office:value-type="float" office:value="0.00833199486335095" calcext:value-type="float">
            <text:p>0,00833199486335095</text:p>
          </table:table-cell>
          <table:table-cell office:value-type="float" office:value="0.00825019504611909" calcext:value-type="float">
            <text:p>0,00825019504611909</text:p>
          </table:table-cell>
          <table:table-cell office:value-type="float" office:value="0.00743982002430543" calcext:value-type="float">
            <text:p>0,00743982002430543</text:p>
          </table:table-cell>
          <table:table-cell office:value-type="float" office:value="0.00770234934014397" calcext:value-type="float">
            <text:p>0,00770234934014397</text:p>
          </table:table-cell>
          <table:table-cell office:value-type="float" office:value="0.00744238905204472" calcext:value-type="float">
            <text:p>0,00744238905204472</text:p>
          </table:table-cell>
          <table:table-cell office:value-type="float" office:value="0.0072268756104015" calcext:value-type="float">
            <text:p>0,0072268756104015</text:p>
          </table:table-cell>
          <table:table-cell office:value-type="float" office:value="0.00994706530673989" calcext:value-type="float">
            <text:p>0,00994706530673989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Indústria da borracha</text:p>
          </table:table-cell>
          <table:table-cell office:value-type="float" office:value="0.416910684977889" calcext:value-type="float">
            <text:p><text:s text:c="3"/>0,42</text:p>
          </table:table-cell>
          <table:table-cell office:value-type="float" office:value="0.390629313023712" calcext:value-type="float">
            <text:p><text:s text:c="3"/>0,39</text:p>
          </table:table-cell>
          <table:table-cell office:value-type="float" office:value="0.415364086063219" calcext:value-type="float">
            <text:p><text:s text:c="3"/>0,42</text:p>
          </table:table-cell>
          <table:table-cell office:value-type="float" office:value="0.42744498690787" calcext:value-type="float">
            <text:p><text:s text:c="3"/>0,43</text:p>
          </table:table-cell>
          <table:table-cell office:value-type="float" office:value="0.406353803757406" calcext:value-type="float">
            <text:p><text:s text:c="3"/>0,41</text:p>
          </table:table-cell>
          <table:table-cell office:value-type="float" office:value="0.374783180825011" calcext:value-type="float">
            <text:p><text:s text:c="3"/>0,37</text:p>
          </table:table-cell>
          <table:table-cell office:value-type="float" office:value="0.327639916720106" calcext:value-type="float">
            <text:p><text:s text:c="3"/>0,33</text:p>
          </table:table-cell>
          <table:table-cell office:value-type="float" office:value="0.312323461296995" calcext:value-type="float">
            <text:p><text:s text:c="3"/>0,31</text:p>
          </table:table-cell>
          <table:table-cell office:value-type="float" office:value="0.292685104976697" calcext:value-type="float">
            <text:p><text:s text:c="3"/>0,29</text:p>
          </table:table-cell>
          <table:table-cell office:value-type="float" office:value="0.392590794138409" calcext:value-type="float">
            <text:p><text:s text:c="3"/>0,39</text:p>
          </table:table-cell>
          <table:table-cell office:value-type="string" calcext:value-type="string">
            <text:p><text:s text:c="5"/>Fabricação de produtos farmacêuticos e de perfumaria</text:p>
          </table:table-cell>
          <table:table-cell office:value-type="float" office:value="0.00622915861768887" calcext:value-type="float">
            <text:p>0,00622915861768887</text:p>
          </table:table-cell>
          <table:table-cell office:value-type="float" office:value="0.0048542272500679" calcext:value-type="float">
            <text:p>0,0048542272500679</text:p>
          </table:table-cell>
          <table:table-cell office:value-type="float" office:value="0.00643633164837764" calcext:value-type="float">
            <text:p>0,00643633164837764</text:p>
          </table:table-cell>
          <table:table-cell office:value-type="float" office:value="0.00744046510782861" calcext:value-type="float">
            <text:p>0,00744046510782861</text:p>
          </table:table-cell>
          <table:table-cell office:value-type="float" office:value="0.00744555097726275" calcext:value-type="float">
            <text:p>0,00744555097726275</text:p>
          </table:table-cell>
          <table:table-cell office:value-type="float" office:value="0.00725130886089436" calcext:value-type="float">
            <text:p>0,00725130886089436</text:p>
          </table:table-cell>
          <table:table-cell office:value-type="float" office:value="0.00694178550209399" calcext:value-type="float">
            <text:p>0,00694178550209399</text:p>
          </table:table-cell>
          <table:table-cell office:value-type="float" office:value="0.00830991122278497" calcext:value-type="float">
            <text:p>0,00830991122278497</text:p>
          </table:table-cell>
          <table:table-cell office:value-type="float" office:value="0.00873004658467108" calcext:value-type="float">
            <text:p>0,00873004658467108</text:p>
          </table:table-cell>
          <table:table-cell office:value-type="float" office:value="0.00829400255194253" calcext:value-type="float">
            <text:p>0,00829400255194253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elementos químicos não-petroquímicos</text:p>
          </table:table-cell>
          <table:table-cell office:value-type="float" office:value="0.79608914616803" calcext:value-type="float">
            <text:p><text:s text:c="3"/>0,80</text:p>
          </table:table-cell>
          <table:table-cell office:value-type="float" office:value="0.934484694312243" calcext:value-type="float">
            <text:p><text:s text:c="3"/>0,93</text:p>
          </table:table-cell>
          <table:table-cell office:value-type="float" office:value="1.00582432427882" calcext:value-type="float">
            <text:p><text:s text:c="3"/>1,01</text:p>
          </table:table-cell>
          <table:table-cell office:value-type="float" office:value="1.34319338858995" calcext:value-type="float">
            <text:p><text:s text:c="3"/>1,34</text:p>
          </table:table-cell>
          <table:table-cell office:value-type="float" office:value="1.13848487878919" calcext:value-type="float">
            <text:p><text:s text:c="3"/>1,14</text:p>
          </table:table-cell>
          <table:table-cell office:value-type="float" office:value="0.828982178235871" calcext:value-type="float">
            <text:p><text:s text:c="3"/>0,83</text:p>
          </table:table-cell>
          <table:table-cell office:value-type="float" office:value="0.745424780296325" calcext:value-type="float">
            <text:p><text:s text:c="3"/>0,75</text:p>
          </table:table-cell>
          <table:table-cell office:value-type="float" office:value="0.888756084386083" calcext:value-type="float">
            <text:p><text:s text:c="3"/>0,89</text:p>
          </table:table-cell>
          <table:table-cell office:value-type="float" office:value="0.780606482983464" calcext:value-type="float">
            <text:p><text:s text:c="3"/>0,78</text:p>
          </table:table-cell>
          <table:table-cell office:value-type="float" office:value="0.85726912384781" calcext:value-type="float">
            <text:p><text:s text:c="3"/>0,86</text:p>
          </table:table-cell>
          <table:table-cell office:value-type="string" calcext:value-type="string">
            <text:p><text:s text:c="5"/>Indústria de transformação de material plástico</text:p>
          </table:table-cell>
          <table:table-cell office:value-type="float" office:value="0.00683891166567266" calcext:value-type="float">
            <text:p>0,00683891166567266</text:p>
          </table:table-cell>
          <table:table-cell office:value-type="float" office:value="0.00589028667297479" calcext:value-type="float">
            <text:p>0,00589028667297479</text:p>
          </table:table-cell>
          <table:table-cell office:value-type="float" office:value="0.00473926168643468" calcext:value-type="float">
            <text:p>0,00473926168643468</text:p>
          </table:table-cell>
          <table:table-cell office:value-type="float" office:value="0.00511689879372054" calcext:value-type="float">
            <text:p>0,00511689879372054</text:p>
          </table:table-cell>
          <table:table-cell office:value-type="float" office:value="0.00495485589657997" calcext:value-type="float">
            <text:p>0,00495485589657997</text:p>
          </table:table-cell>
          <table:table-cell office:value-type="float" office:value="0.00553382206073159" calcext:value-type="float">
            <text:p>0,00553382206073159</text:p>
          </table:table-cell>
          <table:table-cell office:value-type="float" office:value="0.00575509920095095" calcext:value-type="float">
            <text:p>0,00575509920095095</text:p>
          </table:table-cell>
          <table:table-cell office:value-type="float" office:value="0.00550940763813621" calcext:value-type="float">
            <text:p>0,00550940763813621</text:p>
          </table:table-cell>
          <table:table-cell office:value-type="float" office:value="0.00512146654849946" calcext:value-type="float">
            <text:p>0,00512146654849946</text:p>
          </table:table-cell>
          <table:table-cell office:value-type="float" office:value="0.00495121309595493" calcext:value-type="float">
            <text:p>0,00495121309595493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Refino de petróleo e indústria petroquímica</text:p>
          </table:table-cell>
          <table:table-cell office:value-type="float" office:value="2.85877428339163" calcext:value-type="float">
            <text:p><text:s text:c="3"/>2,86</text:p>
          </table:table-cell>
          <table:table-cell office:value-type="float" office:value="2.25651220746558" calcext:value-type="float">
            <text:p><text:s text:c="3"/>2,26</text:p>
          </table:table-cell>
          <table:table-cell office:value-type="float" office:value="3.49645907355208" calcext:value-type="float">
            <text:p><text:s text:c="3"/>3,50</text:p>
          </table:table-cell>
          <table:table-cell office:value-type="float" office:value="5.01170649903721" calcext:value-type="float">
            <text:p><text:s text:c="3"/>5,01</text:p>
          </table:table-cell>
          <table:table-cell office:value-type="float" office:value="3.8023357026463" calcext:value-type="float">
            <text:p><text:s text:c="3"/>3,80</text:p>
          </table:table-cell>
          <table:table-cell office:value-type="float" office:value="2.74723945727334" calcext:value-type="float">
            <text:p><text:s text:c="3"/>2,75</text:p>
          </table:table-cell>
          <table:table-cell office:value-type="float" office:value="2.22754312612725" calcext:value-type="float">
            <text:p><text:s text:c="3"/>2,23</text:p>
          </table:table-cell>
          <table:table-cell office:value-type="float" office:value="2.42856852117004" calcext:value-type="float">
            <text:p><text:s text:c="3"/>2,43</text:p>
          </table:table-cell>
          <table:table-cell office:value-type="float" office:value="3.02521779657926" calcext:value-type="float">
            <text:p><text:s text:c="3"/>3,03</text:p>
          </table:table-cell>
          <table:table-cell office:value-type="float" office:value="3.17043344010192" calcext:value-type="float">
            <text:p><text:s text:c="3"/>3,17</text:p>
          </table:table-cell>
          <table:table-cell office:value-type="string" calcext:value-type="string">
            <text:p><text:s text:c="5"/>Indústria têxtil</text:p>
          </table:table-cell>
          <table:table-cell office:value-type="float" office:value="0.0133492062301276" calcext:value-type="float">
            <text:p>0,0133492062301276</text:p>
          </table:table-cell>
          <table:table-cell office:value-type="float" office:value="0.0106836104011682" calcext:value-type="float">
            <text:p>0,0106836104011682</text:p>
          </table:table-cell>
          <table:table-cell office:value-type="float" office:value="0.00874552323786567" calcext:value-type="float">
            <text:p>0,00874552323786567</text:p>
          </table:table-cell>
          <table:table-cell office:value-type="float" office:value="0.00835236025807678" calcext:value-type="float">
            <text:p>0,00835236025807678</text:p>
          </table:table-cell>
          <table:table-cell office:value-type="float" office:value="0.00817220210675033" calcext:value-type="float">
            <text:p>0,00817220210675033</text:p>
          </table:table-cell>
          <table:table-cell office:value-type="float" office:value="0.00798784660534596" calcext:value-type="float">
            <text:p>0,00798784660534596</text:p>
          </table:table-cell>
          <table:table-cell office:value-type="float" office:value="0.00695896520445269" calcext:value-type="float">
            <text:p>0,00695896520445269</text:p>
          </table:table-cell>
          <table:table-cell office:value-type="float" office:value="0.00592432036078532" calcext:value-type="float">
            <text:p>0,00592432036078532</text:p>
          </table:table-cell>
          <table:table-cell office:value-type="float" office:value="0.00549612604461188" calcext:value-type="float">
            <text:p>0,00549612604461188</text:p>
          </table:table-cell>
          <table:table-cell office:value-type="float" office:value="0.00520424232631153" calcext:value-type="float">
            <text:p>0,00520424232631153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produtos químicos diversos</text:p>
          </table:table-cell>
          <table:table-cell office:value-type="float" office:value="1.24185733045652" calcext:value-type="float">
            <text:p><text:s text:c="3"/>1,24</text:p>
          </table:table-cell>
          <table:table-cell office:value-type="float" office:value="1.28363825469692" calcext:value-type="float">
            <text:p><text:s text:c="3"/>1,28</text:p>
          </table:table-cell>
          <table:table-cell office:value-type="float" office:value="1.14301946265433" calcext:value-type="float">
            <text:p><text:s text:c="3"/>1,14</text:p>
          </table:table-cell>
          <table:table-cell office:value-type="float" office:value="1.09140847806707" calcext:value-type="float">
            <text:p><text:s text:c="3"/>1,09</text:p>
          </table:table-cell>
          <table:table-cell office:value-type="float" office:value="0.941406002213652" calcext:value-type="float">
            <text:p><text:s text:c="3"/>0,94</text:p>
          </table:table-cell>
          <table:table-cell office:value-type="float" office:value="0.791562934885359" calcext:value-type="float">
            <text:p><text:s text:c="3"/>0,79</text:p>
          </table:table-cell>
          <table:table-cell office:value-type="float" office:value="0.811309126244853" calcext:value-type="float">
            <text:p><text:s text:c="3"/>0,81</text:p>
          </table:table-cell>
          <table:table-cell office:value-type="float" office:value="0.782100454346623" calcext:value-type="float">
            <text:p><text:s text:c="3"/>0,78</text:p>
          </table:table-cell>
          <table:table-cell office:value-type="float" office:value="0.759701849838663" calcext:value-type="float">
            <text:p><text:s text:c="3"/>0,76</text:p>
          </table:table-cell>
          <table:table-cell office:value-type="float" office:value="1.04256410096104" calcext:value-type="float">
            <text:p><text:s text:c="3"/>1,04</text:p>
          </table:table-cell>
          <table:table-cell office:value-type="string" calcext:value-type="string">
            <text:p><text:s text:c="5"/>Fabricação de artigos do vestuário e acessórios</text:p>
          </table:table-cell>
          <table:table-cell office:value-type="float" office:value="0.0091806484444061" calcext:value-type="float">
            <text:p>0,0091806484444061</text:p>
          </table:table-cell>
          <table:table-cell office:value-type="float" office:value="0.00689171527786015" calcext:value-type="float">
            <text:p>0,00689171527786015</text:p>
          </table:table-cell>
          <table:table-cell office:value-type="float" office:value="0.00590610463735091" calcext:value-type="float">
            <text:p>0,00590610463735091</text:p>
          </table:table-cell>
          <table:table-cell office:value-type="float" office:value="0.00531264384982325" calcext:value-type="float">
            <text:p>0,00531264384982325</text:p>
          </table:table-cell>
          <table:table-cell office:value-type="float" office:value="0.00567471899315134" calcext:value-type="float">
            <text:p>0,00567471899315134</text:p>
          </table:table-cell>
          <table:table-cell office:value-type="float" office:value="0.00564623709532989" calcext:value-type="float">
            <text:p>0,00564623709532989</text:p>
          </table:table-cell>
          <table:table-cell office:value-type="float" office:value="0.00525992050901447" calcext:value-type="float">
            <text:p>0,00525992050901447</text:p>
          </table:table-cell>
          <table:table-cell office:value-type="float" office:value="0.00442155300888328" calcext:value-type="float">
            <text:p>0,00442155300888328</text:p>
          </table:table-cell>
          <table:table-cell office:value-type="float" office:value="0.00412026156079694" calcext:value-type="float">
            <text:p>0,00412026156079694</text:p>
          </table:table-cell>
          <table:table-cell office:value-type="float" office:value="0.00356852091318919" calcext:value-type="float">
            <text:p>0,00356852091318919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produtos farmacêuticos e de perfumaria</text:p>
          </table:table-cell>
          <table:table-cell office:value-type="float" office:value="0.729605597578694" calcext:value-type="float">
            <text:p><text:s text:c="3"/>0,73</text:p>
          </table:table-cell>
          <table:table-cell office:value-type="float" office:value="0.547941638659107" calcext:value-type="float">
            <text:p><text:s text:c="3"/>0,55</text:p>
          </table:table-cell>
          <table:table-cell office:value-type="float" office:value="0.797591085699468" calcext:value-type="float">
            <text:p><text:s text:c="3"/>0,80</text:p>
          </table:table-cell>
          <table:table-cell office:value-type="float" office:value="0.97462694500275" calcext:value-type="float">
            <text:p><text:s text:c="3"/>0,97</text:p>
          </table:table-cell>
          <table:table-cell office:value-type="float" office:value="0.849590384300074" calcext:value-type="float">
            <text:p><text:s text:c="3"/>0,85</text:p>
          </table:table-cell>
          <table:table-cell office:value-type="float" office:value="0.771506206459022" calcext:value-type="float">
            <text:p><text:s text:c="3"/>0,77</text:p>
          </table:table-cell>
          <table:table-cell office:value-type="float" office:value="0.731196896111932" calcext:value-type="float">
            <text:p><text:s text:c="3"/>0,73</text:p>
          </table:table-cell>
          <table:table-cell office:value-type="float" office:value="0.87326600335878" calcext:value-type="float">
            <text:p><text:s text:c="3"/>0,87</text:p>
          </table:table-cell>
          <table:table-cell office:value-type="float" office:value="0.917717821240299" calcext:value-type="float">
            <text:p><text:s text:c="3"/>0,92</text:p>
          </table:table-cell>
          <table:table-cell office:value-type="float" office:value="0.869304568461568" calcext:value-type="float">
            <text:p><text:s text:c="3"/>0,87</text:p>
          </table:table-cell>
          <table:table-cell office:value-type="string" calcext:value-type="string">
            <text:p><text:s text:c="5"/>Fabricação de calçados e de artigos de couro e peles</text:p>
          </table:table-cell>
          <table:table-cell office:value-type="float" office:value="0.00377032874838552" calcext:value-type="float">
            <text:p>0,00377032874838552</text:p>
          </table:table-cell>
          <table:table-cell office:value-type="float" office:value="0.00363242181832781" calcext:value-type="float">
            <text:p>0,00363242181832781</text:p>
          </table:table-cell>
          <table:table-cell office:value-type="float" office:value="0.00407966922197087" calcext:value-type="float">
            <text:p>0,00407966922197087</text:p>
          </table:table-cell>
          <table:table-cell office:value-type="float" office:value="0.00393232265173872" calcext:value-type="float">
            <text:p>0,00393232265173872</text:p>
          </table:table-cell>
          <table:table-cell office:value-type="float" office:value="0.00351425958815318" calcext:value-type="float">
            <text:p>0,00351425958815318</text:p>
          </table:table-cell>
          <table:table-cell office:value-type="float" office:value="0.00309037792870509" calcext:value-type="float">
            <text:p>0,00309037792870509</text:p>
          </table:table-cell>
          <table:table-cell office:value-type="float" office:value="0.00289800240770469" calcext:value-type="float">
            <text:p>0,00289800240770469</text:p>
          </table:table-cell>
          <table:table-cell office:value-type="float" office:value="0.00253556081441973" calcext:value-type="float">
            <text:p>0,00253556081441973</text:p>
          </table:table-cell>
          <table:table-cell office:value-type="float" office:value="0.00231780886509465" calcext:value-type="float">
            <text:p>0,00231780886509465</text:p>
          </table:table-cell>
          <table:table-cell office:value-type="float" office:value="0.00240208821338152" calcext:value-type="float">
            <text:p>0,00240208821338152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Indústria de transformação de material plástico</text:p>
          </table:table-cell>
          <table:table-cell office:value-type="float" office:value="0.801024430241956" calcext:value-type="float">
            <text:p><text:s text:c="3"/>0,80</text:p>
          </table:table-cell>
          <table:table-cell office:value-type="float" office:value="0.664891272182726" calcext:value-type="float">
            <text:p><text:s text:c="3"/>0,66</text:p>
          </table:table-cell>
          <table:table-cell office:value-type="float" office:value="0.587289947193775" calcext:value-type="float">
            <text:p><text:s text:c="3"/>0,59</text:p>
          </table:table-cell>
          <table:table-cell office:value-type="float" office:value="0.670262862191892" calcext:value-type="float">
            <text:p><text:s text:c="3"/>0,67</text:p>
          </table:table-cell>
          <table:table-cell office:value-type="float" office:value="0.565384340014882" calcext:value-type="float">
            <text:p><text:s text:c="3"/>0,57</text:p>
          </table:table-cell>
          <table:table-cell office:value-type="float" office:value="0.588773440381038" calcext:value-type="float">
            <text:p><text:s text:c="3"/>0,59</text:p>
          </table:table-cell>
          <table:table-cell office:value-type="float" office:value="0.606200043386852" calcext:value-type="float">
            <text:p><text:s text:c="3"/>0,61</text:p>
          </table:table-cell>
          <table:table-cell office:value-type="float" office:value="0.578968686914219" calcext:value-type="float">
            <text:p><text:s text:c="3"/>0,58</text:p>
          </table:table-cell>
          <table:table-cell office:value-type="float" office:value="0.53837755352838" calcext:value-type="float">
            <text:p><text:s text:c="3"/>0,54</text:p>
          </table:table-cell>
          <table:table-cell office:value-type="float" office:value="0.518942710324137" calcext:value-type="float">
            <text:p><text:s text:c="3"/>0,52</text:p>
          </table:table-cell>
          <table:table-cell office:value-type="string" calcext:value-type="string">
            <text:p><text:s text:c="5"/>Indústria do café</text:p>
          </table:table-cell>
          <table:table-cell office:value-type="float" office:value="0.00145066023498639" calcext:value-type="float">
            <text:p>0,00145066023498639</text:p>
          </table:table-cell>
          <table:table-cell office:value-type="float" office:value="0.00164597668426798" calcext:value-type="float">
            <text:p>0,00164597668426798</text:p>
          </table:table-cell>
          <table:table-cell office:value-type="float" office:value="0.00122685059023691" calcext:value-type="float">
            <text:p>0,00122685059023691</text:p>
          </table:table-cell>
          <table:table-cell office:value-type="float" office:value="0.00188499633038435" calcext:value-type="float">
            <text:p>0,00188499633038435</text:p>
          </table:table-cell>
          <table:table-cell office:value-type="float" office:value="0.0027447970861398" calcext:value-type="float">
            <text:p>0,0027447970861398</text:p>
          </table:table-cell>
          <table:table-cell office:value-type="float" office:value="0.00231217765234971" calcext:value-type="float">
            <text:p>0,00231217765234971</text:p>
          </table:table-cell>
          <table:table-cell office:value-type="float" office:value="0.00200509366153515" calcext:value-type="float">
            <text:p>0,00200509366153515</text:p>
          </table:table-cell>
          <table:table-cell office:value-type="float" office:value="0.00188272317774372" calcext:value-type="float">
            <text:p>0,00188272317774372</text:p>
          </table:table-cell>
          <table:table-cell office:value-type="float" office:value="0.00231285946193149" calcext:value-type="float">
            <text:p>0,00231285946193149</text:p>
          </table:table-cell>
          <table:table-cell office:value-type="float" office:value="0.00308633115935283" calcext:value-type="float">
            <text:p>0,00308633115935283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Indústria têxtil</text:p>
          </table:table-cell>
          <table:table-cell office:value-type="float" office:value="1.56355877037324" calcext:value-type="float">
            <text:p><text:s text:c="3"/>1,56</text:p>
          </table:table-cell>
          <table:table-cell office:value-type="float" office:value="1.20595816562352" calcext:value-type="float">
            <text:p><text:s text:c="3"/>1,21</text:p>
          </table:table-cell>
          <table:table-cell office:value-type="float" office:value="1.08374641882499" calcext:value-type="float">
            <text:p><text:s text:c="3"/>1,08</text:p>
          </table:table-cell>
          <table:table-cell office:value-type="float" office:value="1.09407614227324" calcext:value-type="float">
            <text:p><text:s text:c="3"/>1,09</text:p>
          </table:table-cell>
          <table:table-cell office:value-type="float" office:value="0.932506452464636" calcext:value-type="float">
            <text:p><text:s text:c="3"/>0,93</text:p>
          </table:table-cell>
          <table:table-cell office:value-type="float" office:value="0.84987046483453" calcext:value-type="float">
            <text:p><text:s text:c="3"/>0,85</text:p>
          </table:table-cell>
          <table:table-cell office:value-type="float" office:value="0.733006480265321" calcext:value-type="float">
            <text:p><text:s text:c="3"/>0,73</text:p>
          </table:table-cell>
          <table:table-cell office:value-type="float" office:value="0.622570738168031" calcext:value-type="float">
            <text:p><text:s text:c="3"/>0,62</text:p>
          </table:table-cell>
          <table:table-cell office:value-type="float" office:value="0.577762417417079" calcext:value-type="float">
            <text:p><text:s text:c="3"/>0,58</text:p>
          </table:table-cell>
          <table:table-cell office:value-type="float" office:value="0.545463013944225" calcext:value-type="float">
            <text:p><text:s text:c="3"/>0,55</text:p>
          </table:table-cell>
          <table:table-cell office:value-type="string" calcext:value-type="string">
            <text:p><text:s text:c="5"/>Beneficiamento de produtos de origem vegetal, inclusive fumo</text:p>
          </table:table-cell>
          <table:table-cell office:value-type="float" office:value="0.00670125070174583" calcext:value-type="float">
            <text:p>0,00670125070174583</text:p>
          </table:table-cell>
          <table:table-cell office:value-type="float" office:value="0.0080742789377652" calcext:value-type="float">
            <text:p>0,0080742789377652</text:p>
          </table:table-cell>
          <table:table-cell office:value-type="float" office:value="0.00860774818126058" calcext:value-type="float">
            <text:p>0,00860774818126058</text:p>
          </table:table-cell>
          <table:table-cell office:value-type="float" office:value="0.00779656293211243" calcext:value-type="float">
            <text:p>0,00779656293211243</text:p>
          </table:table-cell>
          <table:table-cell office:value-type="float" office:value="0.00803843392739911" calcext:value-type="float">
            <text:p>0,00803843392739911</text:p>
          </table:table-cell>
          <table:table-cell office:value-type="float" office:value="0.00690755804434152" calcext:value-type="float">
            <text:p>0,00690755804434152</text:p>
          </table:table-cell>
          <table:table-cell office:value-type="float" office:value="0.00704135291511217" calcext:value-type="float">
            <text:p>0,00704135291511217</text:p>
          </table:table-cell>
          <table:table-cell office:value-type="float" office:value="0.00761728083689169" calcext:value-type="float">
            <text:p>0,00761728083689169</text:p>
          </table:table-cell>
          <table:table-cell office:value-type="float" office:value="0.00721123749147819" calcext:value-type="float">
            <text:p>0,00721123749147819</text:p>
          </table:table-cell>
          <table:table-cell office:value-type="float" office:value="0.00698324280238264" calcext:value-type="float">
            <text:p>0,00698324280238264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artigos do vestuário e acessórios</text:p>
          </table:table-cell>
          <table:table-cell office:value-type="float" office:value="1.07530613772137" calcext:value-type="float">
            <text:p><text:s text:c="3"/>1,08</text:p>
          </table:table-cell>
          <table:table-cell office:value-type="float" office:value="0.777931804175396" calcext:value-type="float">
            <text:p><text:s text:c="3"/>0,78</text:p>
          </table:table-cell>
          <table:table-cell office:value-type="float" office:value="0.731885283000721" calcext:value-type="float">
            <text:p><text:s text:c="3"/>0,73</text:p>
          </table:table-cell>
          <table:table-cell office:value-type="float" office:value="0.695903518154117" calcext:value-type="float">
            <text:p><text:s text:c="3"/>0,70</text:p>
          </table:table-cell>
          <table:table-cell office:value-type="float" office:value="0.647525845287922" calcext:value-type="float">
            <text:p><text:s text:c="3"/>0,65</text:p>
          </table:table-cell>
          <table:table-cell office:value-type="float" office:value="0.600733887599004" calcext:value-type="float">
            <text:p><text:s text:c="3"/>0,60</text:p>
          </table:table-cell>
          <table:table-cell office:value-type="float" office:value="0.554041542889322" calcext:value-type="float">
            <text:p><text:s text:c="3"/>0,55</text:p>
          </table:table-cell>
          <table:table-cell office:value-type="float" office:value="0.464648998188991" calcext:value-type="float">
            <text:p><text:s text:c="3"/>0,46</text:p>
          </table:table-cell>
          <table:table-cell office:value-type="float" office:value="0.433129127759081" calcext:value-type="float">
            <text:p><text:s text:c="3"/>0,43</text:p>
          </table:table-cell>
          <table:table-cell office:value-type="float" office:value="0.374021048710609" calcext:value-type="float">
            <text:p><text:s text:c="3"/>0,37</text:p>
          </table:table-cell>
          <table:table-cell office:value-type="string" calcext:value-type="string">
            <text:p><text:s text:c="5"/>Abate e preparação de carnes</text:p>
          </table:table-cell>
          <table:table-cell office:value-type="float" office:value="0.00428365035365489" calcext:value-type="float">
            <text:p>0,00428365035365489</text:p>
          </table:table-cell>
          <table:table-cell office:value-type="float" office:value="0.00458856818022138" calcext:value-type="float">
            <text:p>0,00458856818022138</text:p>
          </table:table-cell>
          <table:table-cell office:value-type="float" office:value="0.00411857473194219" calcext:value-type="float">
            <text:p>0,00411857473194219</text:p>
          </table:table-cell>
          <table:table-cell office:value-type="float" office:value="0.00496528974409486" calcext:value-type="float">
            <text:p>0,00496528974409486</text:p>
          </table:table-cell>
          <table:table-cell office:value-type="float" office:value="0.00532875605456399" calcext:value-type="float">
            <text:p>0,00532875605456399</text:p>
          </table:table-cell>
          <table:table-cell office:value-type="float" office:value="0.00558593022289727" calcext:value-type="float">
            <text:p>0,00558593022289727</text:p>
          </table:table-cell>
          <table:table-cell office:value-type="float" office:value="0.00554642647082199" calcext:value-type="float">
            <text:p>0,00554642647082199</text:p>
          </table:table-cell>
          <table:table-cell office:value-type="float" office:value="0.00458254811952069" calcext:value-type="float">
            <text:p>0,00458254811952069</text:p>
          </table:table-cell>
          <table:table-cell office:value-type="float" office:value="0.00421745869870661" calcext:value-type="float">
            <text:p>0,00421745869870661</text:p>
          </table:table-cell>
          <table:table-cell office:value-type="float" office:value="0.00570516888140283" calcext:value-type="float">
            <text:p>0,00570516888140283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Fabricação de calçados e de artigos de couro e peles</text:p>
          </table:table-cell>
          <table:table-cell office:value-type="float" office:value="0.441609072487314" calcext:value-type="float">
            <text:p><text:s text:c="3"/>0,44</text:p>
          </table:table-cell>
          <table:table-cell office:value-type="float" office:value="0.410025130860487" calcext:value-type="float">
            <text:p><text:s text:c="3"/>0,41</text:p>
          </table:table-cell>
          <table:table-cell office:value-type="float" office:value="0.505553160062321" calcext:value-type="float">
            <text:p><text:s text:c="3"/>0,51</text:p>
          </table:table-cell>
          <table:table-cell office:value-type="float" office:value="0.515095166402533" calcext:value-type="float">
            <text:p><text:s text:c="3"/>0,52</text:p>
          </table:table-cell>
          <table:table-cell office:value-type="float" office:value="0.401002043119033" calcext:value-type="float">
            <text:p><text:s text:c="3"/>0,40</text:p>
          </table:table-cell>
          <table:table-cell office:value-type="float" office:value="0.328802123594262" calcext:value-type="float">
            <text:p><text:s text:c="3"/>0,33</text:p>
          </table:table-cell>
          <table:table-cell office:value-type="float" office:value="0.305254370766624" calcext:value-type="float">
            <text:p><text:s text:c="3"/>0,31</text:p>
          </table:table-cell>
          <table:table-cell office:value-type="float" office:value="0.266455200220464" calcext:value-type="float">
            <text:p><text:s text:c="3"/>0,27</text:p>
          </table:table-cell>
          <table:table-cell office:value-type="float" office:value="0.243652136457214" calcext:value-type="float">
            <text:p><text:s text:c="3"/>0,24</text:p>
          </table:table-cell>
          <table:table-cell office:value-type="float" office:value="0.251765808445667" calcext:value-type="float">
            <text:p><text:s text:c="3"/>0,25</text:p>
          </table:table-cell>
          <table:table-cell office:value-type="string" calcext:value-type="string">
            <text:p><text:s text:c="5"/>Resfriamento e preparação do leite e laticínios</text:p>
          </table:table-cell>
          <table:table-cell office:value-type="float" office:value="0.00222651917813529" calcext:value-type="float">
            <text:p>0,00222651917813529</text:p>
          </table:table-cell>
          <table:table-cell office:value-type="float" office:value="0.00220300180392923" calcext:value-type="float">
            <text:p>0,00220300180392923</text:p>
          </table:table-cell>
          <table:table-cell office:value-type="float" office:value="0.0020252515981219" calcext:value-type="float">
            <text:p>0,0020252515981219</text:p>
          </table:table-cell>
          <table:table-cell office:value-type="float" office:value="0.00189424533920806" calcext:value-type="float">
            <text:p>0,00189424533920806</text:p>
          </table:table-cell>
          <table:table-cell office:value-type="float" office:value="0.00199987636993912" calcext:value-type="float">
            <text:p>0,00199987636993912</text:p>
          </table:table-cell>
          <table:table-cell office:value-type="float" office:value="0.00257568038697544" calcext:value-type="float">
            <text:p>0,00257568038697544</text:p>
          </table:table-cell>
          <table:table-cell office:value-type="float" office:value="0.00278963613472369" calcext:value-type="float">
            <text:p>0,00278963613472369</text:p>
          </table:table-cell>
          <table:table-cell office:value-type="float" office:value="0.00270659708607458" calcext:value-type="float">
            <text:p>0,00270659708607458</text:p>
          </table:table-cell>
          <table:table-cell office:value-type="float" office:value="0.00280009555143526" calcext:value-type="float">
            <text:p>0,00280009555143526</text:p>
          </table:table-cell>
          <table:table-cell office:value-type="float" office:value="0.00251790244895583" calcext:value-type="float">
            <text:p>0,00251790244895583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Indústria do café</text:p>
          </table:table-cell>
          <table:table-cell office:value-type="float" office:value="0.169912165123768" calcext:value-type="float">
            <text:p><text:s text:c="3"/>0,17</text:p>
          </table:table-cell>
          <table:table-cell office:value-type="float" office:value="0.185796650035258" calcext:value-type="float">
            <text:p><text:s text:c="3"/>0,19</text:p>
          </table:table-cell>
          <table:table-cell office:value-type="float" office:value="0.1520314905626" calcext:value-type="float">
            <text:p><text:s text:c="3"/>0,15</text:p>
          </table:table-cell>
          <table:table-cell office:value-type="float" office:value="0.246915775855314" calcext:value-type="float">
            <text:p><text:s text:c="3"/>0,25</text:p>
          </table:table-cell>
          <table:table-cell office:value-type="float" office:value="0.313200892500845" calcext:value-type="float">
            <text:p><text:s text:c="3"/>0,31</text:p>
          </table:table-cell>
          <table:table-cell office:value-type="float" office:value="0.246005161750018" calcext:value-type="float">
            <text:p><text:s text:c="3"/>0,25</text:p>
          </table:table-cell>
          <table:table-cell office:value-type="float" office:value="0.211201896296847" calcext:value-type="float">
            <text:p><text:s text:c="3"/>0,21</text:p>
          </table:table-cell>
          <table:table-cell office:value-type="float" office:value="0.197850265879038" calcext:value-type="float">
            <text:p><text:s text:c="3"/>0,20</text:p>
          </table:table-cell>
          <table:table-cell office:value-type="float" office:value="0.243131846508783" calcext:value-type="float">
            <text:p><text:s text:c="3"/>0,24</text:p>
          </table:table-cell>
          <table:table-cell office:value-type="float" office:value="0.323482149879774" calcext:value-type="float">
            <text:p><text:s text:c="3"/>0,32</text:p>
          </table:table-cell>
          <table:table-cell office:value-type="string" calcext:value-type="string">
            <text:p><text:s text:c="5"/>Indústria do açúcar</text:p>
          </table:table-cell>
          <table:table-cell office:value-type="float" office:value="0.00196673255888101" calcext:value-type="float">
            <text:p>0,00196673255888101</text:p>
          </table:table-cell>
          <table:table-cell office:value-type="float" office:value="0.00211461505074939" calcext:value-type="float">
            <text:p>0,00211461505074939</text:p>
          </table:table-cell>
          <table:table-cell office:value-type="float" office:value="0.00192867430552122" calcext:value-type="float">
            <text:p>0,00192867430552122</text:p>
          </table:table-cell>
          <table:table-cell office:value-type="float" office:value="0.00187337465421394" calcext:value-type="float">
            <text:p>0,00187337465421394</text:p>
          </table:table-cell>
          <table:table-cell office:value-type="float" office:value="0.0021741091613758" calcext:value-type="float">
            <text:p>0,0021741091613758</text:p>
          </table:table-cell>
          <table:table-cell office:value-type="float" office:value="0.00173768113744015" calcext:value-type="float">
            <text:p>0,00173768113744015</text:p>
          </table:table-cell>
          <table:table-cell office:value-type="float" office:value="0.00147135489815472" calcext:value-type="float">
            <text:p>0,00147135489815472</text:p>
          </table:table-cell>
          <table:table-cell office:value-type="float" office:value="0.00154155049804433" calcext:value-type="float">
            <text:p>0,00154155049804433</text:p>
          </table:table-cell>
          <table:table-cell office:value-type="float" office:value="0.00149185589860595" calcext:value-type="float">
            <text:p>0,00149185589860595</text:p>
          </table:table-cell>
          <table:table-cell office:value-type="float" office:value="0.00189729936473624" calcext:value-type="float">
            <text:p>0,00189729936473624</text:p>
          </table:table-cell>
        </table:table-row>
        <table:table-row table:style-name="ro1">
          <table:table-cell table:number-columns-repeated="43"/>
          <table:table-cell table:style-name="ce13" office:value-type="string" calcext:value-type="string" table:number-columns-spanned="1" table:number-rows-spanned="2">
            <text:p><text:s text:c="5"/>Beneficiamento de produtos de origem vegetal, inclusive fumo</text:p>
          </table:table-cell>
          <table:table-cell table:style-name="ce19" office:value-type="float" office:value="0.784900549632483" calcext:value-type="float" table:number-columns-spanned="1" table:number-rows-spanned="2">
            <text:p><text:s text:c="3"/>0,78</text:p>
          </table:table-cell>
          <table:table-cell table:style-name="ce19" office:value-type="float" office:value="0.911418729332849" calcext:value-type="float" table:number-columns-spanned="1" table:number-rows-spanned="2">
            <text:p><text:s text:c="3"/>0,91</text:p>
          </table:table-cell>
          <table:table-cell table:style-name="ce19" office:value-type="float" office:value="1.06667331523381" calcext:value-type="float" table:number-columns-spanned="1" table:number-rows-spanned="2">
            <text:p><text:s text:c="3"/>1,07</text:p>
          </table:table-cell>
          <table:table-cell table:style-name="ce19" office:value-type="float" office:value="1.02127221913201" calcext:value-type="float" table:number-columns-spanned="1" table:number-rows-spanned="2">
            <text:p><text:s text:c="3"/>1,02</text:p>
          </table:table-cell>
          <table:table-cell table:style-name="ce19" office:value-type="float" office:value="0.917242550672923" calcext:value-type="float" table:number-columns-spanned="1" table:number-rows-spanned="2">
            <text:p><text:s text:c="3"/>0,92</text:p>
          </table:table-cell>
          <table:table-cell table:style-name="ce19" office:value-type="float" office:value="0.734932686625092" calcext:value-type="float" table:number-columns-spanned="1" table:number-rows-spanned="2">
            <text:p><text:s text:c="3"/>0,73</text:p>
          </table:table-cell>
          <table:table-cell table:style-name="ce19" office:value-type="float" office:value="0.741684598927127" calcext:value-type="float" table:number-columns-spanned="1" table:number-rows-spanned="2">
            <text:p><text:s text:c="3"/>0,74</text:p>
          </table:table-cell>
          <table:table-cell table:style-name="ce19" office:value-type="float" office:value="0.800479357066407" calcext:value-type="float" table:number-columns-spanned="1" table:number-rows-spanned="2">
            <text:p><text:s text:c="3"/>0,80</text:p>
          </table:table-cell>
          <table:table-cell table:style-name="ce19" office:value-type="float" office:value="0.758057943327122" calcext:value-type="float" table:number-columns-spanned="1" table:number-rows-spanned="2">
            <text:p><text:s text:c="3"/>0,76</text:p>
          </table:table-cell>
          <table:table-cell table:style-name="ce19" office:value-type="float" office:value="0.731922233296855" calcext:value-type="float" table:number-columns-spanned="1" table:number-rows-spanned="2">
            <text:p><text:s text:c="3"/>0,73</text:p>
          </table:table-cell>
          <table:table-cell office:value-type="string" calcext:value-type="string">
            <text:p><text:s text:c="5"/>Fabricação e refino de óleos vegetais e de gorduras para alimentação</text:p>
          </table:table-cell>
          <table:table-cell office:value-type="float" office:value="0.00242885328792147" calcext:value-type="float">
            <text:p>0,00242885328792147</text:p>
          </table:table-cell>
          <table:table-cell office:value-type="float" office:value="0.00300854395142318" calcext:value-type="float">
            <text:p>0,00300854395142318</text:p>
          </table:table-cell>
          <table:table-cell office:value-type="float" office:value="0.0042678224784565" calcext:value-type="float">
            <text:p>0,0042678224784565</text:p>
          </table:table-cell>
          <table:table-cell office:value-type="float" office:value="0.00288634982725993" calcext:value-type="float">
            <text:p>0,00288634982725993</text:p>
          </table:table-cell>
          <table:table-cell office:value-type="float" office:value="0.00335422923218335" calcext:value-type="float">
            <text:p>0,00335422923218335</text:p>
          </table:table-cell>
          <table:table-cell office:value-type="float" office:value="0.00279059738046638" calcext:value-type="float">
            <text:p>0,00279059738046638</text:p>
          </table:table-cell>
          <table:table-cell office:value-type="float" office:value="0.00276549083898656" calcext:value-type="float">
            <text:p>0,00276549083898656</text:p>
          </table:table-cell>
          <table:table-cell office:value-type="float" office:value="0.00352067979550197" calcext:value-type="float">
            <text:p>0,00352067979550197</text:p>
          </table:table-cell>
          <table:table-cell office:value-type="float" office:value="0.0040057548509623" calcext:value-type="float">
            <text:p>0,0040057548509623</text:p>
          </table:table-cell>
          <table:table-cell office:value-type="float" office:value="0.00428991003540024" calcext:value-type="float">
            <text:p>0,00428991003540024</text:p>
          </table:table-cell>
        </table:table-row>
        <table:table-row table:style-name="ro1">
          <table:table-cell table:number-columns-repeated="43"/>
          <table:covered-table-cell table:style-name="ce14"/>
          <table:covered-table-cell table:number-columns-repeated="10" table:style-name="ce12"/>
          <table:table-cell office:value-type="string" calcext:value-type="string">
            <text:p><text:s text:c="5"/>Outras indústrias alimentares e de bebidas</text:p>
          </table:table-cell>
          <table:table-cell office:value-type="float" office:value="0.00902251338162095" calcext:value-type="float">
            <text:p>0,00902251338162095</text:p>
          </table:table-cell>
          <table:table-cell office:value-type="float" office:value="0.0105302870622902" calcext:value-type="float">
            <text:p>0,0105302870622902</text:p>
          </table:table-cell>
          <table:table-cell office:value-type="float" office:value="0.0107626932909149" calcext:value-type="float">
            <text:p>0,0107626932909149</text:p>
          </table:table-cell>
          <table:table-cell office:value-type="float" office:value="0.010011360023688" calcext:value-type="float">
            <text:p>0,010011360023688</text:p>
          </table:table-cell>
          <table:table-cell office:value-type="float" office:value="0.0110196869676655" calcext:value-type="float">
            <text:p>0,0110196869676655</text:p>
          </table:table-cell>
          <table:table-cell office:value-type="float" office:value="0.0113608466347203" calcext:value-type="float">
            <text:p>0,0113608466347203</text:p>
          </table:table-cell>
          <table:table-cell office:value-type="float" office:value="0.0113252037714059" calcext:value-type="float">
            <text:p>0,0113252037714059</text:p>
          </table:table-cell>
          <table:table-cell office:value-type="float" office:value="0.0112369541648191" calcext:value-type="float">
            <text:p>0,0112369541648191</text:p>
          </table:table-cell>
          <table:table-cell office:value-type="float" office:value="0.0114040442882802" calcext:value-type="float">
            <text:p>0,0114040442882802</text:p>
          </table:table-cell>
          <table:table-cell office:value-type="float" office:value="0.0112268899559397" calcext:value-type="float">
            <text:p>0,0112268899559397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Abate e preparação de carnes</text:p>
          </table:table-cell>
          <table:table-cell office:value-type="float" office:value="0.50173313410602" calcext:value-type="float">
            <text:p><text:s text:c="3"/>0,50</text:p>
          </table:table-cell>
          <table:table-cell office:value-type="float" office:value="0.517954236224595" calcext:value-type="float">
            <text:p><text:s text:c="3"/>0,52</text:p>
          </table:table-cell>
          <table:table-cell office:value-type="float" office:value="0.510374336103729" calcext:value-type="float">
            <text:p><text:s text:c="3"/>0,51</text:p>
          </table:table-cell>
          <table:table-cell office:value-type="float" office:value="0.650403584212619" calcext:value-type="float">
            <text:p><text:s text:c="3"/>0,65</text:p>
          </table:table-cell>
          <table:table-cell office:value-type="float" office:value="0.608049010484749" calcext:value-type="float">
            <text:p><text:s text:c="3"/>0,61</text:p>
          </table:table-cell>
          <table:table-cell office:value-type="float" office:value="0.594317511291436" calcext:value-type="float">
            <text:p><text:s text:c="3"/>0,59</text:p>
          </table:table-cell>
          <table:table-cell office:value-type="float" office:value="0.584219984722194" calcext:value-type="float">
            <text:p><text:s text:c="3"/>0,58</text:p>
          </table:table-cell>
          <table:table-cell office:value-type="float" office:value="0.481567537154985" calcext:value-type="float">
            <text:p><text:s text:c="3"/>0,48</text:p>
          </table:table-cell>
          <table:table-cell office:value-type="float" office:value="0.443346661510833" calcext:value-type="float">
            <text:p><text:s text:c="3"/>0,44</text:p>
          </table:table-cell>
          <table:table-cell office:value-type="float" office:value="0.597965739869068" calcext:value-type="float">
            <text:p><text:s text:c="3"/>0,60</text:p>
          </table:table-cell>
          <table:table-cell office:value-type="string" calcext:value-type="string">
            <text:p><text:s text:c="5"/>Indústrias diversas</text:p>
          </table:table-cell>
          <table:table-cell office:value-type="float" office:value="0.00601100787580756" calcext:value-type="float">
            <text:p>0,00601100787580756</text:p>
          </table:table-cell>
          <table:table-cell office:value-type="float" office:value="0.00598158720831383" calcext:value-type="float">
            <text:p>0,00598158720831383</text:p>
          </table:table-cell>
          <table:table-cell office:value-type="float" office:value="0.00531139967637557" calcext:value-type="float">
            <text:p>0,00531139967637557</text:p>
          </table:table-cell>
          <table:table-cell office:value-type="float" office:value="0.00550715863396841" calcext:value-type="float">
            <text:p>0,00550715863396841</text:p>
          </table:table-cell>
          <table:table-cell office:value-type="float" office:value="0.00609018345289577" calcext:value-type="float">
            <text:p>0,00609018345289577</text:p>
          </table:table-cell>
          <table:table-cell office:value-type="float" office:value="0.0053736694274399" calcext:value-type="float">
            <text:p>0,0053736694274399</text:p>
          </table:table-cell>
          <table:table-cell office:value-type="float" office:value="0.00463927917203758" calcext:value-type="float">
            <text:p>0,00463927917203758</text:p>
          </table:table-cell>
          <table:table-cell office:value-type="float" office:value="0.00448302052170056" calcext:value-type="float">
            <text:p>0,00448302052170056</text:p>
          </table:table-cell>
          <table:table-cell office:value-type="float" office:value="0.00438430589795645" calcext:value-type="float">
            <text:p>0,00438430589795645</text:p>
          </table:table-cell>
          <table:table-cell office:value-type="float" office:value="0.00415251239467134" calcext:value-type="float">
            <text:p>0,00415251239467134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Resfriamento e preparação do leite e laticínios</text:p>
          </table:table-cell>
          <table:table-cell office:value-type="float" office:value="0.260786561265401" calcext:value-type="float">
            <text:p><text:s text:c="3"/>0,26</text:p>
          </table:table-cell>
          <table:table-cell office:value-type="float" office:value="0.248673240091317" calcext:value-type="float">
            <text:p><text:s text:c="3"/>0,25</text:p>
          </table:table-cell>
          <table:table-cell office:value-type="float" office:value="0.250969451110835" calcext:value-type="float">
            <text:p><text:s text:c="3"/>0,25</text:p>
          </table:table-cell>
          <table:table-cell office:value-type="float" office:value="0.248127304043877" calcext:value-type="float">
            <text:p><text:s text:c="3"/>0,25</text:p>
          </table:table-cell>
          <table:table-cell office:value-type="float" office:value="0.228200134399436" calcext:value-type="float">
            <text:p><text:s text:c="3"/>0,23</text:p>
          </table:table-cell>
          <table:table-cell office:value-type="float" office:value="0.274040651491604" calcext:value-type="float">
            <text:p><text:s text:c="3"/>0,27</text:p>
          </table:table-cell>
          <table:table-cell office:value-type="float" office:value="0.29383986041867" calcext:value-type="float">
            <text:p><text:s text:c="3"/>0,29</text:p>
          </table:table-cell>
          <table:table-cell office:value-type="float" office:value="0.28442893752922" calcext:value-type="float">
            <text:p><text:s text:c="3"/>0,28</text:p>
          </table:table-cell>
          <table:table-cell office:value-type="float" office:value="0.294350959505749" calcext:value-type="float">
            <text:p><text:s text:c="3"/>0,29</text:p>
          </table:table-cell>
          <table:table-cell office:value-type="float" office:value="0.26390444036037" calcext:value-type="float">
            <text:p><text:s text:c="3"/>0,26</text:p>
          </table:table-cell>
          <table:table-cell office:value-type="string" calcext:value-type="string">
            <text:p><text:s text:c="5"/>Serviços industriais de utilidade pública</text:p>
          </table:table-cell>
          <table:table-cell office:value-type="float" office:value="0.0228066457361986" calcext:value-type="float">
            <text:p>0,0228066457361986</text:p>
          </table:table-cell>
          <table:table-cell office:value-type="float" office:value="0.0226821760173829" calcext:value-type="float">
            <text:p>0,0226821760173829</text:p>
          </table:table-cell>
          <table:table-cell office:value-type="float" office:value="0.0244649257100063" calcext:value-type="float">
            <text:p>0,0244649257100063</text:p>
          </table:table-cell>
          <table:table-cell office:value-type="float" office:value="0.0237656906633629" calcext:value-type="float">
            <text:p>0,0237656906633629</text:p>
          </table:table-cell>
          <table:table-cell office:value-type="float" office:value="0.0265537559348169" calcext:value-type="float">
            <text:p>0,0265537559348169</text:p>
          </table:table-cell>
          <table:table-cell office:value-type="float" office:value="0.0251410047903726" calcext:value-type="float">
            <text:p>0,0251410047903726</text:p>
          </table:table-cell>
          <table:table-cell office:value-type="float" office:value="0.0260637176909783" calcext:value-type="float">
            <text:p>0,0260637176909783</text:p>
          </table:table-cell>
          <table:table-cell office:value-type="float" office:value="0.0261925434874789" calcext:value-type="float">
            <text:p>0,0261925434874789</text:p>
          </table:table-cell>
          <table:table-cell office:value-type="float" office:value="0.0263847277374323" calcext:value-type="float">
            <text:p>0,0263847277374323</text:p>
          </table:table-cell>
          <table:table-cell office:value-type="float" office:value="0.0272839009726197" calcext:value-type="float">
            <text:p>0,0272839009726197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<text:s text:c="5"/>Indústria do açúcar</text:p>
          </table:table-cell>
          <table:table-cell office:value-type="float" office:value="0.230358411459466" calcext:value-type="float">
            <text:p><text:s text:c="3"/>0,23</text:p>
          </table:table-cell>
          <table:table-cell office:value-type="float" office:value="0.238696207727939" calcext:value-type="float">
            <text:p><text:s text:c="3"/>0,24</text:p>
          </table:table-cell>
          <table:table-cell office:value-type="float" office:value="0.239001579989912" calcext:value-type="float">
            <text:p><text:s text:c="3"/>0,24</text:p>
          </table:table-cell>
          <table:table-cell office:value-type="float" office:value="0.245393451836906" calcext:value-type="float">
            <text:p><text:s text:c="3"/>0,25</text:p>
          </table:table-cell>
          <table:table-cell office:value-type="float" office:value="0.248081336567873" calcext:value-type="float">
            <text:p><text:s text:c="3"/>0,25</text:p>
          </table:table-cell>
          <table:table-cell office:value-type="float" office:value="0.184881351504933" calcext:value-type="float">
            <text:p><text:s text:c="3"/>0,18</text:p>
          </table:table-cell>
          <table:table-cell office:value-type="float" office:value="0.154981759993202" calcext:value-type="float">
            <text:p><text:s text:c="3"/>0,15</text:p>
          </table:table-cell>
          <table:table-cell office:value-type="float" office:value="0.161997355484593" calcext:value-type="float">
            <text:p><text:s text:c="3"/>0,16</text:p>
          </table:table-cell>
          <table:table-cell office:value-type="float" office:value="0.156826510785994" calcext:value-type="float">
            <text:p><text:s text:c="3"/>0,16</text:p>
          </table:table-cell>
          <table:table-cell office:value-type="float" office:value="0.198858270801732" calcext:value-type="float">
            <text:p><text:s text:c="3"/>0,20</text:p>
          </table:table-cell>
          <table:table-cell office:value-type="string" calcext:value-type="string">
            <text:p><text:s text:c="5"/>Construção civil</text:p>
          </table:table-cell>
          <table:table-cell office:value-type="float" office:value="0.0662812222193048" calcext:value-type="float">
            <text:p>0,0662812222193048</text:p>
          </table:table-cell>
          <table:table-cell office:value-type="float" office:value="0.0630382231646898" calcext:value-type="float">
            <text:p>0,0630382231646898</text:p>
          </table:table-cell>
          <table:table-cell office:value-type="float" office:value="0.0615672794137328" calcext:value-type="float">
            <text:p>0,0615672794137328</text:p>
          </table:table-cell>
          <table:table-cell office:value-type="float" office:value="0.0630944973428432" calcext:value-type="float">
            <text:p>0,0630944973428432</text:p>
          </table:table-cell>
          <table:table-cell office:value-type="float" office:value="0.0801981771169827" calcext:value-type="float">
            <text:p>0,0801981771169827</text:p>
          </table:table-cell>
          <table:table-cell office:value-type="float" office:value="0.0866357894712758" calcext:value-type="float">
            <text:p>0,0866357894712758</text:p>
          </table:table-cell>
          <table:table-cell office:value-type="float" office:value="0.0903557497794493" calcext:value-type="float">
            <text:p>0,0903557497794493</text:p>
          </table:table-cell>
          <table:table-cell office:value-type="float" office:value="0.0943261678929554" calcext:value-type="float">
            <text:p>0,0943261678929554</text:p>
          </table:table-cell>
          <table:table-cell office:value-type="float" office:value="0.0965100396543699" calcext:value-type="float">
            <text:p>0,0965100396543699</text:p>
          </table:table-cell>
          <table:table-cell office:value-type="float" office:value="0.0905827994939415" calcext:value-type="float">
            <text:p>0,0905827994939415</text:p>
          </table:table-cell>
        </table:table-row>
        <table:table-row table:style-name="ro1">
          <table:table-cell table:number-columns-repeated="43"/>
          <table:table-cell table:style-name="ce13" office:value-type="string" calcext:value-type="string" table:number-columns-spanned="1" table:number-rows-spanned="2">
            <text:p><text:s text:c="5"/>Fabricação e refino de óleos vegetais e de gorduras para alimentação</text:p>
          </table:table-cell>
          <table:table-cell table:style-name="ce19" office:value-type="float" office:value="0.284485443914158" calcext:value-type="float" table:number-columns-spanned="1" table:number-rows-spanned="2">
            <text:p><text:s text:c="3"/>0,28</text:p>
          </table:table-cell>
          <table:table-cell table:style-name="ce19" office:value-type="float" office:value="0.339602251356835" calcext:value-type="float" table:number-columns-spanned="1" table:number-rows-spanned="2">
            <text:p><text:s text:c="3"/>0,34</text:p>
          </table:table-cell>
          <table:table-cell table:style-name="ce19" office:value-type="float" office:value="0.528869136975365" calcext:value-type="float" table:number-columns-spanned="1" table:number-rows-spanned="2">
            <text:p><text:s text:c="3"/>0,53</text:p>
          </table:table-cell>
          <table:table-cell table:style-name="ce19" office:value-type="float" office:value="0.37808312700663" calcext:value-type="float" table:number-columns-spanned="1" table:number-rows-spanned="2">
            <text:p><text:s text:c="3"/>0,38</text:p>
          </table:table-cell>
          <table:table-cell table:style-name="ce19" office:value-type="float" office:value="0.382741439969141" calcext:value-type="float" table:number-columns-spanned="1" table:number-rows-spanned="2">
            <text:p><text:s text:c="3"/>0,38</text:p>
          </table:table-cell>
          <table:table-cell table:style-name="ce19" office:value-type="float" office:value="0.296906839862915" calcext:value-type="float" table:number-columns-spanned="1" table:number-rows-spanned="2">
            <text:p><text:s text:c="3"/>0,30</text:p>
          </table:table-cell>
          <table:table-cell table:style-name="ce19" office:value-type="float" office:value="0.291296571621664" calcext:value-type="float" table:number-columns-spanned="1" table:number-rows-spanned="2">
            <text:p><text:s text:c="3"/>0,29</text:p>
          </table:table-cell>
          <table:table-cell table:style-name="ce19" office:value-type="float" office:value="0.369978678676381" calcext:value-type="float" table:number-columns-spanned="1" table:number-rows-spanned="2">
            <text:p><text:s text:c="3"/>0,37</text:p>
          </table:table-cell>
          <table:table-cell table:style-name="ce19" office:value-type="float" office:value="0.421091981422271" calcext:value-type="float" table:number-columns-spanned="1" table:number-rows-spanned="2">
            <text:p><text:s text:c="3"/>0,42</text:p>
          </table:table-cell>
          <table:table-cell table:style-name="ce19" office:value-type="float" office:value="0.449630726384227" calcext:value-type="float" table:number-columns-spanned="1" table:number-rows-spanned="2">
            <text:p><text:s text:c="3"/>0,45</text:p>
          </table:table-cell>
          <table:table-cell table:number-columns-repeated="11"/>
        </table:table-row>
        <table:table-row table:style-name="ro1">
          <table:table-cell table:number-columns-repeated="43"/>
          <table:covered-table-cell table:style-name="ce14"/>
          <table:covered-table-cell table:number-columns-repeated="10" table:style-name="ce12"/>
          <table:table-cell table:number-columns-repeated="11"/>
        </table:table-row>
        <table:table-row table:style-name="ro1">
          <table:table-cell table:number-columns-repeated="43"/>
          <table:table-cell office:value-type="string" calcext:value-type="string">
            <text:p><text:s text:c="5"/>Outras indústrias alimentares e de bebidas</text:p>
          </table:table-cell>
          <table:table-cell office:value-type="float" office:value="1.05678417768429" calcext:value-type="float">
            <text:p><text:s text:c="3"/>1,06</text:p>
          </table:table-cell>
          <table:table-cell office:value-type="float" office:value="1.18865113873302" calcext:value-type="float">
            <text:p><text:s text:c="3"/>1,19</text:p>
          </table:table-cell>
          <table:table-cell office:value-type="float" office:value="1.33371440378075" calcext:value-type="float">
            <text:p><text:s text:c="3"/>1,33</text:p>
          </table:table-cell>
          <table:table-cell office:value-type="float" office:value="1.3113886153358" calcext:value-type="float">
            <text:p><text:s text:c="3"/>1,31</text:p>
          </table:table-cell>
          <table:table-cell office:value-type="float" office:value="1.25742475127977" calcext:value-type="float">
            <text:p><text:s text:c="3"/>1,26</text:p>
          </table:table-cell>
          <table:table-cell office:value-type="float" office:value="1.20874229155849" calcext:value-type="float">
            <text:p><text:s text:c="3"/>1,21</text:p>
          </table:table-cell>
          <table:table-cell office:value-type="float" office:value="1.19291410588661" calcext:value-type="float">
            <text:p><text:s text:c="3"/>1,19</text:p>
          </table:table-cell>
          <table:table-cell office:value-type="float" office:value="1.18086099723081" calcext:value-type="float">
            <text:p><text:s text:c="3"/>1,18</text:p>
          </table:table-cell>
          <table:table-cell office:value-type="float" office:value="1.19881315363711" calcext:value-type="float">
            <text:p><text:s text:c="3"/>1,20</text:p>
          </table:table-cell>
          <table:table-cell office:value-type="float" office:value="1.17670409035838" calcext:value-type="float">
            <text:p><text:s text:c="3"/>1,18</text:p>
          </table:table-cell>
          <table:table-cell table:number-columns-repeated="11"/>
        </table:table-row>
        <table:table-row table:style-name="ro1">
          <table:table-cell table:number-columns-repeated="43"/>
          <table:table-cell office:value-type="string" calcext:value-type="string">
            <text:p><text:s text:c="5"/>Indústrias diversas</text:p>
          </table:table-cell>
          <table:table-cell office:value-type="float" office:value="0.704054152807232" calcext:value-type="float">
            <text:p><text:s text:c="3"/>0,70</text:p>
          </table:table-cell>
          <table:table-cell office:value-type="float" office:value="0.675197210155331" calcext:value-type="float">
            <text:p><text:s text:c="3"/>0,68</text:p>
          </table:table-cell>
          <table:table-cell office:value-type="float" office:value="0.658189364050563" calcext:value-type="float">
            <text:p><text:s text:c="3"/>0,66</text:p>
          </table:table-cell>
          <table:table-cell office:value-type="float" office:value="0.721383020723089" calcext:value-type="float">
            <text:p><text:s text:c="3"/>0,72</text:p>
          </table:table-cell>
          <table:table-cell office:value-type="float" office:value="0.694933298557023" calcext:value-type="float">
            <text:p><text:s text:c="3"/>0,69</text:p>
          </table:table-cell>
          <table:table-cell office:value-type="float" office:value="0.571733930282159" calcext:value-type="float">
            <text:p><text:s text:c="3"/>0,57</text:p>
          </table:table-cell>
          <table:table-cell office:value-type="float" office:value="0.488667725294501" calcext:value-type="float">
            <text:p><text:s text:c="3"/>0,49</text:p>
          </table:table-cell>
          <table:table-cell office:value-type="float" office:value="0.471108452184983" calcext:value-type="float">
            <text:p><text:s text:c="3"/>0,47</text:p>
          </table:table-cell>
          <table:table-cell office:value-type="float" office:value="0.460885931970681" calcext:value-type="float">
            <text:p><text:s text:c="3"/>0,46</text:p>
          </table:table-cell>
          <table:table-cell office:value-type="float" office:value="0.435229911333417" calcext:value-type="float">
            <text:p><text:s text:c="3"/>0,44</text:p>
          </table:table-cell>
          <table:table-cell table:number-columns-repeated="11"/>
        </table:table-row>
        <table:table-row table:style-name="ro1">
          <table:table-cell table:number-columns-repeated="43"/>
          <table:table-cell office:value-type="string" calcext:value-type="string">
            <text:p><text:s text:c="5"/>Serviços industriais de utilidade pública</text:p>
          </table:table-cell>
          <table:table-cell office:value-type="float" office:value="2.67128474524195" calcext:value-type="float">
            <text:p><text:s text:c="3"/>2,67</text:p>
          </table:table-cell>
          <table:table-cell office:value-type="float" office:value="2.56034751878278" calcext:value-type="float">
            <text:p><text:s text:c="3"/>2,56</text:p>
          </table:table-cell>
          <table:table-cell office:value-type="float" office:value="3.03169689267321" calcext:value-type="float">
            <text:p><text:s text:c="3"/>3,03</text:p>
          </table:table-cell>
          <table:table-cell office:value-type="float" office:value="3.11306916320899" calcext:value-type="float">
            <text:p><text:s text:c="3"/>3,11</text:p>
          </table:table-cell>
          <table:table-cell office:value-type="float" office:value="3.02997263441815" calcext:value-type="float">
            <text:p><text:s text:c="3"/>3,03</text:p>
          </table:table-cell>
          <table:table-cell office:value-type="float" office:value="2.67488830009596" calcext:value-type="float">
            <text:p><text:s text:c="3"/>2,67</text:p>
          </table:table-cell>
          <table:table-cell office:value-type="float" office:value="2.74536132973746" calcext:value-type="float">
            <text:p><text:s text:c="3"/>2,75</text:p>
          </table:table-cell>
          <table:table-cell office:value-type="float" office:value="2.75250326458314" calcext:value-type="float">
            <text:p><text:s text:c="3"/>2,75</text:p>
          </table:table-cell>
          <table:table-cell office:value-type="float" office:value="2.77360889410731" calcext:value-type="float">
            <text:p><text:s text:c="3"/>2,77</text:p>
          </table:table-cell>
          <table:table-cell office:value-type="float" office:value="2.85965908648007" calcext:value-type="float">
            <text:p><text:s text:c="3"/>2,86</text:p>
          </table:table-cell>
          <table:table-cell table:number-columns-repeated="11"/>
        </table:table-row>
        <table:table-row table:style-name="ro1">
          <table:table-cell table:number-columns-repeated="43"/>
          <table:table-cell office:value-type="string" calcext:value-type="string">
            <text:p><text:s text:c="5"/>Construção civil</text:p>
          </table:table-cell>
          <table:table-cell office:value-type="float" office:value="7.76335195707445" calcext:value-type="float">
            <text:p><text:s text:c="3"/>7,76</text:p>
          </table:table-cell>
          <table:table-cell office:value-type="float" office:value="7.11570874613162" calcext:value-type="float">
            <text:p><text:s text:c="3"/>7,12</text:p>
          </table:table-cell>
          <table:table-cell office:value-type="float" office:value="7.62942556627567" calcext:value-type="float">
            <text:p><text:s text:c="3"/>7,63</text:p>
          </table:table-cell>
          <table:table-cell office:value-type="float" office:value="8.26475177298229" calcext:value-type="float">
            <text:p><text:s text:c="3"/>8,26</text:p>
          </table:table-cell>
          <table:table-cell office:value-type="float" office:value="9.15118307900321" calcext:value-type="float">
            <text:p><text:s text:c="3"/>9,15</text:p>
          </table:table-cell>
          <table:table-cell office:value-type="float" office:value="9.21765305557852" calcext:value-type="float">
            <text:p><text:s text:c="3"/>9,22</text:p>
          </table:table-cell>
          <table:table-cell office:value-type="float" office:value="9.51741360557314" calcext:value-type="float">
            <text:p><text:s text:c="3"/>9,52</text:p>
          </table:table-cell>
          <table:table-cell office:value-type="float" office:value="9.91248082436487" calcext:value-type="float">
            <text:p><text:s text:c="3"/>9,91</text:p>
          </table:table-cell>
          <table:table-cell office:value-type="float" office:value="10.1453047770604" calcext:value-type="float">
            <text:p><text:s text:c="3"/>10,15</text:p>
          </table:table-cell>
          <table:table-cell office:value-type="float" office:value="9.49409418805628" calcext:value-type="float">
            <text:p><text:s text:c="3"/>9,4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</number:number-style>
    <number:number-style style:name="N114">
      <number:text>-R$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</number:number-style>
    <number:number-style style:name="N116">
      <number:text>-R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R$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5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R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("> R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R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 loext:blank-width-char=")1">-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3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4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R$ </number:text>
      <number:fill-character> </number:fill-character>
      <number:text loext:blank-width-char=")1">- 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3">
      <number:text loext:blank-width-char="("> </number:text>
      <number:text-content/>
      <number:text loext:blank-width-char=")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min-integer-digits="1"/>
      <number:text loext:blank-width-char=")"> </number:text>
    </number:number-style>
    <number:number-style style:name="N145">
      <number:number number:decimal-places="1" number:min-decimal-places="1" number:min-integer-digits="1"/>
    </number:number-style>
    <number:number-style style:name="N146">
      <number:number number:decimal-places="0" number:min-decimal-places="0" number:min-integer-digits="1"/>
      <number:text loext:blank-width-char=")"> </number:text>
    </number:number-style>
    <number:number-style style:name="N147">
      <number:number number:decimal-places="1" number:min-decimal-places="1" number:min-integer-digits="1" number:grouping="true"/>
    </number:number-style>
    <number:number-style style:name="N148">
      <number:number number:decimal-places="0" number:min-decimal-places="0" number:min-integer-digits="1">
        <number:embedded-text number:position="3"> </number:embedded-text>
      </number:number>
    </number:number-style>
    <number:number-style style:name="N14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1">
      <number:number number:decimal-places="3" number:min-decimal-places="3" number:min-integer-digits="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3P0" style:volatile="true">
      <number:text loext:blank-width-char="("> </number:text>
      <number:fill-character> </number:fill-character>
      <number:number number:decimal-places="1" number:min-decimal-places="1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1" number:min-decimal-places="1" number:min-integer-digits="1" number:grouping="true"/>
      <number:text loext:blank-width-char=")"> </number:text>
    </number:number-style>
    <number:number-style style:name="N15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54P0"/>
    </number:number-style>
    <number:number-style style:name="N15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6">
      <number:number number:decimal-places="2" number:min-decimal-places="2" number:min-integer-digits="1"/>
      <number:text loext:blank-width-char=")"> </number:text>
    </number:number-style>
    <number:number-style style:name="N157">
      <number:number number:decimal-places="4" number:min-decimal-places="4" number:min-integer-digits="1"/>
    </number:number-style>
    <number:number-style style:name="N158">
      <number:number number:decimal-places="5" number:min-decimal-places="5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3" number:min-decimal-places="3" number:min-integer-digits="1" number:grouping="true"/>
    </number:number-style>
    <number:number-style style:name="N161">
      <number:number number:decimal-places="4" number:min-decimal-places="4" number:min-integer-digits="1" number:grouping="true"/>
    </number:number-style>
    <number:number-style style:name="N162">
      <number:number number:decimal-places="8" number:min-decimal-places="8" number:min-integer-digits="1"/>
    </number:number-style>
    <number:number-style style:name="N163">
      <number:number number:decimal-places="7" number:min-decimal-places="7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number:number-style style:name="N165">
      <number:number number:decimal-places="10" number:min-decimal-places="10" number:min-integer-digits="1"/>
    </number:number-style>
    <number:number-style style:name="N166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7P0" style:volatile="true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7">
      <number:text>(-) </number:text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67P0"/>
    </number:number-style>
    <number:number-style style:name="N168P0" style:volatile="true">
      <number:text loext:blank-width-char="("> </number:text>
      <number:fill-character> </number:fill-character>
      <number:number number:decimal-places="4" number:min-decimal-places="4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12" number:min-decimal-places="6" number:decimal-replacement="" number:min-integer-digits="0">
        <number:embedded-text number:position="-4"> </number:embedded-text>
        <number:embedded-text number:position="-7"> </number:embedded-text>
        <number:embedded-text number:position="-10"> </number:embedded-text>
      </number:number>
    </number:number-style>
    <number:number-style style:name="N169">
      <number:text>(-) </number:text>
      <number:number number:decimal-places="12" number:min-decimal-places="6" number:decimal-replacement="" number:min-integer-digits="0">
        <number:embedded-text number:position="-4"> </number:embedded-text>
        <number:embedded-text number:position="-7"> </number:embedded-text>
        <number:embedded-text number:position="-10"> </number:embedded-text>
      </number:number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70">
      <number:text>(-) </number:text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style:map style:condition="value()&gt;=0" style:apply-style-name="N170P0"/>
    </number:number-style>
    <number:number-style style:name="N171P0" style:volatile="true">
      <number:text loext:blank-width-char="("> </number:text>
      <number:fill-character> </number:fill-character>
      <number:number number:decimal-places="3" number:min-decimal-places="3" number:min-integer-digits="1" number:grouping="true"/>
      <number:text loext:blank-width-char=")"> </number:text>
    </number:number-style>
    <number:number-style style:name="N171P1" style:volatile="true">
      <number:text loext:blank-width-char="("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7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 loext:blank-width-char="("> </number:text>
      <number:fill-character> </number:fill-character>
      <number:number number:decimal-places="5" number:min-decimal-places="5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3">
      <number:text>(-) </number:text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73P0"/>
    </number:number-style>
    <number:number-style style:name="N174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75P0" style:volatile="true">
      <number:number number:decimal-places="2" number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75">
      <number:text>(-) </number:text>
      <number:number number:decimal-places="2" number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style:map style:condition="value()&gt;=0" style:apply-style-name="N175P0"/>
    </number:number-style>
    <number:number-style style:name="N176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</number:text>
    </number:number-style>
    <number:number-style style:name="N177P0" style:volatile="true">
      <number:number number:decimal-places="2" number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7">
      <number:text>(-) </number:text>
      <number:number number:decimal-places="2" number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78">
      <number:text>(-)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78P0"/>
    </number:number-style>
    <number:number-style style:name="N179P0" style:volatile="true">
      <number:number number:decimal-places="0" number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79">
      <number:text>(-) </number:text>
      <number:number number:decimal-places="0" number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/>
      <number:text loext:blank-width-char=")"> </number:text>
    </number:number-style>
    <number:number-style style:name="N180">
      <number:text>(</number:text>
      <number:number number:decimal-places="0" number:min-decimal-places="0" number:min-integer-digits="1"/>
      <number:text>)</number:text>
      <style:map style:condition="value()&gt;=0" style:apply-style-name="N180P0"/>
    </number:number-style>
    <number:number-style style:name="N181">
      <number:number number:decimal-places="0" number:min-decimal-places="0" number:min-integer-digits="2"/>
    </number:number-style>
    <number:number-style style:name="N182P0" style:volatile="true">
      <number:number number:decimal-places="2" number:min-decimal-places="2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82">
      <number:text>(-) </number:text>
      <number:number number:decimal-places="2" number:min-decimal-places="2" number:min-integer-digits="2"/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83">
      <number:text>(-)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83P0"/>
    </number:number-style>
    <number:number-style style:name="N18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4">
      <number:text loext:blank-width-char="("> </number:text>
      <number:text-content/>
      <number:text loext:blank-width-char=")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 loext:blank-width-char="("> </number:text>
      <number:fill-character> </number:fill-character>
      <number:number number:decimal-places="1" number:min-decimal-places="1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10114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8:09:43.690026000</meta:creation-date>
    <dc:date>2025-11-08T19:55:41.080444500</dc:date>
    <meta:editing-duration>PT56M37S</meta:editing-duration>
    <meta:editing-cycles>8</meta:editing-cycles>
    <meta:generator>LibreOffice/25.2.6.1$Windows_X86_64 LibreOffice_project/13f8d05e475a6b6572cdd8fe3af1421c659c51c2</meta:generator>
    <meta:document-statistic meta:table-count="2" meta:cell-count="1546" meta:object-count="0"/>
  </office:meta>
</office:document-meta>
</file>